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</office:font-face-decls>
  <office:automatic-styles>
    <style:style style:family="table-column" style:name="co1">
      <style:table-column-properties fo:break-before="auto" style:column-width="60.13mm"/>
    </style:style>
    <style:style style:family="table-column" style:name="co2">
      <style:table-column-properties fo:break-before="auto" style:column-width="28.8mm"/>
    </style:style>
    <style:style style:family="table-column" style:name="co3">
      <style:table-column-properties fo:break-before="auto" style:column-width="17.74mm"/>
    </style:style>
    <style:style style:family="table-column" style:name="co4">
      <style:table-column-properties fo:break-before="auto" style:column-width="26.85mm"/>
    </style:style>
    <style:style style:family="table-column" style:name="co5">
      <style:table-column-properties fo:break-before="auto" style:column-width="9.23mm"/>
    </style:style>
    <style:style style:family="table-column" style:name="co6">
      <style:table-column-properties fo:break-before="auto" style:column-width="26.02mm"/>
    </style:style>
    <style:style style:family="table-column" style:name="co7">
      <style:table-column-properties fo:break-before="auto" style:column-width="20.97mm"/>
    </style:style>
    <style:style style:family="table-column" style:name="co8">
      <style:table-column-properties fo:break-before="auto" style:column-width="32.72mm"/>
    </style:style>
    <style:style style:family="table-row" style:name="ro1">
      <style:table-row-properties fo:break-before="auto" style:use-optimal-row-height="false" style:row-height="4.76mm"/>
    </style:style>
    <style:style style:family="table-row" style:name="ro2">
      <style:table-row-properties fo:break-before="auto" style:use-optimal-row-height="false" style:row-height="14.02mm"/>
    </style:style>
    <style:style style:family="table-row" style:name="ro3">
      <style:table-row-properties fo:break-before="auto" style:use-optimal-row-height="false" style:row-height="17.99mm"/>
    </style:style>
    <style:style style:family="table-row" style:name="ro4">
      <style:table-row-properties fo:break-before="auto" style:use-optimal-row-height="false" style:row-height="4.5mm"/>
    </style:style>
    <style:style style:family="table-row" style:name="ro5">
      <style:table-row-properties fo:break-before="auto" style:use-optimal-row-height="false" style:row-height="4.5mm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Default" style:name="ce1">
      <style:table-cell-properties fo:padding="0.71mm" fo:border-left="1.76pt solid #313739" fo:border-top="1.76pt solid #313739" fo:border-right="none" style:diagonal-tl-br="none" fo:border-bottom="1.76pt solid #313739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71mm"/>
    </style:style>
    <style:style style:family="table-cell" style:parent-style-name="Default" style:name="ce3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5">
      <style:table-cell-properties fo:padding="0.71mm" fo:border-left="1.76pt solid #313739" fo:border-top="1.76pt solid #313739" fo:border-right="none" style:diagonal-tl-br="none" fo:border-bottom="none" style:diagonal-bl-tr="none" style:rotation-align="none"/>
    </style:style>
    <style:style style:family="table-cell" style:parent-style-name="Default" style:name="ce6">
      <style:table-cell-properties fo:padding="0.71mm" fo:border-left="1.76pt solid #313739" fo:border-top="none" fo:border-right="none" style:diagonal-tl-br="none" fo:border-bottom="none" style:diagonal-bl-tr="none" style:rotation-align="none"/>
    </style:style>
    <style:style style:family="table-cell" style:parent-style-name="Default" style:name="ce7">
      <style:table-cell-properties fo:padding="0.71mm" fo:border-left="1.76pt solid #313739" fo:border-top="none" fo:border-right="none" style:diagonal-tl-br="none" fo:border-bottom="1.76pt solid #313739" style:diagonal-bl-tr="none" style:rotation-align="none"/>
    </style:style>
    <style:style style:family="table-cell" style:parent-style-name="Default" style:name="ce8">
      <style:table-cell-properties fo:padding="0.71mm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Default" style:name="ce9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71mm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lign="none" style:rotation-angle="0"/>
      <style:paragraph-properties fo:margin-left="0mm" style:writing-mode="page" css3t:text-justify="auto"/>
    </style:style>
    <style:style style:family="table-cell" style:parent-style-name="Default" style:name="ce12">
      <style:table-cell-properties style:glyph-orientation-vertical="0" fo:padding="0.71mm" style:text-align-source="value-type" style:direction="ltr" style:repeat-content="false" style:shrink-to-fit="false" fo:wrap-option="wrap" style:vertical-align="top" ns41:vertical-justify="auto" style:rotation-align="none" style:rotation-angle="0"/>
      <style:paragraph-properties fo:margin-left="0mm" style:writing-mode="page" css3t:text-justify="auto"/>
    </style:style>
    <style:style style:family="table-cell" style:parent-style-name="Default" style:name="ce13">
      <style:table-cell-properties fo:padding="0.71mm" fo:border-left="none" fo:border-top="none" fo:border-right="none" style:diagonal-tl-br="none" fo:border-bottom="1.76pt solid #313739" style:diagonal-bl-tr="none" style:rotation-align="none"/>
    </style:style>
    <style:style style:family="table-cell" style:parent-style-name="Default" style:name="ce14">
      <style:table-cell-properties style:glyph-orientation-vertical="0" fo:padding="0.71mm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71mm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fo:padding="0.71mm" fo:border-left="none" fo:border-top="1.76pt solid #313739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71mm" fo:border-left="none" fo:border-top="1.76pt solid #313739" fo:border-right="1.76pt solid #313739" style:diagonal-tl-br="none" fo:border-bottom="none" style:diagonal-bl-tr="none" style:rotation-align="none"/>
    </style:style>
    <style:style style:family="table-cell" style:parent-style-name="Default" style:name="ce18">
      <style:table-cell-properties fo:padding="0.71mm" fo:border-left="none" fo:border-top="none" fo:border-right="1.76pt solid #313739" style:diagonal-tl-br="none" fo:border-bottom="none" style:diagonal-bl-tr="none" style:rotation-align="none"/>
    </style:style>
    <style:style style:family="table-cell" style:parent-style-name="Default" style:name="ce19">
      <style:table-cell-properties fo:padding="0.71mm" fo:border-left="none" fo:border-top="none" fo:border-right="1.76pt solid #313739" style:diagonal-tl-br="none" fo:border-bottom="1.76pt solid #313739" style:diagonal-bl-tr="none" style:rotation-align="none"/>
    </style:style>
    <style:style style:family="table-cell" style:parent-style-name="Default" style:name="ce20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23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71mm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71mm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71mm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fo:padding="0.71mm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40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71mm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26mm" fo:padding-right="0.56mm" draw:shadow="hidden" svg:stroke-linecap="square" draw:auto-grow-height="false" draw:textarea-horizontal-align="justify" fo:padding-top="0.56mm" draw:shadow-offset-x="1mm" draw:marker-start-width="2mm" fo:padding-bottom="0.56mm" draw:caption-escape-direction="auto" fo:min-width="39.95mm" fo:min-height="41.59mm" draw:shadow-offset-y="1mm" draw:marker-start-center="false" draw:auto-grow-width="false" draw:stroke-linejoin="miter" draw:fill="solid" draw:marker-start="Arrowheads_20_1" draw:fill-color="#ffffc0" draw:stroke="solid" fo:padding-left="0.56mm" svg:stroke-color="#000000" draw:shadow-color="#000000" fo:wrap-option="wrap" draw:textarea-vertical-align="top"/>
    </style:style>
    <style:style style:family="graphic" style:name="gr2">
      <style:graphic-properties svg:stroke-width="0.26mm" fo:padding-right="0.56mm" draw:shadow="hidden" svg:stroke-linecap="square" draw:auto-grow-height="false" draw:textarea-horizontal-align="justify" fo:padding-top="0.56mm" draw:shadow-offset-x="1mm" draw:marker-start-width="2mm" fo:padding-bottom="0.56mm" draw:caption-escape-direction="auto" fo:min-width="39.95mm" fo:min-height="41.58mm" draw:shadow-offset-y="1mm" draw:marker-start-center="false" draw:auto-grow-width="false" draw:stroke-linejoin="miter" draw:fill="solid" draw:marker-start="Arrowheads_20_1" draw:fill-color="#ffffc0" draw:stroke="solid" fo:padding-left="0.56m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 table:number-columns-repeated="22"/>
          <table:table-cell table:style-name="ce39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4" table:number-columns-repeated="3"/>
          <table:table-cell/>
          <table:table-cell ns42:value-type="string" table:number-rows-spanned="1" table:style-name="ce20" table:number-columns-spanned="3" office:value-type="string">
            <text:p>Woonhuizen in de gemeente.</text:p>
          </table:table-cell>
          <table:covered-table-cell table:style-name="ce22" table:number-columns-repeated="2"/>
          <table:table-cell ns42:value-type="string" table:style-name="ce24" office:value-type="string">
            <text:p>Bewoonde schepen.</text:p>
          </table:table-cell>
          <table:table-cell ns42:value-type="string" table:style-name="ce24" office:value-type="string">
            <text:p>Bewoonde wagens.</text:p>
          </table:table-cell>
          <table:table-cell ns42:value-type="string" table:number-rows-spanned="2" table:style-name="ce26" table:number-columns-spanned="1" office:value-type="string">
            <text:p>Verdere onbewoonde gebouwen als kerken, scholen, schuren, pakhuizen, enz.</text:p>
          </table:table-cell>
          <table:table-cell ns42:value-type="string" table:style-name="ce24" office:value-type="string">
            <text:p>Bewoonde schepen.</text:p>
          </table:table-cell>
          <table:table-cell ns42:value-type="string" table:style-name="ce24" office:value-type="string">
            <text:p>Bewoonde wagens.</text:p>
          </table:table-cell>
          <table:table-cell ns42:value-type="string" table:number-rows-spanned="1" table:style-name="ce24" table:number-columns-spanned="3" office:value-type="string">
            <text:p>Bevolking die in de gemeente werkelijke woonplaats heeft.</text:p>
          </table:table-cell>
          <table:covered-table-cell table:style-name="ce24" table:number-columns-repeated="2"/>
          <table:table-cell ns42:value-type="string" table:number-rows-spanned="1" table:style-name="ce29" table:number-columns-spanned="2" office:value-type="string">
            <text:p>Tijdelijk aanwezigen.</text:p>
          </table:table-cell>
          <table:covered-table-cell table:style-name="ce29"/>
          <table:table-cell ns42:value-type="string" table:number-rows-spanned="2" table:style-name="ce30" table:number-columns-spanned="1" office:value-type="string">
            <text:p>Telling</text:p>
          </table:table-cell>
          <table:table-cell ns42:value-type="string" table:number-rows-spanned="2" table:style-name="ce35" table:number-columns-spanned="1" office:value-type="string">
            <text:p>Tabel</text:p>
          </table:table-cell>
          <table:table-cell ns42:value-type="string" table:number-rows-spanned="2" table:style-name="ce35" table:number-columns-spanned="1" office:value-type="string">
            <text:p>Pagina</text:p>
          </table:table-cell>
          <table:table-cell ns42:value-type="string" table:number-rows-spanned="2" table:style-name="ce35" table:number-columns-spanned="1" office:value-type="string">
            <text:p>Provincie</text:p>
          </table:table-cell>
          <table:table-cell ns42:value-type="string" table:number-rows-spanned="2" table:style-name="ce40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5" table:number-columns-repeated="3"/>
          <table:table-cell/>
          <table:table-cell ns42:value-type="string" table:style-name="ce21" office:value-type="string">
            <text:p>Bewoonde huizen.</text:p>
          </table:table-cell>
          <table:table-cell ns42:value-type="string" table:style-name="ce23" office:value-type="string">
            <text:p>Onbewoonde woonhuizen.</text:p>
          </table:table-cell>
          <table:table-cell ns42:value-type="string" table:style-name="ce23" office:value-type="string">
            <text:p>Woonhuizen in aanbouw.</text:p>
          </table:table-cell>
          <table:table-cell ns42:value-type="string" table:number-rows-spanned="1" table:style-name="ce25" table:number-columns-spanned="2" office:value-type="string">
            <text:p>waarvan de bewoners werkelijke woonplaats in de gemeente hebben.</text:p>
          </table:table-cell>
          <table:covered-table-cell table:style-name="ce25"/>
          <table:covered-table-cell table:style-name="ce27"/>
          <table:table-cell ns42:value-type="string" table:number-rows-spanned="1" table:style-name="ce25" table:number-columns-spanned="2" office:value-type="string">
            <text:p>Tijdelijk aanwezig.</text:p>
          </table:table-cell>
          <table:covered-table-cell table:style-name="ce25"/>
          <table:table-cell ns42:value-type="string" table:style-name="ce28" office:value-type="string">
            <text:p>Mannen.</text:p>
          </table:table-cell>
          <table:table-cell ns42:value-type="string" table:style-name="ce28" office:value-type="string">
            <text:p>Vrouwen.</text:p>
          </table:table-cell>
          <table:table-cell ns42:value-type="string" table:style-name="ce28" office:value-type="string">
            <text:p>Totaal.</text:p>
          </table:table-cell>
          <table:table-cell ns42:value-type="string" table:style-name="ce28" office:value-type="string">
            <text:p>Mannen.</text:p>
          </table:table-cell>
          <table:table-cell ns42:value-type="string" table:style-name="ce10" office:value-type="string">
            <text:p>Vrouwen.</text:p>
          </table:table-cell>
          <table:covered-table-cell table:style-name="ce31"/>
          <table:covered-table-cell table:style-name="ce36" table:number-columns-repeated="3"/>
          <table:covered-table-cell table:style-name="ce4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</table:table-cell>
          <table:table-cell ns42:value-type="string" table:style-name="ce11" office:value-type="string">
            <text:p>Kom</text:p>
          </table:table-cell>
          <table:table-cell ns42:value-type="string" table:style-name="ce16" office:value-type="string">
            <text:p>A</text:p>
          </table:table-cell>
          <table:table-cell table:style-name="ce16"/>
          <table:table-cell ns42:value-type="string" table:style-name="ce17" office:value-type="string">
            <text:p>Huizen</text:p>
          </table:table-cell>
          <table:table-cell/>
          <table:table-cell ns42:value-type="float" table:style-name="ce5" office:value="93" office:value-type="float">
            <text:p>93</text:p>
          </table:table-cell>
          <table:table-cell ns42:value-type="float" office:value="6" table:style-name="ce16" table:number-columns-repeated="2" office:value-type="float">
            <text:p>6</text:p>
          </table:table-cell>
          <table:table-cell table:style-name="ce16" table:number-columns-repeated="2"/>
          <table:table-cell ns42:value-type="float" table:style-name="ce16" office:value="3" office:value-type="float">
            <text:p>3</text:p>
          </table:table-cell>
          <table:table-cell table:style-name="ce16" table:number-columns-repeated="2"/>
          <table:table-cell ns42:value-type="float" table:style-name="ce16" office:value="166" office:value-type="float">
            <text:p>166</text:p>
          </table:table-cell>
          <table:table-cell ns42:value-type="float" table:style-name="ce16" office:value="213" office:value-type="float">
            <text:p>213</text:p>
          </table:table-cell>
          <table:table-cell ns42:value-type="float" table:style-name="ce16" office:value="379" office:value-type="float">
            <text:p>379</text:p>
          </table:table-cell>
          <table:table-cell ns42:value-type="float" table:style-name="ce16" office:value="18" office:value-type="float">
            <text:p>18</text:p>
          </table:table-cell>
          <table:table-cell ns42:value-type="float" table:style-name="ce17" office:value="7" office:value-type="float">
            <text:p>7</text:p>
          </table:table-cell>
          <table:table-cell ns42:value-type="string" table:style-name="ce32" office:value-type="string">
            <text:p>VT_1899</text:p>
          </table:table-cell>
          <table:table-cell ns42:value-type="string" table:style-name="ce37" office:value-type="string">
            <text:p>06_D1</text:p>
          </table:table-cell>
          <table:table-cell ns42:value-type="float" table:style-name="ce37" office:value="4" office:value-type="float">
            <text:p>4</text:p>
          </table:table-cell>
          <table:table-cell ns42:value-type="string" table:style-name="ce37" office:value-type="string">
            <text:p>UT</text:p>
          </table:table-cell>
          <table:table-cell ns42:value-type="string" table:style-name="ce42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28" office:value-type="float">
            <text:p>28</text:p>
          </table:table-cell>
          <table:table-cell ns42:value-type="float" office:value="34" office:value-type="float">
            <text:p>34</text:p>
          </table:table-cell>
          <table:table-cell ns42:value-type="float" office:value="62" office:value-type="float">
            <text:p>6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5" office:value-type="float">
            <text:p>9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98" table:number-columns-repeated="2" office:value-type="float">
            <text:p>198</text:p>
          </table:table-cell>
          <table:table-cell ns42:value-type="float" office:value="396" office:value-type="float">
            <text:p>396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4" office:value-type="float">
            <text:p>204</text:p>
          </table:table-cell>
          <table:table-cell ns42:value-type="float" office:value="10" office:value-type="float">
            <text:p>10</text:p>
          </table:table-cell>
          <table:table-cell ns42:value-type="float" office:value="6" office:value-type="float">
            <text:p>6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397" office:value-type="float">
            <text:p>397</text:p>
          </table:table-cell>
          <table:table-cell ns42:value-type="float" office:value="446" office:value-type="float">
            <text:p>446</text:p>
          </table:table-cell>
          <table:table-cell ns42:value-type="float" office:value="843" office:value-type="float">
            <text:p>843</text:p>
          </table:table-cell>
          <table:table-cell ns42:value-type="float" table:style-name="ce2" office:value="29" office:value-type="float">
            <text:p>29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6" office:value-type="float">
            <text:p>26</text:p>
          </table:table-cell>
          <table:table-cell ns42:value-type="float" office:value="33" office:value-type="float">
            <text:p>33</text:p>
          </table:table-cell>
          <table:table-cell ns42:value-type="float" office:value="59" office:value-type="float">
            <text:p>5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40" office:value-type="float">
            <text:p>40</text:p>
          </table:table-cell>
          <table:table-cell ns42:value-type="float" office:value="39" office:value-type="float">
            <text:p>39</text:p>
          </table:table-cell>
          <table:table-cell ns42:value-type="float" office:value="79" office:value-type="float">
            <text:p>79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8" office:value-type="float">
            <text:p>5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65" office:value-type="float">
            <text:p>165</text:p>
          </table:table-cell>
          <table:table-cell ns42:value-type="float" office:value="186" office:value-type="float">
            <text:p>186</text:p>
          </table:table-cell>
          <table:table-cell ns42:value-type="float" office:value="351" office:value-type="float">
            <text:p>35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l. Baambrug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" office:value-type="float">
            <text:p>20</text:p>
          </table:table-cell>
          <table:table-cell ns42:value-type="float" office:value="21" office:value-type="float">
            <text:p>21</text:p>
          </table:table-cell>
          <table:table-cell ns42:value-type="float" office:value="41" office:value-type="float">
            <text:p>41</text:p>
          </table:table-cell>
          <table:table-cell/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7" office:value-type="float">
            <text:p>27</text:p>
          </table:table-cell>
          <table:table-cell ns42:value-type="float" office:value="28" office:value-type="float">
            <text:p>28</text:p>
          </table:table-cell>
          <table:table-cell ns42:value-type="float" office:value="55" office:value-type="float">
            <text:p>5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33" office:value-type="float">
            <text:p>33</text:p>
          </table:table-cell>
          <table:table-cell ns42:value-type="float" office:value="42" office:value-type="float">
            <text:p>42</text:p>
          </table:table-cell>
          <table:table-cell ns42:value-type="float" office:value="75" office:value-type="float">
            <text:p>7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 ns42:value-type="float" office:value="7" office:value-type="float">
            <text:p>7</text:p>
          </table:table-cell>
          <table:table-cell/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8" office:value-type="float">
            <text:p>8</text:p>
          </table:table-cell>
          <table:table-cell ns42:value-type="float" office:value="22" office:value-type="float">
            <text:p>2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7" office:value-type="float">
            <text:p>127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339" office:value-type="float">
            <text:p>339</text:p>
          </table:table-cell>
          <table:table-cell ns42:value-type="float" office:value="372" office:value-type="float">
            <text:p>372</text:p>
          </table:table-cell>
          <table:table-cell ns42:value-type="float" office:value="711" office:value-type="float">
            <text:p>711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31" office:value-type="float">
            <text:p>331</text:p>
          </table:table-cell>
          <table:table-cell ns42:value-type="float" office:value="13" office:value-type="float">
            <text:p>13</text:p>
          </table:table-cell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8" office:value-type="float">
            <text:p>18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737" office:value-type="float">
            <text:p>737</text:p>
          </table:table-cell>
          <table:table-cell ns42:value-type="float" office:value="818" office:value-type="float">
            <text:p>818</text:p>
          </table:table-cell>
          <table:table-cell ns42:value-type="float" office:value="1555" office:value-type="float">
            <text:p>1555</text:p>
          </table:table-cell>
          <table:table-cell ns42:value-type="float" table:style-name="ce2" office:value="39" office:value-type="float">
            <text:p>39</text:p>
          </table:table-cell>
          <table:table-cell ns42:value-type="float" table:style-name="ce18" office:value="44" office:value-type="float">
            <text:p>4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3" office:value-type="float">
            <text:p>83</text:p>
          </table:table-cell>
          <table:table-cell ns42:value-type="float" office:value="98" office:value-type="float">
            <text:p>98</text:p>
          </table:table-cell>
          <table:table-cell ns42:value-type="float" office:value="181" office:value-type="float">
            <text:p>18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6" office:value-type="float">
            <text:p>66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43" office:value-type="float">
            <text:p>143</text:p>
          </table:table-cell>
          <table:table-cell ns42:value-type="float" office:value="144" office:value-type="float">
            <text:p>144</text:p>
          </table:table-cell>
          <table:table-cell ns42:value-type="float" office:value="287" office:value-type="float">
            <text:p>287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cht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5" office:value-type="float">
            <text:p>75</text:p>
          </table:table-cell>
          <table:table-cell ns42:value-type="float" office:value="69" office:value-type="float">
            <text:p>69</text:p>
          </table:table-cell>
          <table:table-cell ns42:value-type="float" office:value="144" office:value-type="float">
            <text:p>14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Jaagpa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5" office:value-type="float">
            <text:p>85</text:p>
          </table:table-cell>
          <table:table-cell ns42:value-type="float" office:value="79" office:value-type="float">
            <text:p>79</text:p>
          </table:table-cell>
          <table:table-cell ns42:value-type="float" office:value="164" office:value-type="float">
            <text:p>16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oppel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27" office:value-type="float">
            <text:p>27</text:p>
          </table:table-cell>
          <table:table-cell ns42:value-type="float" office:value="49" office:value-type="float">
            <text:p>4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3" office:value-type="float">
            <text:p>203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09" office:value-type="float">
            <text:p>409</text:p>
          </table:table-cell>
          <table:table-cell ns42:value-type="float" office:value="419" office:value-type="float">
            <text:p>419</text:p>
          </table:table-cell>
          <table:table-cell ns42:value-type="float" office:value="828" office:value-type="float">
            <text:p>828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26" office:value-type="float">
            <text:p>126</text:p>
          </table:table-cell>
          <table:table-cell ns42:value-type="float" office:value="132" office:value-type="float">
            <text:p>132</text:p>
          </table:table-cell>
          <table:table-cell ns42:value-type="float" office:value="258" office:value-type="float">
            <text:p>25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eg Voetang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40" office:value-type="float">
            <text:p>40</text:p>
          </table:table-cell>
          <table:table-cell ns42:value-type="float" office:value="81" office:value-type="float">
            <text:p>8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eg Voetangel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inkel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70" office:value-type="float">
            <text:p>70</text:p>
          </table:table-cell>
          <table:table-cell ns42:value-type="float" office:value="71" office:value-type="float">
            <text:p>71</text:p>
          </table:table-cell>
          <table:table-cell ns42:value-type="float" office:value="141" office:value-type="float">
            <text:p>14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warska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1" office:value-type="float">
            <text:p>11</text:p>
          </table:table-cell>
          <table:table-cell ns42:value-type="float" office:value="29" office:value-type="float">
            <text:p>2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0" office:value-type="float">
            <text:p>20</text:p>
          </table:table-cell>
          <table:table-cell ns42:value-type="float" office:value="25" office:value-type="float">
            <text:p>25</text:p>
          </table:table-cell>
          <table:table-cell ns42:value-type="float" office:value="45" office:value-type="float">
            <text:p>4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3" office:value-type="float">
            <text:p>13</text:p>
          </table:table-cell>
          <table:table-cell ns42:value-type="float" office:value="25" office:value-type="float">
            <text:p>25</text:p>
          </table:table-cell>
          <table:table-cell ns42:value-type="float" office:value="38" office:value-type="float">
            <text:p>3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ns42:value-type="float" office:value="7" office:value-type="float">
            <text:p>7</text:p>
          </table:table-cell>
          <table:table-cell table:number-columns-repeated="6"/>
          <table:table-cell ns42:value-type="float" office:value="66" office:value-type="float">
            <text:p>66</text:p>
          </table:table-cell>
          <table:table-cell ns42:value-type="float" office:value="67" office:value-type="float">
            <text:p>67</text:p>
          </table:table-cell>
          <table:table-cell ns42:value-type="float" office:value="133" office:value-type="float">
            <text:p>13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6" office:value-type="float">
            <text:p>136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/>
          <table:table-cell ns42:value-type="float" office:value="355" office:value-type="float">
            <text:p>355</text:p>
          </table:table-cell>
          <table:table-cell ns42:value-type="float" office:value="372" office:value-type="float">
            <text:p>372</text:p>
          </table:table-cell>
          <table:table-cell ns42:value-type="float" office:value="727" office:value-type="float">
            <text:p>727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39" office:value-type="float">
            <text:p>339</text:p>
          </table:table-cell>
          <table:table-cell ns42:value-type="float" office:value="30" office:value-type="float">
            <text:p>30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764" office:value-type="float">
            <text:p>764</text:p>
          </table:table-cell>
          <table:table-cell ns42:value-type="float" office:value="791" office:value-type="float">
            <text:p>791</text:p>
          </table:table-cell>
          <table:table-cell ns42:value-type="float" office:value="1555" office:value-type="float">
            <text:p>1555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Kerk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6" office:value-type="float">
            <text:p>5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8" office:value-type="float">
            <text:p>168</text:p>
          </table:table-cell>
          <table:table-cell ns42:value-type="float" office:value="175" office:value-type="float">
            <text:p>175</text:p>
          </table:table-cell>
          <table:table-cell ns42:value-type="float" office:value="343" office:value-type="float">
            <text:p>34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Kooi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9" office:value-type="float">
            <text:p>9</text:p>
          </table:table-cell>
          <table:table-cell ns42:value-type="float" office:value="24" office:value-type="float">
            <text:p>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Gagel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47" office:value-type="float">
            <text:p>47</text:p>
          </table:table-cell>
          <table:table-cell ns42:value-type="float" office:value="35" office:value-type="float">
            <text:p>35</text:p>
          </table:table-cell>
          <table:table-cell ns42:value-type="float" office:value="82" office:value-type="float">
            <text:p>8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St. Anthonij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8" table:number-columns-repeated="2" office:value-type="float">
            <text:p>8</text:p>
          </table:table-cell>
          <table:table-cell ns42:value-type="float" office:value="16" office:value-type="float">
            <text:p>1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Loevenhoutsche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21" office:value-type="float">
            <text:p>21</text:p>
          </table:table-cell>
          <table:table-cell ns42:value-type="float" office:value="32" office:value-type="float">
            <text:p>3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Vecht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3" office:value-type="float">
            <text:p>63</text:p>
          </table:table-cell>
          <table:table-cell ns42:value-type="float" office:value="44" office:value-type="float">
            <text:p>44</text:p>
          </table:table-cell>
          <table:table-cell ns42:value-type="float" office:value="107" office:value-type="float">
            <text:p>10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12" office:value-type="float">
            <text:p>312</text:p>
          </table:table-cell>
          <table:table-cell ns42:value-type="float" office:value="292" office:value-type="float">
            <text:p>292</text:p>
          </table:table-cell>
          <table:table-cell ns42:value-type="float" office:value="604" office:value-type="float">
            <text:p>604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, Gest. Oude Mannen en Vrouw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7" office:value-type="float">
            <text:p>7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23" office:value-type="float">
            <text:p>323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784" office:value-type="float">
            <text:p>784</text:p>
          </table:table-cell>
          <table:table-cell ns42:value-type="float" office:value="736" office:value-type="float">
            <text:p>736</text:p>
          </table:table-cell>
          <table:table-cell ns42:value-type="float" office:value="1520" office:value-type="float">
            <text:p>1520</text:p>
          </table:table-cell>
          <table:table-cell ns42:value-type="float" table:style-name="ce2" office:value="34" office:value-type="float">
            <text:p>34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13" office:value-type="float">
            <text:p>13</text:p>
          </table:table-cell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32" office:value-type="float">
            <text:p>332</text:p>
          </table:table-cell>
          <table:table-cell ns42:value-type="float" office:value="13" office:value-type="float">
            <text:p>13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819" office:value-type="float">
            <text:p>819</text:p>
          </table:table-cell>
          <table:table-cell ns42:value-type="float" office:value="757" office:value-type="float">
            <text:p>757</text:p>
          </table:table-cell>
          <table:table-cell ns42:value-type="float" office:value="1576" office:value-type="float">
            <text:p>1576</text:p>
          </table:table-cell>
          <table:table-cell ns42:value-type="float" table:style-name="ce2" office:value="34" office:value-type="float">
            <text:p>34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3" office:value-type="float">
            <text:p>103</text:p>
          </table:table-cell>
          <table:table-cell ns42:value-type="float" office:value="91" office:value-type="float">
            <text:p>91</text:p>
          </table:table-cell>
          <table:table-cell ns42:value-type="float" office:value="194" office:value-type="float">
            <text:p>19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1" office:value-type="float">
            <text:p>81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21" office:value-type="float">
            <text:p>221</text:p>
          </table:table-cell>
          <table:table-cell ns42:value-type="float" office:value="205" office:value-type="float">
            <text:p>205</text:p>
          </table:table-cell>
          <table:table-cell ns42:value-type="float" office:value="426" office:value-type="float">
            <text:p>42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12" office:value-type="float">
            <text:p>212</text:p>
          </table:table-cell>
          <table:table-cell ns42:value-type="float" office:value="181" office:value-type="float">
            <text:p>181</text:p>
          </table:table-cell>
          <table:table-cell ns42:value-type="float" office:value="393" office:value-type="float">
            <text:p>39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1" office:value-type="float">
            <text:p>191</text:p>
          </table:table-cell>
          <table:table-cell ns42:value-type="float" office:value="10" office:value-type="float">
            <text:p>10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ns42:value-type="float" office:value="1" table:number-columns-repeated="2" office:value-type="float">
            <text:p>1</text:p>
          </table:table-cell>
          <table:table-cell ns42:value-type="float" office:value="536" office:value-type="float">
            <text:p>536</text:p>
          </table:table-cell>
          <table:table-cell ns42:value-type="float" office:value="477" office:value-type="float">
            <text:p>477</text:p>
          </table:table-cell>
          <table:table-cell ns42:value-type="float" office:value="1013" office:value-type="float">
            <text:p>1013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23" office:value-type="float">
            <text:p>523</text:p>
          </table:table-cell>
          <table:table-cell ns42:value-type="float" office:value="23" office:value-type="float">
            <text:p>23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17" office:value-type="float">
            <text:p>17</text:p>
          </table:table-cell>
          <table:table-cell ns42:value-type="float" office:value="1" table:number-columns-repeated="2" office:value-type="float">
            <text:p>1</text:p>
          </table:table-cell>
          <table:table-cell ns42:value-type="float" office:value="1355" office:value-type="float">
            <text:p>1355</text:p>
          </table:table-cell>
          <table:table-cell ns42:value-type="float" office:value="1234" office:value-type="float">
            <text:p>1234</text:p>
          </table:table-cell>
          <table:table-cell ns42:value-type="float" office:value="2589" office:value-type="float">
            <text:p>2589</text:p>
          </table:table-cell>
          <table:table-cell ns42:value-type="float" table:style-name="ce2" office:value="46" office:value-type="float">
            <text:p>46</text:p>
          </table:table-cell>
          <table:table-cell ns42:value-type="float" table:style-name="ce18" office:value="34" office:value-type="float">
            <text:p>3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7" office:value-type="float">
            <text:p>7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9" office:value-type="float">
            <text:p>9</text:p>
          </table:table-cell>
          <table:table-cell ns42:value-type="float" office:value="20" office:value-type="float">
            <text:p>2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23" table:number-columns-repeated="2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25" office:value-type="float">
            <text:p>325</text:p>
          </table:table-cell>
          <table:table-cell ns42:value-type="float" office:value="21" office:value-type="float">
            <text:p>21</text:p>
          </table:table-cell>
          <table:table-cell table:number-columns-repeated="3"/>
          <table:table-cell ns42:value-type="float" office:value="47" office:value-type="float">
            <text:p>47</text:p>
          </table:table-cell>
          <table:table-cell table:number-columns-repeated="2"/>
          <table:table-cell ns42:value-type="float" office:value="799" office:value-type="float">
            <text:p>799</text:p>
          </table:table-cell>
          <table:table-cell ns42:value-type="float" office:value="804" office:value-type="float">
            <text:p>804</text:p>
          </table:table-cell>
          <table:table-cell ns42:value-type="float" office:value="1603" office:value-type="float">
            <text:p>1603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34" office:value-type="float">
            <text:p>3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. L. Vrouwen stichting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201" office:value-type="float">
            <text:p>201</text:p>
          </table:table-cell>
          <table:table-cell ns42:value-type="float" office:value="202" office:value-type="float">
            <text:p>20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Elisabeths-ziek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5" table:number-columns-repeated="2" office:value-type="float">
            <text:p>5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07" office:value-type="float">
            <text:p>207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43" office:value-type="float">
            <text:p>43</text:p>
          </table:table-cell>
          <table:table-cell table:number-columns-repeated="2"/>
          <table:table-cell ns42:value-type="float" office:value="422" office:value-type="float">
            <text:p>422</text:p>
          </table:table-cell>
          <table:table-cell ns42:value-type="float" office:value="554" office:value-type="float">
            <text:p>554</text:p>
          </table:table-cell>
          <table:table-cell ns42:value-type="float" office:value="976" office:value-type="float">
            <text:p>976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4" office:value-type="float">
            <text:p>334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40" office:value-type="float">
            <text:p>40</text:p>
          </table:table-cell>
          <table:table-cell table:number-columns-repeated="2"/>
          <table:table-cell ns42:value-type="float" office:value="692" office:value-type="float">
            <text:p>692</text:p>
          </table:table-cell>
          <table:table-cell ns42:value-type="float" office:value="758" office:value-type="float">
            <text:p>758</text:p>
          </table:table-cell>
          <table:table-cell ns42:value-type="float" office:value="1450" office:value-type="float">
            <text:p>1450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1" office:value-type="float">
            <text:p>421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971" office:value-type="float">
            <text:p>971</text:p>
          </table:table-cell>
          <table:table-cell ns42:value-type="float" office:value="1018" office:value-type="float">
            <text:p>1018</text:p>
          </table:table-cell>
          <table:table-cell ns42:value-type="float" office:value="1989" office:value-type="float">
            <text:p>1989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29" office:value-type="float">
            <text:p>29</text:p>
          </table:table-cell>
          <table:table-cell ns42:value-type="float" office:value="61" office:value-type="float">
            <text:p>6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47" office:value-type="float">
            <text:p>347</text:p>
          </table:table-cell>
          <table:table-cell ns42:value-type="float" office:value="16" office:value-type="float">
            <text:p>16</text:p>
          </table:table-cell>
          <table:table-cell table:number-columns-repeated="3"/>
          <table:table-cell ns42:value-type="float" office:value="26" office:value-type="float">
            <text:p>26</text:p>
          </table:table-cell>
          <table:table-cell table:number-columns-repeated="2"/>
          <table:table-cell ns42:value-type="float" office:value="790" office:value-type="float">
            <text:p>790</text:p>
          </table:table-cell>
          <table:table-cell ns42:value-type="float" office:value="880" office:value-type="float">
            <text:p>880</text:p>
          </table:table-cell>
          <table:table-cell ns42:value-type="float" office:value="1670" office:value-type="float">
            <text:p>1670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18"/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25" office:value-type="float">
            <text:p>125</text:p>
          </table:table-cell>
          <table:table-cell ns42:value-type="float" office:value="210" office:value-type="float">
            <text:p>210</text:p>
          </table:table-cell>
          <table:table-cell ns42:value-type="float" office:value="335" office:value-type="float">
            <text:p>33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3" office:value-type="float">
            <text:p>3</text:p>
          </table:table-cell>
          <table:table-cell ns42:value-type="float" office:value="25" office:value-type="float">
            <text:p>2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60" office:value-type="float">
            <text:p>460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40" office:value-type="float">
            <text:p>40</text:p>
          </table:table-cell>
          <table:table-cell table:number-columns-repeated="2"/>
          <table:table-cell ns42:value-type="float" office:value="1041" office:value-type="float">
            <text:p>1041</text:p>
          </table:table-cell>
          <table:table-cell ns42:value-type="float" office:value="1171" office:value-type="float">
            <text:p>1171</text:p>
          </table:table-cell>
          <table:table-cell ns42:value-type="float" office:value="2212" office:value-type="float">
            <text:p>2212</text:p>
          </table:table-cell>
          <table:table-cell ns42:value-type="float" table:style-name="ce2" office:value="37" office:value-type="float">
            <text:p>37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9" table:number-columns-repeated="2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82" office:value-type="float">
            <text:p>282</text:p>
          </table:table-cell>
          <table:table-cell ns42:value-type="float" office:value="8" office:value-type="float">
            <text:p>8</text:p>
          </table:table-cell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618" office:value-type="float">
            <text:p>618</text:p>
          </table:table-cell>
          <table:table-cell ns42:value-type="float" office:value="819" office:value-type="float">
            <text:p>819</text:p>
          </table:table-cell>
          <table:table-cell ns42:value-type="float" office:value="1437" office:value-type="float">
            <text:p>1437</text:p>
          </table:table-cell>
          <table:table-cell ns42:value-type="float" table:style-name="ce2" office:value="47" office:value-type="float">
            <text:p>47</text:p>
          </table:table-cell>
          <table:table-cell ns42:value-type="float" table:style-name="ce18" office:value="42" office:value-type="float">
            <text:p>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9" office:value-type="float">
            <text:p>49</text:p>
          </table:table-cell>
          <table:table-cell ns42:value-type="float" office:value="59" office:value-type="float">
            <text:p>59</text:p>
          </table:table-cell>
          <table:table-cell ns42:value-type="float" office:value="108" office:value-type="float">
            <text:p>10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4"/>
          <table:table-cell ns42:value-type="float" office:value="12" office:value-type="float">
            <text:p>12</text:p>
          </table:table-cell>
          <table:table-cell ns42:value-type="float" office:value="10" office:value-type="float">
            <text:p>10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8" office:value-type="float">
            <text:p>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18"/>
          <table:table-cell/>
          <table:table-cell ns42:value-type="float" table:style-name="ce6" office:value="21" office:value-type="float">
            <text:p>21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405" office:value-type="float">
            <text:p>405</text:p>
          </table:table-cell>
          <table:table-cell ns42:value-type="float" office:value="81" office:value-type="float">
            <text:p>81</text:p>
          </table:table-cell>
          <table:table-cell ns42:value-type="float" office:value="486" office:value-type="float">
            <text:p>486</text:p>
          </table:table-cell>
          <table:table-cell ns42:value-type="float" table:style-name="ce2" office:value="218" office:value-type="float">
            <text:p>218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91" office:value-type="float">
            <text:p>291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97" office:value-type="float">
            <text:p>497</text:p>
          </table:table-cell>
          <table:table-cell ns42:value-type="float" office:value="607" office:value-type="float">
            <text:p>607</text:p>
          </table:table-cell>
          <table:table-cell ns42:value-type="float" office:value="1104" office:value-type="float">
            <text:p>1104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720" office:value-type="float">
            <text:p>2720</text:p>
          </table:table-cell>
          <table:table-cell ns42:value-type="float" office:value="100" office:value-type="float">
            <text:p>100</text:p>
          </table:table-cell>
          <table:table-cell ns42:value-type="float" office:value="9" office:value-type="float">
            <text:p>9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249" office:value-type="float">
            <text:p>249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6499" office:value-type="float">
            <text:p>6499</text:p>
          </table:table-cell>
          <table:table-cell ns42:value-type="float" office:value="7257" office:value-type="float">
            <text:p>7257</text:p>
          </table:table-cell>
          <table:table-cell ns42:value-type="float" office:value="13756" office:value-type="float">
            <text:p>13756</text:p>
          </table:table-cell>
          <table:table-cell ns42:value-type="float" table:style-name="ce2" office:value="440" office:value-type="float">
            <text:p>440</text:p>
          </table:table-cell>
          <table:table-cell ns42:value-type="float" table:style-name="ce18" office:value="202" office:value-type="float">
            <text:p>20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18"/>
          <table:table-cell/>
          <table:table-cell ns42:value-type="float" table:style-name="ce6" office:value="64" office:value-type="float">
            <text:p>64</text:p>
          </table:table-cell>
          <table:table-cell table:number-columns-repeated="7"/>
          <table:table-cell ns42:value-type="float" office:value="484" office:value-type="float">
            <text:p>484</text:p>
          </table:table-cell>
          <table:table-cell ns42:value-type="float" office:value="178" office:value-type="float">
            <text:p>178</text:p>
          </table:table-cell>
          <table:table-cell ns42:value-type="float" office:value="662" office:value-type="float">
            <text:p>662</text:p>
          </table:table-cell>
          <table:table-cell ns42:value-type="float" table:style-name="ce2" office:value="187" office:value-type="float">
            <text:p>18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11" office:value-type="float">
            <text:p>11</text:p>
          </table:table-cell>
          <table:table-cell ns42:value-type="float" office:value="23" office:value-type="float">
            <text:p>2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6" table:number-columns-repeated="2" office:value-type="float">
            <text:p>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01" office:value-type="float">
            <text:p>601</text:p>
          </table:table-cell>
          <table:table-cell ns42:value-type="float" office:value="29" office:value-type="float">
            <text:p>29</text:p>
          </table:table-cell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527" office:value-type="float">
            <text:p>1527</text:p>
          </table:table-cell>
          <table:table-cell ns42:value-type="float" office:value="1487" office:value-type="float">
            <text:p>1487</text:p>
          </table:table-cell>
          <table:table-cell ns42:value-type="float" office:value="3014" office:value-type="float">
            <text:p>3014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8" office:value-type="float">
            <text:p>8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46" office:value-type="float">
            <text:p>146</text:p>
          </table:table-cell>
          <table:table-cell ns42:value-type="float" office:value="1" office:value-type="float">
            <text:p>1</text:p>
          </table:table-cell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52" office:value-type="float">
            <text:p>352</text:p>
          </table:table-cell>
          <table:table-cell ns42:value-type="float" office:value="353" office:value-type="float">
            <text:p>353</text:p>
          </table:table-cell>
          <table:table-cell ns42:value-type="float" office:value="705" office:value-type="float">
            <text:p>705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2" office:value-type="float">
            <text:p>222</text:p>
          </table:table-cell>
          <table:table-cell ns42:value-type="float" office:value="5" table:number-columns-repeated="2" office:value-type="float">
            <text:p>5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47" office:value-type="float">
            <text:p>447</text:p>
          </table:table-cell>
          <table:table-cell ns42:value-type="float" office:value="432" office:value-type="float">
            <text:p>432</text:p>
          </table:table-cell>
          <table:table-cell ns42:value-type="float" office:value="879" office:value-type="float">
            <text:p>879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ns42:value-type="float" office:value="15" office:value-type="float">
            <text:p>15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36" office:value-type="float">
            <text:p>1036</text:p>
          </table:table-cell>
          <table:table-cell ns42:value-type="float" office:value="35" office:value-type="float">
            <text:p>35</text:p>
          </table:table-cell>
          <table:table-cell ns42:value-type="float" office:value="21" office:value-type="float">
            <text:p>21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14" office:value-type="float">
            <text:p>14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2838" office:value-type="float">
            <text:p>2838</text:p>
          </table:table-cell>
          <table:table-cell ns42:value-type="float" office:value="2490" office:value-type="float">
            <text:p>2490</text:p>
          </table:table-cell>
          <table:table-cell ns42:value-type="float" office:value="5328" office:value-type="float">
            <text:p>5328</text:p>
          </table:table-cell>
          <table:table-cell ns42:value-type="float" table:style-name="ce2" office:value="233" office:value-type="float">
            <text:p>233</text:p>
          </table:table-cell>
          <table:table-cell ns42:value-type="float" table:style-name="ce18" office:value="53" office:value-type="float">
            <text:p>5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5" office:value-type="float">
            <text:p>5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756" office:value-type="float">
            <text:p>3756</text:p>
          </table:table-cell>
          <table:table-cell ns42:value-type="float" office:value="135" office:value-type="float">
            <text:p>135</text:p>
          </table:table-cell>
          <table:table-cell ns42:value-type="float" office:value="30" office:value-type="float">
            <text:p>30</text:p>
          </table:table-cell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 ns42:value-type="float" office:value="263" office:value-type="float">
            <text:p>263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9342" office:value-type="float">
            <text:p>9342</text:p>
          </table:table-cell>
          <table:table-cell ns42:value-type="float" office:value="9747" office:value-type="float">
            <text:p>9747</text:p>
          </table:table-cell>
          <table:table-cell ns42:value-type="float" office:value="19089" office:value-type="float">
            <text:p>19089</text:p>
          </table:table-cell>
          <table:table-cell ns42:value-type="float" table:style-name="ce2" office:value="673" office:value-type="float">
            <text:p>673</text:p>
          </table:table-cell>
          <table:table-cell ns42:value-type="float" table:style-name="ce18" office:value="255" office:value-type="float">
            <text:p>25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56" office:value-type="float">
            <text:p>56</text:p>
          </table:table-cell>
          <table:table-cell ns42:value-type="float" office:value="105" office:value-type="float">
            <text:p>105</text:p>
          </table:table-cell>
          <table:table-cell ns42:value-type="float" office:value="161" office:value-type="float">
            <text:p>16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5" office:value-type="float">
            <text:p>235</text:p>
          </table:table-cell>
          <table:table-cell ns42:value-type="float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3" office:value-type="float">
            <text:p>83</text:p>
          </table:table-cell>
          <table:table-cell table:number-columns-repeated="2"/>
          <table:table-cell ns42:value-type="float" office:value="462" office:value-type="float">
            <text:p>462</text:p>
          </table:table-cell>
          <table:table-cell ns42:value-type="float" office:value="605" office:value-type="float">
            <text:p>605</text:p>
          </table:table-cell>
          <table:table-cell ns42:value-type="float" office:value="1067" office:value-type="float">
            <text:p>1067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29" office:value-type="float">
            <text:p>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3" office:value-type="float">
            <text:p>113</text:p>
          </table:table-cell>
          <table:table-cell ns42:value-type="float" office:value="17" office:value-type="float">
            <text:p>17</text:p>
          </table:table-cell>
          <table:table-cell table:number-columns-repeated="3"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190" office:value-type="float">
            <text:p>190</text:p>
          </table:table-cell>
          <table:table-cell ns42:value-type="float" office:value="358" office:value-type="float">
            <text:p>358</text:p>
          </table:table-cell>
          <table:table-cell ns42:value-type="float" office:value="548" office:value-type="float">
            <text:p>548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6" table:number-columns-repeated="2" office:value-type="float">
            <text:p>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45" office:value-type="float">
            <text:p>245</text:p>
          </table:table-cell>
          <table:table-cell ns42:value-type="float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549" office:value-type="float">
            <text:p>549</text:p>
          </table:table-cell>
          <table:table-cell ns42:value-type="float" office:value="560" office:value-type="float">
            <text:p>560</text:p>
          </table:table-cell>
          <table:table-cell ns42:value-type="float" office:value="1109" office:value-type="float">
            <text:p>1109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23" table:number-columns-repeated="2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76" office:value-type="float">
            <text:p>176</text:p>
          </table:table-cell>
          <table:table-cell ns42:value-type="float" office:value="18" office:value-type="float">
            <text:p>18</text:p>
          </table:table-cell>
          <table:table-cell table:number-columns-repeated="3"/>
          <table:table-cell ns42:value-type="float" office:value="61" office:value-type="float">
            <text:p>61</text:p>
          </table:table-cell>
          <table:table-cell table:number-columns-repeated="2"/>
          <table:table-cell ns42:value-type="float" office:value="378" office:value-type="float">
            <text:p>378</text:p>
          </table:table-cell>
          <table:table-cell ns42:value-type="float" office:value="463" office:value-type="float">
            <text:p>463</text:p>
          </table:table-cell>
          <table:table-cell ns42:value-type="float" office:value="841" office:value-type="float">
            <text:p>841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32" office:value-type="float">
            <text:p>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4" office:value-type="float">
            <text:p>144</text:p>
          </table:table-cell>
          <table:table-cell ns42:value-type="float" office:value="27" office:value-type="float">
            <text:p>27</text:p>
          </table:table-cell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48" office:value-type="float">
            <text:p>48</text:p>
          </table:table-cell>
          <table:table-cell table:number-columns-repeated="2"/>
          <table:table-cell ns42:value-type="float" office:value="288" office:value-type="float">
            <text:p>288</text:p>
          </table:table-cell>
          <table:table-cell ns42:value-type="float" office:value="390" office:value-type="float">
            <text:p>390</text:p>
          </table:table-cell>
          <table:table-cell ns42:value-type="float" office:value="678" office:value-type="float">
            <text:p>678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4" office:value-type="float">
            <text:p>4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95" office:value-type="float">
            <text:p>295</text:p>
          </table:table-cell>
          <table:table-cell ns42:value-type="float" office:value="30" office:value-type="float">
            <text:p>30</text:p>
          </table:table-cell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37" office:value-type="float">
            <text:p>37</text:p>
          </table:table-cell>
          <table:table-cell table:number-columns-repeated="2"/>
          <table:table-cell ns42:value-type="float" office:value="683" office:value-type="float">
            <text:p>683</text:p>
          </table:table-cell>
          <table:table-cell ns42:value-type="float" office:value="710" office:value-type="float">
            <text:p>710</text:p>
          </table:table-cell>
          <table:table-cell ns42:value-type="float" office:value="1393" office:value-type="float">
            <text:p>1393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9" office:value-type="float">
            <text:p>4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5" office:value-type="float">
            <text:p>25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19" office:value-type="float">
            <text:p>119</text:p>
          </table:table-cell>
          <table:table-cell ns42:value-type="float" office:value="243" office:value-type="float">
            <text:p>243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88" office:value-type="float">
            <text:p>1288</text:p>
          </table:table-cell>
          <table:table-cell ns42:value-type="float" office:value="136" office:value-type="float">
            <text:p>136</text:p>
          </table:table-cell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300" office:value-type="float">
            <text:p>300</text:p>
          </table:table-cell>
          <table:table-cell table:number-columns-repeated="2"/>
          <table:table-cell ns42:value-type="float" office:value="2740" office:value-type="float">
            <text:p>2740</text:p>
          </table:table-cell>
          <table:table-cell ns42:value-type="float" office:value="3343" office:value-type="float">
            <text:p>3343</text:p>
          </table:table-cell>
          <table:table-cell ns42:value-type="float" office:value="6083" office:value-type="float">
            <text:p>6083</text:p>
          </table:table-cell>
          <table:table-cell ns42:value-type="float" table:style-name="ce2" office:value="127" office:value-type="float">
            <text:p>127</text:p>
          </table:table-cell>
          <table:table-cell ns42:value-type="float" table:style-name="ce18" office:value="136" office:value-type="float">
            <text:p>13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73" office:value-type="float">
            <text:p>73</text:p>
          </table:table-cell>
          <table:table-cell ns42:value-type="float" office:value="81" office:value-type="float">
            <text:p>81</text:p>
          </table:table-cell>
          <table:table-cell ns42:value-type="float" office:value="154" office:value-type="float">
            <text:p>15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er Ee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72" office:value-type="float">
            <text:p>72</text:p>
          </table:table-cell>
          <table:table-cell ns42:value-type="float" office:value="74" office:value-type="float">
            <text:p>74</text:p>
          </table:table-cell>
          <table:table-cell ns42:value-type="float" office:value="146" office:value-type="float">
            <text:p>14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er Eem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er Eem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84" office:value-type="float">
            <text:p>84</text:p>
          </table:table-cell>
          <table:table-cell ns42:value-type="float" office:value="102" office:value-type="float">
            <text:p>102</text:p>
          </table:table-cell>
          <table:table-cell ns42:value-type="float" office:value="186" office:value-type="float">
            <text:p>18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Dorp De Vuursch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8" office:value-type="float">
            <text:p>7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4" office:value-type="float">
            <text:p>54</text:p>
          </table:table-cell>
          <table:table-cell table:number-columns-repeated="2"/>
          <table:table-cell ns42:value-type="float" office:value="192" office:value-type="float">
            <text:p>192</text:p>
          </table:table-cell>
          <table:table-cell ns42:value-type="float" office:value="185" office:value-type="float">
            <text:p>185</text:p>
          </table:table-cell>
          <table:table-cell ns42:value-type="float" office:value="377" office:value-type="float">
            <text:p>377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4" office:value-type="float">
            <text:p>174</text:p>
          </table:table-cell>
          <table:table-cell ns42:value-type="float" office:value="15" office:value-type="float">
            <text:p>15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92" office:value-type="float">
            <text:p>92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425" office:value-type="float">
            <text:p>425</text:p>
          </table:table-cell>
          <table:table-cell ns42:value-type="float" office:value="447" office:value-type="float">
            <text:p>447</text:p>
          </table:table-cell>
          <table:table-cell ns42:value-type="float" office:value="872" office:value-type="float">
            <text:p>872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462" office:value-type="float">
            <text:p>1462</text:p>
          </table:table-cell>
          <table:table-cell ns42:value-type="float" office:value="151" office:value-type="float">
            <text:p>151</text:p>
          </table:table-cell>
          <table:table-cell ns42:value-type="float" office:value="25" office:value-type="float">
            <text:p>25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392" office:value-type="float">
            <text:p>392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3167" office:value-type="float">
            <text:p>3167</text:p>
          </table:table-cell>
          <table:table-cell ns42:value-type="float" office:value="3790" office:value-type="float">
            <text:p>3790</text:p>
          </table:table-cell>
          <table:table-cell ns42:value-type="float" office:value="6957" office:value-type="float">
            <text:p>6957</text:p>
          </table:table-cell>
          <table:table-cell ns42:value-type="float" table:style-name="ce2" office:value="148" office:value-type="float">
            <text:p>148</text:p>
          </table:table-cell>
          <table:table-cell ns42:value-type="float" table:style-name="ce18" office:value="160" office:value-type="float">
            <text:p>16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56" office:value-type="float">
            <text:p>56</text:p>
          </table:table-cell>
          <table:table-cell ns42:value-type="float" office:value="57" office:value-type="float">
            <text:p>57</text:p>
          </table:table-cell>
          <table:table-cell ns42:value-type="float" office:value="113" office:value-type="float">
            <text:p>11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3" office:value-type="float">
            <text:p>2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56" office:value-type="float">
            <text:p>56</text:p>
          </table:table-cell>
          <table:table-cell ns42:value-type="float" office:value="57" office:value-type="float">
            <text:p>57</text:p>
          </table:table-cell>
          <table:table-cell ns42:value-type="float" office:value="113" office:value-type="float">
            <text:p>11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4" office:value-type="float">
            <text:p>354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09" office:value-type="float">
            <text:p>909</text:p>
          </table:table-cell>
          <table:table-cell ns42:value-type="float" office:value="846" office:value-type="float">
            <text:p>846</text:p>
          </table:table-cell>
          <table:table-cell ns42:value-type="float" office:value="1755" office:value-type="float">
            <text:p>1755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54" office:value-type="float">
            <text:p>354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09" office:value-type="float">
            <text:p>909</text:p>
          </table:table-cell>
          <table:table-cell ns42:value-type="float" office:value="846" office:value-type="float">
            <text:p>846</text:p>
          </table:table-cell>
          <table:table-cell ns42:value-type="float" office:value="1755" office:value-type="float">
            <text:p>1755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77" office:value-type="float">
            <text:p>377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966" office:value-type="float">
            <text:p>966</text:p>
          </table:table-cell>
          <table:table-cell ns42:value-type="float" office:value="903" office:value-type="float">
            <text:p>903</text:p>
          </table:table-cell>
          <table:table-cell ns42:value-type="float" office:value="1869" office:value-type="float">
            <text:p>1869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6" office:value-type="float">
            <text:p>86</text:p>
          </table:table-cell>
          <table:table-cell ns42:value-type="float" office:value="2" table:number-columns-repeated="2" office:value-type="float">
            <text:p>2</text:p>
          </table:table-cell>
          <table:table-cell table:number-columns-repeated="2"/>
          <table:table-cell ns42:value-type="float" office:value="31" office:value-type="float">
            <text:p>31</text:p>
          </table:table-cell>
          <table:table-cell table:number-columns-repeated="2"/>
          <table:table-cell ns42:value-type="float" office:value="184" office:value-type="float">
            <text:p>184</text:p>
          </table:table-cell>
          <table:table-cell ns42:value-type="float" office:value="200" office:value-type="float">
            <text:p>200</text:p>
          </table:table-cell>
          <table:table-cell ns42:value-type="float" office:value="384" office:value-type="float">
            <text:p>38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8" office:value-type="float">
            <text:p>338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44" office:value-type="float">
            <text:p>44</text:p>
          </table:table-cell>
          <table:table-cell table:number-columns-repeated="2"/>
          <table:table-cell ns42:value-type="float" office:value="818" office:value-type="float">
            <text:p>818</text:p>
          </table:table-cell>
          <table:table-cell ns42:value-type="float" office:value="807" office:value-type="float">
            <text:p>807</text:p>
          </table:table-cell>
          <table:table-cell ns42:value-type="float" office:value="1625" office:value-type="float">
            <text:p>1625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32" office:value-type="float">
            <text:p>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24" office:value-type="float">
            <text:p>424</text:p>
          </table:table-cell>
          <table:table-cell ns42:value-type="float" office:value="13" office:value-type="float">
            <text:p>13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5" office:value-type="float">
            <text:p>75</text:p>
          </table:table-cell>
          <table:table-cell table:number-columns-repeated="2"/>
          <table:table-cell ns42:value-type="float" office:value="1002" office:value-type="float">
            <text:p>1002</text:p>
          </table:table-cell>
          <table:table-cell ns42:value-type="float" office:value="1007" office:value-type="float">
            <text:p>1007</text:p>
          </table:table-cell>
          <table:table-cell ns42:value-type="float" office:value="2009" office:value-type="float">
            <text:p>2009</text:p>
          </table:table-cell>
          <table:table-cell ns42:value-type="float" table:style-name="ce2" office:value="43" office:value-type="float">
            <text:p>43</text:p>
          </table:table-cell>
          <table:table-cell ns42:value-type="float" table:style-name="ce18" office:value="39" office:value-type="float">
            <text:p>3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9" office:value-type="float">
            <text:p>9</text:p>
          </table:table-cell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121" office:value-type="float">
            <text:p>121</text:p>
          </table:table-cell>
          <table:table-cell ns42:value-type="float" office:value="123" office:value-type="float">
            <text:p>123</text:p>
          </table:table-cell>
          <table:table-cell ns42:value-type="float" office:value="244" office:value-type="float">
            <text:p>24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1" office:value-type="float">
            <text:p>111</text:p>
          </table:table-cell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267" office:value-type="float">
            <text:p>267</text:p>
          </table:table-cell>
          <table:table-cell ns42:value-type="float" office:value="249" office:value-type="float">
            <text:p>249</text:p>
          </table:table-cell>
          <table:table-cell ns42:value-type="float" office:value="516" office:value-type="float">
            <text:p>516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del. Militaire pos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10"/>
          <table:table-cell ns42:value-type="float" table:style-name="ce2" office:value="9" office:value-type="float">
            <text:p>9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127" office:value-type="float">
            <text:p>127</text:p>
          </table:table-cell>
          <table:table-cell ns42:value-type="float" office:value="98" office:value-type="float">
            <text:p>98</text:p>
          </table:table-cell>
          <table:table-cell ns42:value-type="float" office:value="225" office:value-type="float">
            <text:p>22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5" office:value-type="float">
            <text:p>195</text:p>
          </table:table-cell>
          <table:table-cell ns42:value-type="float" office:value="18" office:value-type="float">
            <text:p>18</text:p>
          </table:table-cell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15" office:value-type="float">
            <text:p>515</text:p>
          </table:table-cell>
          <table:table-cell ns42:value-type="float" office:value="470" office:value-type="float">
            <text:p>470</text:p>
          </table:table-cell>
          <table:table-cell ns42:value-type="float" office:value="985" office:value-type="float">
            <text:p>985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19" office:value-type="float">
            <text:p>619</text:p>
          </table:table-cell>
          <table:table-cell ns42:value-type="float" office:value="31" office:value-type="float">
            <text:p>31</text:p>
          </table:table-cell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30" office:value-type="float">
            <text:p>130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517" office:value-type="float">
            <text:p>1517</text:p>
          </table:table-cell>
          <table:table-cell ns42:value-type="float" office:value="1477" office:value-type="float">
            <text:p>1477</text:p>
          </table:table-cell>
          <table:table-cell ns42:value-type="float" office:value="2994" office:value-type="float">
            <text:p>2994</text:p>
          </table:table-cell>
          <table:table-cell ns42:value-type="float" table:style-name="ce2" office:value="76" office:value-type="float">
            <text:p>76</text:p>
          </table:table-cell>
          <table:table-cell ns42:value-type="float" table:style-name="ce18" office:value="54" office:value-type="float">
            <text:p>5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9" office:value-type="float">
            <text:p>309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52" office:value-type="float">
            <text:p>52</text:p>
          </table:table-cell>
          <table:table-cell table:number-columns-repeated="2"/>
          <table:table-cell ns42:value-type="float" office:value="600" office:value-type="float">
            <text:p>600</text:p>
          </table:table-cell>
          <table:table-cell ns42:value-type="float" office:value="700" office:value-type="float">
            <text:p>700</text:p>
          </table:table-cell>
          <table:table-cell ns42:value-type="float" office:value="1300" office:value-type="float">
            <text:p>1300</text:p>
          </table:table-cell>
          <table:table-cell ns42:value-type="float" table:style-name="ce2" office:value="39" office:value-type="float">
            <text:p>39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09" office:value-type="float">
            <text:p>309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ns42:value-type="float" office:value="52" office:value-type="float">
            <text:p>5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604" office:value-type="float">
            <text:p>604</text:p>
          </table:table-cell>
          <table:table-cell ns42:value-type="float" office:value="705" office:value-type="float">
            <text:p>705</text:p>
          </table:table-cell>
          <table:table-cell ns42:value-type="float" office:value="1309" office:value-type="float">
            <text:p>1309</text:p>
          </table:table-cell>
          <table:table-cell ns42:value-type="float" table:style-name="ce2" office:value="41" office:value-type="float">
            <text:p>41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3" office:value-type="float">
            <text:p>193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475" office:value-type="float">
            <text:p>475</text:p>
          </table:table-cell>
          <table:table-cell ns42:value-type="float" office:value="474" office:value-type="float">
            <text:p>474</text:p>
          </table:table-cell>
          <table:table-cell ns42:value-type="float" office:value="949" office:value-type="float">
            <text:p>949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3" office:value-type="float">
            <text:p>193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476" office:value-type="float">
            <text:p>476</text:p>
          </table:table-cell>
          <table:table-cell ns42:value-type="float" office:value="475" office:value-type="float">
            <text:p>475</text:p>
          </table:table-cell>
          <table:table-cell ns42:value-type="float" office:value="951" office:value-type="float">
            <text:p>951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02" office:value-type="float">
            <text:p>502</text:p>
          </table:table-cell>
          <table:table-cell ns42:value-type="float" office:value="19" office:value-type="float">
            <text:p>19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67" office:value-type="float">
            <text:p>67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080" office:value-type="float">
            <text:p>1080</text:p>
          </table:table-cell>
          <table:table-cell ns42:value-type="float" office:value="1180" office:value-type="float">
            <text:p>1180</text:p>
          </table:table-cell>
          <table:table-cell ns42:value-type="float" office:value="2260" office:value-type="float">
            <text:p>2260</text:p>
          </table:table-cell>
          <table:table-cell ns42:value-type="float" table:style-name="ce2" office:value="53" office:value-type="float">
            <text:p>53</text:p>
          </table:table-cell>
          <table:table-cell ns42:value-type="float" table:style-name="ce18" office:value="46" office:value-type="float">
            <text:p>4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reukele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1" office:value-type="float">
            <text:p>81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72" office:value-type="float">
            <text:p>172</text:p>
          </table:table-cell>
          <table:table-cell ns42:value-type="float" office:value="159" office:value-type="float">
            <text:p>159</text:p>
          </table:table-cell>
          <table:table-cell ns42:value-type="float" office:value="331" office:value-type="float">
            <text:p>33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1" office:value-type="float">
            <text:p>81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72" office:value-type="float">
            <text:p>172</text:p>
          </table:table-cell>
          <table:table-cell ns42:value-type="float" office:value="159" office:value-type="float">
            <text:p>159</text:p>
          </table:table-cell>
          <table:table-cell ns42:value-type="float" office:value="331" office:value-type="float">
            <text:p>33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210" office:value-type="float">
            <text:p>210</text:p>
          </table:table-cell>
          <table:table-cell ns42:value-type="float" office:value="191" office:value-type="float">
            <text:p>191</text:p>
          </table:table-cell>
          <table:table-cell ns42:value-type="float" office:value="401" office:value-type="float">
            <text:p>40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reukele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7" office:value-type="float">
            <text:p>37</text:p>
          </table:table-cell>
          <table:table-cell ns42:value-type="float" office:value="36" office:value-type="float">
            <text:p>36</text:p>
          </table:table-cell>
          <table:table-cell ns42:value-type="float" office:value="73" office:value-type="float">
            <text:p>7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5" office:value-type="float">
            <text:p>115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32" office:value-type="float">
            <text:p>32</text:p>
          </table:table-cell>
          <table:table-cell table:number-columns-repeated="2"/>
          <table:table-cell ns42:value-type="float" office:value="247" office:value-type="float">
            <text:p>247</text:p>
          </table:table-cell>
          <table:table-cell ns42:value-type="float" office:value="227" office:value-type="float">
            <text:p>227</text:p>
          </table:table-cell>
          <table:table-cell ns42:value-type="float" office:value="474" office:value-type="float">
            <text:p>474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28" office:value-type="float">
            <text:p>2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96" office:value-type="float">
            <text:p>196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43" office:value-type="float">
            <text:p>43</text:p>
          </table:table-cell>
          <table:table-cell table:number-columns-repeated="2"/>
          <table:table-cell ns42:value-type="float" office:value="419" office:value-type="float">
            <text:p>419</text:p>
          </table:table-cell>
          <table:table-cell ns42:value-type="float" office:value="386" office:value-type="float">
            <text:p>386</text:p>
          </table:table-cell>
          <table:table-cell ns42:value-type="float" office:value="805" office:value-type="float">
            <text:p>805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3" office:value-type="float">
            <text:p>113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12" office:value-type="float">
            <text:p>212</text:p>
          </table:table-cell>
          <table:table-cell ns42:value-type="float" office:value="215" office:value-type="float">
            <text:p>215</text:p>
          </table:table-cell>
          <table:table-cell ns42:value-type="float" office:value="427" office:value-type="float">
            <text:p>427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7"/>
          <table:table-cell ns42:value-type="float" office:value="71" office:value-type="float">
            <text:p>71</text:p>
          </table:table-cell>
          <table:table-cell ns42:value-type="float" office:value="69" office:value-type="float">
            <text:p>69</text:p>
          </table:table-cell>
          <table:table-cell ns42:value-type="float" office:value="140" office:value-type="float">
            <text:p>14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44" office:value-type="float">
            <text:p>144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83" office:value-type="float">
            <text:p>283</text:p>
          </table:table-cell>
          <table:table-cell ns42:value-type="float" office:value="284" office:value-type="float">
            <text:p>284</text:p>
          </table:table-cell>
          <table:table-cell ns42:value-type="float" office:value="567" office:value-type="float">
            <text:p>567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2" office:value-type="float">
            <text:p>8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87" office:value-type="float">
            <text:p>187</text:p>
          </table:table-cell>
          <table:table-cell ns42:value-type="float" office:value="212" office:value-type="float">
            <text:p>212</text:p>
          </table:table-cell>
          <table:table-cell ns42:value-type="float" office:value="399" office:value-type="float">
            <text:p>39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ewoond schip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44" office:value-type="float">
            <text:p>144</text:p>
          </table:table-cell>
          <table:table-cell ns42:value-type="float" office:value="125" office:value-type="float">
            <text:p>125</text:p>
          </table:table-cell>
          <table:table-cell ns42:value-type="float" office:value="269" office:value-type="float">
            <text:p>26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6" office:value-type="float">
            <text:p>126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332" office:value-type="float">
            <text:p>332</text:p>
          </table:table-cell>
          <table:table-cell ns42:value-type="float" office:value="338" office:value-type="float">
            <text:p>338</text:p>
          </table:table-cell>
          <table:table-cell ns42:value-type="float" office:value="670" office:value-type="float">
            <text:p>670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70" office:value-type="float">
            <text:p>270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615" office:value-type="float">
            <text:p>615</text:p>
          </table:table-cell>
          <table:table-cell ns42:value-type="float" office:value="622" office:value-type="float">
            <text:p>622</text:p>
          </table:table-cell>
          <table:table-cell ns42:value-type="float" office:value="1237" office:value-type="float">
            <text:p>1237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7" office:value-type="float">
            <text:p>10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228" office:value-type="float">
            <text:p>228</text:p>
          </table:table-cell>
          <table:table-cell ns42:value-type="float" office:value="215" office:value-type="float">
            <text:p>215</text:p>
          </table:table-cell>
          <table:table-cell ns42:value-type="float" office:value="443" office:value-type="float">
            <text:p>443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 Spakenbu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1" office:value-type="float">
            <text:p>39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1000" office:value-type="float">
            <text:p>1000</text:p>
          </table:table-cell>
          <table:table-cell ns42:value-type="float" office:value="967" office:value-type="float">
            <text:p>967</text:p>
          </table:table-cell>
          <table:table-cell ns42:value-type="float" office:value="1967" office:value-type="float">
            <text:p>1967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7"/>
          <table:table-cell ns42:value-type="float" office:value="69" office:value-type="float">
            <text:p>69</text:p>
          </table:table-cell>
          <table:table-cell ns42:value-type="float" office:value="66" office:value-type="float">
            <text:p>66</text:p>
          </table:table-cell>
          <table:table-cell ns42:value-type="float" office:value="135" office:value-type="float">
            <text:p>1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29" office:value-type="float">
            <text:p>52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2" office:value-type="float">
            <text:p>32</text:p>
          </table:table-cell>
          <table:table-cell table:number-columns-repeated="2"/>
          <table:table-cell ns42:value-type="float" office:value="1297" office:value-type="float">
            <text:p>1297</text:p>
          </table:table-cell>
          <table:table-cell ns42:value-type="float" office:value="1248" office:value-type="float">
            <text:p>1248</text:p>
          </table:table-cell>
          <table:table-cell ns42:value-type="float" office:value="2545" office:value-type="float">
            <text:p>2545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" office:value-type="float">
            <text:p>38</text:p>
          </table:table-cell>
          <table:table-cell table:number-columns-repeated="7"/>
          <table:table-cell ns42:value-type="float" office:value="93" office:value-type="float">
            <text:p>93</text:p>
          </table:table-cell>
          <table:table-cell ns42:value-type="float" office:value="86" office:value-type="float">
            <text:p>86</text:p>
          </table:table-cell>
          <table:table-cell ns42:value-type="float" office:value="179" office:value-type="float">
            <text:p>17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6" office:value-type="float">
            <text:p>56</text:p>
          </table:table-cell>
          <table:table-cell ns42:value-type="float" office:value="61" office:value-type="float">
            <text:p>61</text:p>
          </table:table-cell>
          <table:table-cell ns42:value-type="float" office:value="117" office:value-type="float">
            <text:p>1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0" office:value-type="float">
            <text:p>6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9" office:value-type="float">
            <text:p>149</text:p>
          </table:table-cell>
          <table:table-cell ns42:value-type="float" office:value="147" office:value-type="float">
            <text:p>147</text:p>
          </table:table-cell>
          <table:table-cell ns42:value-type="float" office:value="296" office:value-type="float">
            <text:p>29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89" office:value-type="float">
            <text:p>58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3" office:value-type="float">
            <text:p>33</text:p>
          </table:table-cell>
          <table:table-cell table:number-columns-repeated="2"/>
          <table:table-cell ns42:value-type="float" office:value="1446" office:value-type="float">
            <text:p>1446</text:p>
          </table:table-cell>
          <table:table-cell ns42:value-type="float" office:value="1395" office:value-type="float">
            <text:p>1395</text:p>
          </table:table-cell>
          <table:table-cell ns42:value-type="float" office:value="2841" office:value-type="float">
            <text:p>284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9" office:value-type="float">
            <text:p>99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98" office:value-type="float">
            <text:p>198</text:p>
          </table:table-cell>
          <table:table-cell ns42:value-type="float" office:value="216" office:value-type="float">
            <text:p>216</text:p>
          </table:table-cell>
          <table:table-cell ns42:value-type="float" office:value="414" office:value-type="float">
            <text:p>414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9" office:value-type="float">
            <text:p>99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98" office:value-type="float">
            <text:p>198</text:p>
          </table:table-cell>
          <table:table-cell ns42:value-type="float" office:value="216" office:value-type="float">
            <text:p>216</text:p>
          </table:table-cell>
          <table:table-cell ns42:value-type="float" office:value="414" office:value-type="float">
            <text:p>414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165" office:value-type="float">
            <text:p>165</text:p>
          </table:table-cell>
          <table:table-cell ns42:value-type="float" office:value="381" office:value-type="float">
            <text:p>38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6" office:value-type="float">
            <text:p>7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165" office:value-type="float">
            <text:p>165</text:p>
          </table:table-cell>
          <table:table-cell ns42:value-type="float" office:value="381" office:value-type="float">
            <text:p>38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75" office:value-type="float">
            <text:p>175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14" office:value-type="float">
            <text:p>414</text:p>
          </table:table-cell>
          <table:table-cell ns42:value-type="float" office:value="381" office:value-type="float">
            <text:p>381</text:p>
          </table:table-cell>
          <table:table-cell ns42:value-type="float" office:value="795" office:value-type="float">
            <text:p>795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23" table:number-columns-repeated="2" office:value-type="float">
            <text:p>2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92" office:value-type="float">
            <text:p>292</text:p>
          </table:table-cell>
          <table:table-cell ns42:value-type="float" office:value="23" office:value-type="float">
            <text:p>23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730" office:value-type="float">
            <text:p>730</text:p>
          </table:table-cell>
          <table:table-cell ns42:value-type="float" office:value="733" office:value-type="float">
            <text:p>733</text:p>
          </table:table-cell>
          <table:table-cell ns42:value-type="float" office:value="1463" office:value-type="float">
            <text:p>1463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38" office:value-type="float">
            <text:p>3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93" office:value-type="float">
            <text:p>293</text:p>
          </table:table-cell>
          <table:table-cell ns42:value-type="float" office:value="23" office:value-type="float">
            <text:p>23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730" office:value-type="float">
            <text:p>730</text:p>
          </table:table-cell>
          <table:table-cell ns42:value-type="float" office:value="756" office:value-type="float">
            <text:p>756</text:p>
          </table:table-cell>
          <table:table-cell ns42:value-type="float" office:value="1486" office:value-type="float">
            <text:p>1486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39" office:value-type="float">
            <text:p>3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uil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16" office:value-type="float">
            <text:p>116</text:p>
          </table:table-cell>
          <table:table-cell ns42:value-type="float" office:value="87" office:value-type="float">
            <text:p>87</text:p>
          </table:table-cell>
          <table:table-cell ns42:value-type="float" office:value="203" office:value-type="float">
            <text:p>20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7" office:value-type="float">
            <text:p>97</text:p>
          </table:table-cell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table:number-columns-repeated="5"/>
          <table:table-cell ns42:value-type="float" office:value="254" office:value-type="float">
            <text:p>254</text:p>
          </table:table-cell>
          <table:table-cell ns42:value-type="float" office:value="238" office:value-type="float">
            <text:p>238</text:p>
          </table:table-cell>
          <table:table-cell ns42:value-type="float" office:value="492" office:value-type="float">
            <text:p>492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6" office:value-type="float">
            <text:p>136</text:p>
          </table:table-cell>
          <table:table-cell ns42:value-type="float" office:value="7" office:value-type="float">
            <text:p>7</text:p>
          </table:table-cell>
          <table:table-cell ns42:value-type="float" office:value="2" office:value-type="float">
            <text:p>2</text:p>
          </table:table-cell>
          <table:table-cell table:number-columns-repeated="5"/>
          <table:table-cell ns42:value-type="float" office:value="370" office:value-type="float">
            <text:p>370</text:p>
          </table:table-cell>
          <table:table-cell ns42:value-type="float" office:value="325" office:value-type="float">
            <text:p>325</text:p>
          </table:table-cell>
          <table:table-cell ns42:value-type="float" office:value="695" office:value-type="float">
            <text:p>695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29" office:value-type="float">
            <text:p>429</text:p>
          </table:table-cell>
          <table:table-cell ns42:value-type="float" office:value="30" office:value-type="float">
            <text:p>30</text:p>
          </table:table-cell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100" office:value-type="float">
            <text:p>1100</text:p>
          </table:table-cell>
          <table:table-cell ns42:value-type="float" office:value="1082" office:value-type="float">
            <text:p>1082</text:p>
          </table:table-cell>
          <table:table-cell ns42:value-type="float" office:value="2182" office:value-type="float">
            <text:p>2182</text:p>
          </table:table-cell>
          <table:table-cell ns42:value-type="float" table:style-name="ce2" office:value="45" office:value-type="float">
            <text:p>45</text:p>
          </table:table-cell>
          <table:table-cell ns42:value-type="float" table:style-name="ce18" office:value="57" office:value-type="float">
            <text:p>5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8" office:value-type="float">
            <text:p>98</text:p>
          </table:table-cell>
          <table:table-cell ns42:value-type="float" office:value="4" office:value-type="float">
            <text:p>4</text:p>
          </table:table-cell>
          <table:table-cell ns42:value-type="float" office:value="102" office:value-type="float">
            <text:p>10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7" table:number-columns-repeated="2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43" office:value-type="float">
            <text:p>343</text:p>
          </table:table-cell>
          <table:table-cell ns42:value-type="float" office:value="16" office:value-type="float">
            <text:p>16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670" office:value-type="float">
            <text:p>670</text:p>
          </table:table-cell>
          <table:table-cell ns42:value-type="float" office:value="789" office:value-type="float">
            <text:p>789</text:p>
          </table:table-cell>
          <table:table-cell ns42:value-type="float" office:value="1459" office:value-type="float">
            <text:p>1459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37" office:value-type="float">
            <text:p>3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45" office:value-type="float">
            <text:p>345</text:p>
          </table:table-cell>
          <table:table-cell ns42:value-type="float" office:value="16" office:value-type="float">
            <text:p>16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768" office:value-type="float">
            <text:p>768</text:p>
          </table:table-cell>
          <table:table-cell ns42:value-type="float" office:value="810" office:value-type="float">
            <text:p>810</text:p>
          </table:table-cell>
          <table:table-cell ns42:value-type="float" office:value="1578" office:value-type="float">
            <text:p>1578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37" office:value-type="float">
            <text:p>3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0" office:value-type="float">
            <text:p>120</text:p>
          </table:table-cell>
          <table:table-cell ns42:value-type="float" office:value="124" office:value-type="float">
            <text:p>124</text:p>
          </table:table-cell>
          <table:table-cell ns42:value-type="float" office:value="244" office:value-type="float">
            <text:p>24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looster "Arcaparis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55" table:number-columns-repeated="2" office:value-type="float">
            <text:p>5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Inrichting v. zenuwziek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7" office:value-type="float">
            <text:p>7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00" office:value-type="float">
            <text:p>100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60" office:value-type="float">
            <text:p>260</text:p>
          </table:table-cell>
          <table:table-cell ns42:value-type="float" office:value="240" office:value-type="float">
            <text:p>240</text:p>
          </table:table-cell>
          <table:table-cell ns42:value-type="float" office:value="500" office:value-type="float">
            <text:p>50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0" office:value-type="float">
            <text:p>120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89" office:value-type="float">
            <text:p>289</text:p>
          </table:table-cell>
          <table:table-cell ns42:value-type="float" office:value="297" office:value-type="float">
            <text:p>297</text:p>
          </table:table-cell>
          <table:table-cell ns42:value-type="float" office:value="586" office:value-type="float">
            <text:p>586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9" office:value-type="float">
            <text:p>49</text:p>
          </table:table-cell>
          <table:table-cell ns42:value-type="float" office:value="4" office:value-type="float">
            <text:p>4</text:p>
          </table:table-cell>
          <table:table-cell table:number-columns-repeated="6"/>
          <table:table-cell ns42:value-type="float" office:value="151" office:value-type="float">
            <text:p>151</text:p>
          </table:table-cell>
          <table:table-cell ns42:value-type="float" office:value="148" office:value-type="float">
            <text:p>148</text:p>
          </table:table-cell>
          <table:table-cell ns42:value-type="float" office:value="299" office:value-type="float">
            <text:p>29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4" office:value-type="float">
            <text:p>314</text:p>
          </table:table-cell>
          <table:table-cell ns42:value-type="float" office:value="23" office:value-type="float">
            <text:p>2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821" office:value-type="float">
            <text:p>821</text:p>
          </table:table-cell>
          <table:table-cell ns42:value-type="float" office:value="871" office:value-type="float">
            <text:p>871</text:p>
          </table:table-cell>
          <table:table-cell ns42:value-type="float" office:value="1692" office:value-type="float">
            <text:p>1692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59" office:value-type="float">
            <text:p>659</text:p>
          </table:table-cell>
          <table:table-cell ns42:value-type="float" office:value="39" office:value-type="float">
            <text:p>39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1589" office:value-type="float">
            <text:p>1589</text:p>
          </table:table-cell>
          <table:table-cell ns42:value-type="float" office:value="1681" office:value-type="float">
            <text:p>1681</text:p>
          </table:table-cell>
          <table:table-cell ns42:value-type="float" office:value="3270" office:value-type="float">
            <text:p>3270</text:p>
          </table:table-cell>
          <table:table-cell ns42:value-type="float" table:style-name="ce2" office:value="55" office:value-type="float">
            <text:p>55</text:p>
          </table:table-cell>
          <table:table-cell ns42:value-type="float" table:style-name="ce18" office:value="53" office:value-type="float">
            <text:p>5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3" office:value-type="float">
            <text:p>8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186" office:value-type="float">
            <text:p>186</text:p>
          </table:table-cell>
          <table:table-cell ns42:value-type="float" office:value="180" office:value-type="float">
            <text:p>180</text:p>
          </table:table-cell>
          <table:table-cell ns42:value-type="float" office:value="366" office:value-type="float">
            <text:p>366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9" office:value-type="float">
            <text:p>219</text:p>
          </table:table-cell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2" office:value-type="float">
            <text:p>42</text:p>
          </table:table-cell>
          <table:table-cell table:number-columns-repeated="2"/>
          <table:table-cell ns42:value-type="float" office:value="458" office:value-type="float">
            <text:p>458</text:p>
          </table:table-cell>
          <table:table-cell ns42:value-type="float" office:value="438" office:value-type="float">
            <text:p>438</text:p>
          </table:table-cell>
          <table:table-cell ns42:value-type="float" office:value="896" office:value-type="float">
            <text:p>89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02" office:value-type="float">
            <text:p>302</text:p>
          </table:table-cell>
          <table:table-cell ns42:value-type="float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63" office:value-type="float">
            <text:p>63</text:p>
          </table:table-cell>
          <table:table-cell table:number-columns-repeated="2"/>
          <table:table-cell ns42:value-type="float" office:value="651" office:value-type="float">
            <text:p>651</text:p>
          </table:table-cell>
          <table:table-cell ns42:value-type="float" office:value="623" office:value-type="float">
            <text:p>623</text:p>
          </table:table-cell>
          <table:table-cell ns42:value-type="float" office:value="1274" office:value-type="float">
            <text:p>1274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02" office:value-type="float">
            <text:p>302</text:p>
          </table:table-cell>
          <table:table-cell ns42:value-type="float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63" office:value-type="float">
            <text:p>63</text:p>
          </table:table-cell>
          <table:table-cell table:number-columns-repeated="2"/>
          <table:table-cell ns42:value-type="float" office:value="651" office:value-type="float">
            <text:p>651</text:p>
          </table:table-cell>
          <table:table-cell ns42:value-type="float" office:value="624" office:value-type="float">
            <text:p>624</text:p>
          </table:table-cell>
          <table:table-cell ns42:value-type="float" office:value="1275" office:value-type="float">
            <text:p>1275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table:number-columns-repeated="7"/>
          <table:table-cell ns42:value-type="float" office:value="122" office:value-type="float">
            <text:p>122</text:p>
          </table:table-cell>
          <table:table-cell ns42:value-type="float" office:value="117" office:value-type="float">
            <text:p>117</text:p>
          </table:table-cell>
          <table:table-cell ns42:value-type="float" office:value="239" office:value-type="float">
            <text:p>23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64" office:value-type="float">
            <text:p>64</text:p>
          </table:table-cell>
          <table:table-cell ns42:value-type="float" office:value="52" office:value-type="float">
            <text:p>52</text:p>
          </table:table-cell>
          <table:table-cell ns42:value-type="float" office:value="116" office:value-type="float">
            <text:p>116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86" office:value-type="float">
            <text:p>186</text:p>
          </table:table-cell>
          <table:table-cell ns42:value-type="float" office:value="169" office:value-type="float">
            <text:p>169</text:p>
          </table:table-cell>
          <table:table-cell ns42:value-type="float" office:value="355" office:value-type="float">
            <text:p>355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66" office:value-type="float">
            <text:p>66</text:p>
          </table:table-cell>
          <table:table-cell ns42:value-type="float" office:value="65" office:value-type="float">
            <text:p>65</text:p>
          </table:table-cell>
          <table:table-cell ns42:value-type="float" office:value="131" office:value-type="float">
            <text:p>13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66" office:value-type="float">
            <text:p>66</text:p>
          </table:table-cell>
          <table:table-cell ns42:value-type="float" office:value="65" office:value-type="float">
            <text:p>65</text:p>
          </table:table-cell>
          <table:table-cell ns42:value-type="float" office:value="131" office:value-type="float">
            <text:p>13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2" office:value-type="float">
            <text:p>9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52" office:value-type="float">
            <text:p>252</text:p>
          </table:table-cell>
          <table:table-cell ns42:value-type="float" office:value="234" office:value-type="float">
            <text:p>234</text:p>
          </table:table-cell>
          <table:table-cell ns42:value-type="float" office:value="486" office:value-type="float">
            <text:p>486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1" office:value-type="float">
            <text:p>91</text:p>
          </table:table-cell>
          <table:table-cell ns42:value-type="float" office:value="103" office:value-type="float">
            <text:p>103</text:p>
          </table:table-cell>
          <table:table-cell ns42:value-type="float" office:value="194" office:value-type="float">
            <text:p>19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ns42:value-type="float" office:value="6" office:value-type="float">
            <text:p>6</text:p>
          </table:table-cell>
          <table:table-cell ns42:value-type="float" office:value="13" office:value-type="float">
            <text:p>1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alver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6" office:value-type="float">
            <text:p>46</text:p>
          </table:table-cell>
          <table:table-cell ns42:value-type="float" office:value="55" office:value-type="float">
            <text:p>55</text:p>
          </table:table-cell>
          <table:table-cell ns42:value-type="float" office:value="101" office:value-type="float">
            <text:p>101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Haan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8" office:value-type="float">
            <text:p>38</text:p>
          </table:table-cell>
          <table:table-cell ns42:value-type="float" office:value="33" office:value-type="float">
            <text:p>33</text:p>
          </table:table-cell>
          <table:table-cell ns42:value-type="float" office:value="71" office:value-type="float">
            <text:p>7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207" office:value-type="float">
            <text:p>207</text:p>
          </table:table-cell>
          <table:table-cell ns42:value-type="float" office:value="220" office:value-type="float">
            <text:p>220</text:p>
          </table:table-cell>
          <table:table-cell ns42:value-type="float" office:value="427" office:value-type="float">
            <text:p>427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6" office:value-type="float">
            <text:p>196</text:p>
          </table:table-cell>
          <table:table-cell ns42:value-type="float" office:value="16" office:value-type="float">
            <text:p>16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389" office:value-type="float">
            <text:p>389</text:p>
          </table:table-cell>
          <table:table-cell ns42:value-type="float" office:value="417" office:value-type="float">
            <text:p>417</text:p>
          </table:table-cell>
          <table:table-cell ns42:value-type="float" office:value="806" office:value-type="float">
            <text:p>806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8" office:value-type="float">
            <text:p>38</text:p>
          </table:table-cell>
          <table:table-cell ns42:value-type="float" office:value="43" office:value-type="float">
            <text:p>43</text:p>
          </table:table-cell>
          <table:table-cell ns42:value-type="float" office:value="81" office:value-type="float">
            <text:p>8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8" office:value-type="float">
            <text:p>28</text:p>
          </table:table-cell>
          <table:table-cell ns42:value-type="float" office:value="24" office:value-type="float">
            <text:p>24</text:p>
          </table:table-cell>
          <table:table-cell ns42:value-type="float" office:value="52" office:value-type="float">
            <text:p>52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eijersco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43" office:value-type="float">
            <text:p>43</text:p>
          </table:table-cell>
          <table:table-cell ns42:value-type="float" office:value="84" office:value-type="float">
            <text:p>8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aan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57" office:value-type="float">
            <text:p>57</text:p>
          </table:table-cell>
          <table:table-cell ns42:value-type="float" office:value="53" office:value-type="float">
            <text:p>53</text:p>
          </table:table-cell>
          <table:table-cell ns42:value-type="float" office:value="110" office:value-type="float">
            <text:p>11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44" office:value-type="float">
            <text:p>144</text:p>
          </table:table-cell>
          <table:table-cell ns42:value-type="float" office:value="113" office:value-type="float">
            <text:p>113</text:p>
          </table:table-cell>
          <table:table-cell ns42:value-type="float" office:value="257" office:value-type="float">
            <text:p>25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3" office:value-type="float">
            <text:p>163</text:p>
          </table:table-cell>
          <table:table-cell ns42:value-type="float" office:value="142" office:value-type="float">
            <text:p>142</text:p>
          </table:table-cell>
          <table:table-cell ns42:value-type="float" office:value="305" office:value-type="float">
            <text:p>30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3" office:value-type="float">
            <text:p>23</text:p>
          </table:table-cell>
          <table:table-cell ns42:value-type="float" office:value="26" office:value-type="float">
            <text:p>26</text:p>
          </table:table-cell>
          <table:table-cell ns42:value-type="float" office:value="49" office:value-type="float">
            <text:p>4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7" office:value-type="float">
            <text:p>87</text:p>
          </table:table-cell>
          <table:table-cell ns42:value-type="float" office:value="81" office:value-type="float">
            <text:p>81</text:p>
          </table:table-cell>
          <table:table-cell ns42:value-type="float" office:value="168" office:value-type="float">
            <text:p>16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27" office:value-type="float">
            <text:p>227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581" office:value-type="float">
            <text:p>581</text:p>
          </table:table-cell>
          <table:table-cell ns42:value-type="float" office:value="525" office:value-type="float">
            <text:p>525</text:p>
          </table:table-cell>
          <table:table-cell ns42:value-type="float" office:value="1106" office:value-type="float">
            <text:p>1106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23" office:value-type="float">
            <text:p>423</text:p>
          </table:table-cell>
          <table:table-cell ns42:value-type="float" office:value="26" office:value-type="float">
            <text:p>26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970" office:value-type="float">
            <text:p>970</text:p>
          </table:table-cell>
          <table:table-cell ns42:value-type="float" office:value="942" office:value-type="float">
            <text:p>942</text:p>
          </table:table-cell>
          <table:table-cell ns42:value-type="float" office:value="1912" office:value-type="float">
            <text:p>1912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</table:table-cell>
          <table:table-cell ns42:value-type="string" table:style-name="ce12" office:value-type="string">
            <text:p>Ge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37" office:value-type="float">
            <text:p>237</text:p>
          </table:table-cell>
          <table:table-cell ns42:value-type="float" office:value="229" office:value-type="float">
            <text:p>229</text:p>
          </table:table-cell>
          <table:table-cell ns42:value-type="float" office:value="466" office:value-type="float">
            <text:p>46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Tijdelijk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2" table:number-columns-repeated="2" office:value-type="float">
            <text:p>2</text:p>
          </table:table-cell>
          <table:table-cell/>
          <table:table-cell ns42:value-type="float" office:value="237" office:value-type="float">
            <text:p>237</text:p>
          </table:table-cell>
          <table:table-cell ns42:value-type="float" office:value="229" office:value-type="float">
            <text:p>229</text:p>
          </table:table-cell>
          <table:table-cell ns42:value-type="float" office:value="466" office:value-type="float">
            <text:p>466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4" office:value-type="float">
            <text:p>74</text:p>
          </table:table-cell>
          <table:table-cell ns42:value-type="float" office:value="61" office:value-type="float">
            <text:p>61</text:p>
          </table:table-cell>
          <table:table-cell ns42:value-type="float" office:value="135" office:value-type="float">
            <text:p>13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1" office:value-type="float">
            <text:p>14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25" office:value-type="float">
            <text:p>325</text:p>
          </table:table-cell>
          <table:table-cell ns42:value-type="float" office:value="288" office:value-type="float">
            <text:p>288</text:p>
          </table:table-cell>
          <table:table-cell ns42:value-type="float" office:value="613" office:value-type="float">
            <text:p>61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02" office:value-type="float">
            <text:p>102</text:p>
          </table:table-cell>
          <table:table-cell ns42:value-type="float" office:value="111" office:value-type="float">
            <text:p>111</text:p>
          </table:table-cell>
          <table:table-cell ns42:value-type="float" office:value="213" office:value-type="float">
            <text:p>213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27" office:value-type="float">
            <text:p>27</text:p>
          </table:table-cell>
          <table:table-cell ns42:value-type="float" office:value="28" office:value-type="float">
            <text:p>2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06" office:value-type="float">
            <text:p>106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54" office:value-type="float">
            <text:p>254</text:p>
          </table:table-cell>
          <table:table-cell ns42:value-type="float" office:value="245" office:value-type="float">
            <text:p>245</text:p>
          </table:table-cell>
          <table:table-cell ns42:value-type="float" office:value="499" office:value-type="float">
            <text:p>49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9" office:value-type="float">
            <text:p>12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320" office:value-type="float">
            <text:p>320</text:p>
          </table:table-cell>
          <table:table-cell ns42:value-type="float" office:value="305" office:value-type="float">
            <text:p>305</text:p>
          </table:table-cell>
          <table:table-cell ns42:value-type="float" office:value="625" office:value-type="float">
            <text:p>62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table:number-columns-repeated="7"/>
          <table:table-cell ns42:value-type="float" office:value="112" office:value-type="float">
            <text:p>112</text:p>
          </table:table-cell>
          <table:table-cell ns42:value-type="float" office:value="105" office:value-type="float">
            <text:p>105</text:p>
          </table:table-cell>
          <table:table-cell ns42:value-type="float" office:value="217" office:value-type="float">
            <text:p>21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88" office:value-type="float">
            <text:p>488</text:p>
          </table:table-cell>
          <table:table-cell ns42:value-type="float" office:value="13" office:value-type="float">
            <text:p>13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192" office:value-type="float">
            <text:p>1192</text:p>
          </table:table-cell>
          <table:table-cell ns42:value-type="float" office:value="1144" office:value-type="float">
            <text:p>1144</text:p>
          </table:table-cell>
          <table:table-cell ns42:value-type="float" office:value="2336" office:value-type="float">
            <text:p>2336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7" office:value-type="float">
            <text:p>9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47" office:value-type="float">
            <text:p>247</text:p>
          </table:table-cell>
          <table:table-cell ns42:value-type="float" office:value="227" office:value-type="float">
            <text:p>227</text:p>
          </table:table-cell>
          <table:table-cell ns42:value-type="float" office:value="474" office:value-type="float">
            <text:p>47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7" office:value-type="float">
            <text:p>9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47" office:value-type="float">
            <text:p>247</text:p>
          </table:table-cell>
          <table:table-cell ns42:value-type="float" office:value="227" office:value-type="float">
            <text:p>227</text:p>
          </table:table-cell>
          <table:table-cell ns42:value-type="float" office:value="474" office:value-type="float">
            <text:p>47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ou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0" office:value-type="float">
            <text:p>10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53" office:value-type="float">
            <text:p>253</text:p>
          </table:table-cell>
          <table:table-cell ns42:value-type="float" office:value="233" office:value-type="float">
            <text:p>233</text:p>
          </table:table-cell>
          <table:table-cell ns42:value-type="float" office:value="486" office:value-type="float">
            <text:p>48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o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89" office:value-type="float">
            <text:p>189</text:p>
          </table:table-cell>
          <table:table-cell ns42:value-type="float" office:value="179" office:value-type="float">
            <text:p>179</text:p>
          </table:table-cell>
          <table:table-cell ns42:value-type="float" office:value="368" office:value-type="float">
            <text:p>36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ud Wulv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7" office:value-type="float">
            <text:p>207</text:p>
          </table:table-cell>
          <table:table-cell ns42:value-type="float" office:value="204" office:value-type="float">
            <text:p>204</text:p>
          </table:table-cell>
          <table:table-cell ns42:value-type="float" office:value="411" office:value-type="float">
            <text:p>41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Schonauw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0" office:value-type="float">
            <text:p>120</text:p>
          </table:table-cell>
          <table:table-cell ns42:value-type="float" office:value="119" office:value-type="float">
            <text:p>119</text:p>
          </table:table-cell>
          <table:table-cell ns42:value-type="float" office:value="239" office:value-type="float">
            <text:p>23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91" office:value-type="float">
            <text:p>291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769" office:value-type="float">
            <text:p>769</text:p>
          </table:table-cell>
          <table:table-cell ns42:value-type="float" office:value="735" office:value-type="float">
            <text:p>735</text:p>
          </table:table-cell>
          <table:table-cell ns42:value-type="float" office:value="1504" office:value-type="float">
            <text:p>1504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88" office:value-type="float">
            <text:p>388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016" office:value-type="float">
            <text:p>1016</text:p>
          </table:table-cell>
          <table:table-cell ns42:value-type="float" office:value="962" office:value-type="float">
            <text:p>962</text:p>
          </table:table-cell>
          <table:table-cell ns42:value-type="float" office:value="1978" office:value-type="float">
            <text:p>1978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65" office:value-type="float">
            <text:p>65</text:p>
          </table:table-cell>
          <table:table-cell ns42:value-type="float" office:value="78" office:value-type="float">
            <text:p>78</text:p>
          </table:table-cell>
          <table:table-cell ns42:value-type="float" office:value="143" office:value-type="float">
            <text:p>14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65" office:value-type="float">
            <text:p>65</text:p>
          </table:table-cell>
          <table:table-cell ns42:value-type="float" office:value="78" office:value-type="float">
            <text:p>78</text:p>
          </table:table-cell>
          <table:table-cell ns42:value-type="float" office:value="143" office:value-type="float">
            <text:p>14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2" office:value-type="float">
            <text:p>312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807" office:value-type="float">
            <text:p>807</text:p>
          </table:table-cell>
          <table:table-cell ns42:value-type="float" office:value="696" office:value-type="float">
            <text:p>696</text:p>
          </table:table-cell>
          <table:table-cell ns42:value-type="float" office:value="1503" office:value-type="float">
            <text:p>1503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2" office:value-type="float">
            <text:p>312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808" office:value-type="float">
            <text:p>808</text:p>
          </table:table-cell>
          <table:table-cell ns42:value-type="float" office:value="696" office:value-type="float">
            <text:p>696</text:p>
          </table:table-cell>
          <table:table-cell ns42:value-type="float" office:value="1504" office:value-type="float">
            <text:p>150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43" office:value-type="float">
            <text:p>343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873" office:value-type="float">
            <text:p>873</text:p>
          </table:table-cell>
          <table:table-cell ns42:value-type="float" office:value="774" office:value-type="float">
            <text:p>774</text:p>
          </table:table-cell>
          <table:table-cell ns42:value-type="float" office:value="1647" office:value-type="float">
            <text:p>1647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2" office:value-type="float">
            <text:p>102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207" office:value-type="float">
            <text:p>207</text:p>
          </table:table-cell>
          <table:table-cell ns42:value-type="float" office:value="238" office:value-type="float">
            <text:p>238</text:p>
          </table:table-cell>
          <table:table-cell ns42:value-type="float" office:value="445" office:value-type="float">
            <text:p>445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2" office:value-type="float">
            <text:p>102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4" office:value-type="float">
            <text:p>14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207" office:value-type="float">
            <text:p>207</text:p>
          </table:table-cell>
          <table:table-cell ns42:value-type="float" office:value="238" office:value-type="float">
            <text:p>238</text:p>
          </table:table-cell>
          <table:table-cell ns42:value-type="float" office:value="445" office:value-type="float">
            <text:p>445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9" office:value-type="float">
            <text:p>159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81" office:value-type="float">
            <text:p>381</text:p>
          </table:table-cell>
          <table:table-cell ns42:value-type="float" office:value="340" office:value-type="float">
            <text:p>340</text:p>
          </table:table-cell>
          <table:table-cell ns42:value-type="float" office:value="721" office:value-type="float">
            <text:p>72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verei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8" office:value-type="float">
            <text:p>8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34" office:value-type="float">
            <text:p>234</text:p>
          </table:table-cell>
          <table:table-cell ns42:value-type="float" office:value="214" office:value-type="float">
            <text:p>214</text:p>
          </table:table-cell>
          <table:table-cell ns42:value-type="float" office:value="448" office:value-type="float">
            <text:p>44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52" office:value-type="float">
            <text:p>52</text:p>
          </table:table-cell>
          <table:table-cell ns42:value-type="float" office:value="48" office:value-type="float">
            <text:p>48</text:p>
          </table:table-cell>
          <table:table-cell ns42:value-type="float" office:value="100" office:value-type="float">
            <text:p>10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0" office:value-type="float">
            <text:p>150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414" office:value-type="float">
            <text:p>414</text:p>
          </table:table-cell>
          <table:table-cell ns42:value-type="float" office:value="383" office:value-type="float">
            <text:p>383</text:p>
          </table:table-cell>
          <table:table-cell ns42:value-type="float" office:value="797" office:value-type="float">
            <text:p>797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14" office:value-type="float">
            <text:p>414</text:p>
          </table:table-cell>
          <table:table-cell ns42:value-type="float" office:value="18" office:value-type="float">
            <text:p>18</text:p>
          </table:table-cell>
          <table:table-cell table:number-columns-repeated="3"/>
          <table:table-cell ns42:value-type="float" office:value="26" office:value-type="float">
            <text:p>26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081" office:value-type="float">
            <text:p>1081</text:p>
          </table:table-cell>
          <table:table-cell ns42:value-type="float" office:value="985" office:value-type="float">
            <text:p>985</text:p>
          </table:table-cell>
          <table:table-cell ns42:value-type="float" office:value="2066" office:value-type="float">
            <text:p>2066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16" office:value-type="float">
            <text:p>516</text:p>
          </table:table-cell>
          <table:table-cell ns42:value-type="float" office:value="22" office:value-type="float">
            <text:p>22</text:p>
          </table:table-cell>
          <table:table-cell table:number-columns-repeated="3"/>
          <table:table-cell ns42:value-type="float" office:value="40" office:value-type="float">
            <text:p>40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288" office:value-type="float">
            <text:p>1288</text:p>
          </table:table-cell>
          <table:table-cell ns42:value-type="float" office:value="1223" office:value-type="float">
            <text:p>1223</text:p>
          </table:table-cell>
          <table:table-cell ns42:value-type="float" office:value="2511" office:value-type="float">
            <text:p>2511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2" office:value-type="float">
            <text:p>72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9" office:value-type="float">
            <text:p>139</text:p>
          </table:table-cell>
          <table:table-cell ns42:value-type="float" office:value="135" office:value-type="float">
            <text:p>135</text:p>
          </table:table-cell>
          <table:table-cell ns42:value-type="float" office:value="274" office:value-type="float">
            <text:p>27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4" office:value-type="float">
            <text:p>4</text:p>
          </table:table-cell>
          <table:table-cell table:number-columns-repeated="6"/>
          <table:table-cell ns42:value-type="float" office:value="95" office:value-type="float">
            <text:p>95</text:p>
          </table:table-cell>
          <table:table-cell ns42:value-type="float" office:value="100" office:value-type="float">
            <text:p>100</text:p>
          </table:table-cell>
          <table:table-cell ns42:value-type="float" office:value="195" office:value-type="float">
            <text:p>195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0" office:value-type="float">
            <text:p>12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34" office:value-type="float">
            <text:p>234</text:p>
          </table:table-cell>
          <table:table-cell ns42:value-type="float" office:value="235" office:value-type="float">
            <text:p>235</text:p>
          </table:table-cell>
          <table:table-cell ns42:value-type="float" office:value="469" office:value-type="float">
            <text:p>469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8" office:value-type="float">
            <text:p>108</text:p>
          </table:table-cell>
          <table:table-cell ns42:value-type="float" office:value="10" office:value-type="float">
            <text:p>10</text:p>
          </table:table-cell>
          <table:table-cell table:number-columns-repeated="6"/>
          <table:table-cell ns42:value-type="float" office:value="313" office:value-type="float">
            <text:p>313</text:p>
          </table:table-cell>
          <table:table-cell ns42:value-type="float" office:value="333" office:value-type="float">
            <text:p>333</text:p>
          </table:table-cell>
          <table:table-cell ns42:value-type="float" office:value="646" office:value-type="float">
            <text:p>646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4" office:value-type="float">
            <text:p>7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06" office:value-type="float">
            <text:p>206</text:p>
          </table:table-cell>
          <table:table-cell ns42:value-type="float" office:value="229" office:value-type="float">
            <text:p>229</text:p>
          </table:table-cell>
          <table:table-cell ns42:value-type="float" office:value="435" office:value-type="float">
            <text:p>435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7"/>
          <table:table-cell ns42:value-type="float" office:value="62" office:value-type="float">
            <text:p>62</text:p>
          </table:table-cell>
          <table:table-cell ns42:value-type="float" office:value="71" office:value-type="float">
            <text:p>71</text:p>
          </table:table-cell>
          <table:table-cell ns42:value-type="float" office:value="133" office:value-type="float">
            <text:p>13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table:number-columns-repeated="7"/>
          <table:table-cell ns42:value-type="float" office:value="85" office:value-type="float">
            <text:p>85</text:p>
          </table:table-cell>
          <table:table-cell ns42:value-type="float" office:value="93" office:value-type="float">
            <text:p>93</text:p>
          </table:table-cell>
          <table:table-cell ns42:value-type="float" office:value="178" office:value-type="float">
            <text:p>17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48" office:value-type="float">
            <text:p>248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666" office:value-type="float">
            <text:p>666</text:p>
          </table:table-cell>
          <table:table-cell ns42:value-type="float" office:value="726" office:value-type="float">
            <text:p>726</text:p>
          </table:table-cell>
          <table:table-cell ns42:value-type="float" office:value="1392" office:value-type="float">
            <text:p>1392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68" office:value-type="float">
            <text:p>368</text:p>
          </table:table-cell>
          <table:table-cell ns42:value-type="float" office:value="17" office:value-type="float">
            <text:p>17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900" office:value-type="float">
            <text:p>900</text:p>
          </table:table-cell>
          <table:table-cell ns42:value-type="float" office:value="961" office:value-type="float">
            <text:p>961</text:p>
          </table:table-cell>
          <table:table-cell ns42:value-type="float" office:value="1861" office:value-type="float">
            <text:p>1861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3" office:value-type="float">
            <text:p>12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242" office:value-type="float">
            <text:p>242</text:p>
          </table:table-cell>
          <table:table-cell ns42:value-type="float" office:value="270" office:value-type="float">
            <text:p>270</text:p>
          </table:table-cell>
          <table:table-cell ns42:value-type="float" office:value="512" office:value-type="float">
            <text:p>512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, Bewoonde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3" office:value-type="float">
            <text:p>123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247" office:value-type="float">
            <text:p>247</text:p>
          </table:table-cell>
          <table:table-cell ns42:value-type="float" office:value="273" office:value-type="float">
            <text:p>273</text:p>
          </table:table-cell>
          <table:table-cell ns42:value-type="float" office:value="520" office:value-type="float">
            <text:p>520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gendijk Z.Z.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7"/>
          <table:table-cell ns42:value-type="float" office:value="61" office:value-type="float">
            <text:p>61</text:p>
          </table:table-cell>
          <table:table-cell ns42:value-type="float" office:value="54" office:value-type="float">
            <text:p>54</text:p>
          </table:table-cell>
          <table:table-cell ns42:value-type="float" office:value="115" office:value-type="float">
            <text:p>115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agendijk N.Z.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" office:value-type="float">
            <text:p>15</text:p>
          </table:table-cell>
          <table:table-cell ns42:value-type="float" office:value="13" office:value-type="float">
            <text:p>13</text:p>
          </table:table-cell>
          <table:table-cell ns42:value-type="float" office:value="28" office:value-type="float">
            <text:p>2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Spe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5"/>
          <table:table-cell ns42:value-type="float" office:value="106" office:value-type="float">
            <text:p>106</text:p>
          </table:table-cell>
          <table:table-cell ns42:value-type="float" office:value="110" office:value-type="float">
            <text:p>110</text:p>
          </table:table-cell>
          <table:table-cell ns42:value-type="float" office:value="216" office:value-type="float">
            <text:p>21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9" office:value-type="float">
            <text:p>69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82" office:value-type="float">
            <text:p>182</text:p>
          </table:table-cell>
          <table:table-cell ns42:value-type="float" office:value="177" office:value-type="float">
            <text:p>177</text:p>
          </table:table-cell>
          <table:table-cell ns42:value-type="float" office:value="359" office:value-type="float">
            <text:p>359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92" office:value-type="float">
            <text:p>192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429" office:value-type="float">
            <text:p>429</text:p>
          </table:table-cell>
          <table:table-cell ns42:value-type="float" office:value="450" office:value-type="float">
            <text:p>450</text:p>
          </table:table-cell>
          <table:table-cell ns42:value-type="float" office:value="879" office:value-type="float">
            <text:p>879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Varkensbuu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ns42:value-type="float" office:value="59" office:value-type="float">
            <text:p>59</text:p>
          </table:table-cell>
          <table:table-cell ns42:value-type="float" office:value="114" office:value-type="float">
            <text:p>11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4" office:value-type="float">
            <text:p>3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ns42:value-type="float" office:value="59" office:value-type="float">
            <text:p>59</text:p>
          </table:table-cell>
          <table:table-cell ns42:value-type="float" office:value="114" office:value-type="float">
            <text:p>11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Lage 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6" office:value-type="float">
            <text:p>26</text:p>
          </table:table-cell>
          <table:table-cell ns42:value-type="float" office:value="19" office:value-type="float">
            <text:p>19</text:p>
          </table:table-cell>
          <table:table-cell ns42:value-type="float" office:value="45" office:value-type="float">
            <text:p>4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Laagnieuwkoo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57" office:value-type="float">
            <text:p>57</text:p>
          </table:table-cell>
          <table:table-cell ns42:value-type="float" office:value="50" office:value-type="float">
            <text:p>50</text:p>
          </table:table-cell>
          <table:table-cell ns42:value-type="float" office:value="107" office:value-type="float">
            <text:p>10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ieltjes 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" office:value-type="float">
            <text:p>17</text:p>
          </table:table-cell>
          <table:table-cell ns42:value-type="float" office:value="24" office:value-type="float">
            <text:p>24</text:p>
          </table:table-cell>
          <table:table-cell ns42:value-type="float" office:value="41" office:value-type="float">
            <text:p>4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Kortr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11" office:value-type="float">
            <text:p>11</text:p>
          </table:table-cell>
          <table:table-cell ns42:value-type="float" office:value="23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Porte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40" office:value-type="float">
            <text:p>40</text:p>
          </table:table-cell>
          <table:table-cell ns42:value-type="float" office:value="72" office:value-type="float">
            <text:p>7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4" office:value-type="float">
            <text:p>54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4" table:number-columns-repeated="2" office:value-type="float">
            <text:p>144</text:p>
          </table:table-cell>
          <table:table-cell ns42:value-type="float" office:value="288" office:value-type="float">
            <text:p>28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88" office:value-type="float">
            <text:p>88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99" office:value-type="float">
            <text:p>199</text:p>
          </table:table-cell>
          <table:table-cell ns42:value-type="float" office:value="203" office:value-type="float">
            <text:p>203</text:p>
          </table:table-cell>
          <table:table-cell ns42:value-type="float" office:value="402" office:value-type="float">
            <text:p>402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9" office:value-type="float">
            <text:p>209</text:p>
          </table:table-cell>
          <table:table-cell ns42:value-type="float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525" office:value-type="float">
            <text:p>525</text:p>
          </table:table-cell>
          <table:table-cell ns42:value-type="float" office:value="472" office:value-type="float">
            <text:p>472</text:p>
          </table:table-cell>
          <table:table-cell ns42:value-type="float" office:value="997" office:value-type="float">
            <text:p>997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verlang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4" office:value-type="float">
            <text:p>134</text:p>
          </table:table-cell>
          <table:table-cell ns42:value-type="float" office:value="121" office:value-type="float">
            <text:p>121</text:p>
          </table:table-cell>
          <table:table-cell ns42:value-type="float" office:value="255" office:value-type="float">
            <text:p>25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54" office:value-type="float">
            <text:p>254</text:p>
          </table:table-cell>
          <table:table-cell ns42:value-type="float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659" office:value-type="float">
            <text:p>659</text:p>
          </table:table-cell>
          <table:table-cell ns42:value-type="float" office:value="593" office:value-type="float">
            <text:p>593</text:p>
          </table:table-cell>
          <table:table-cell ns42:value-type="float" office:value="1252" office:value-type="float">
            <text:p>1252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7" office:value-type="float">
            <text:p>127</text:p>
          </table:table-cell>
          <table:table-cell ns42:value-type="float" office:value="120" office:value-type="float">
            <text:p>120</text:p>
          </table:table-cell>
          <table:table-cell ns42:value-type="float" office:value="247" office:value-type="float">
            <text:p>247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5" office:value-type="float">
            <text:p>55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7" office:value-type="float">
            <text:p>127</text:p>
          </table:table-cell>
          <table:table-cell ns42:value-type="float" office:value="120" office:value-type="float">
            <text:p>120</text:p>
          </table:table-cell>
          <table:table-cell ns42:value-type="float" office:value="247" office:value-type="float">
            <text:p>247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8" office:value-type="float">
            <text:p>198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547" office:value-type="float">
            <text:p>547</text:p>
          </table:table-cell>
          <table:table-cell ns42:value-type="float" office:value="433" office:value-type="float">
            <text:p>433</text:p>
          </table:table-cell>
          <table:table-cell ns42:value-type="float" office:value="980" office:value-type="float">
            <text:p>980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18"/>
          <table:table-cell/>
          <table:table-cell table:style-name="ce6"/>
          <table:table-cell table:number-columns-repeated="7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ver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table:number-columns-repeated="7"/>
          <table:table-cell ns42:value-type="float" office:value="112" office:value-type="float">
            <text:p>112</text:p>
          </table:table-cell>
          <table:table-cell ns42:value-type="float" office:value="92" office:value-type="float">
            <text:p>92</text:p>
          </table:table-cell>
          <table:table-cell ns42:value-type="float" office:value="204" office:value-type="float">
            <text:p>20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33" office:value-type="float">
            <text:p>23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663" office:value-type="float">
            <text:p>663</text:p>
          </table:table-cell>
          <table:table-cell ns42:value-type="float" office:value="529" office:value-type="float">
            <text:p>529</text:p>
          </table:table-cell>
          <table:table-cell ns42:value-type="float" office:value="1192" office:value-type="float">
            <text:p>1192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31" office:value-type="float">
            <text:p>3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88" office:value-type="float">
            <text:p>288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790" office:value-type="float">
            <text:p>790</text:p>
          </table:table-cell>
          <table:table-cell ns42:value-type="float" office:value="649" office:value-type="float">
            <text:p>649</text:p>
          </table:table-cell>
          <table:table-cell ns42:value-type="float" office:value="1439" office:value-type="float">
            <text:p>1439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46" office:value-type="float">
            <text:p>4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3" office:value-type="float">
            <text:p>83</text:p>
          </table:table-cell>
          <table:table-cell ns42:value-type="float" office:value="10" office:value-type="float">
            <text:p>10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97" office:value-type="float">
            <text:p>197</text:p>
          </table:table-cell>
          <table:table-cell ns42:value-type="float" office:value="200" office:value-type="float">
            <text:p>200</text:p>
          </table:table-cell>
          <table:table-cell ns42:value-type="float" office:value="397" office:value-type="float">
            <text:p>39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eusder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0" office:value-type="float">
            <text:p>10</text:p>
          </table:table-cell>
          <table:table-cell ns42:value-type="float" office:value="23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2" office:value-type="float">
            <text:p>82</text:p>
          </table:table-cell>
          <table:table-cell ns42:value-type="float" office:value="69" office:value-type="float">
            <text:p>69</text:p>
          </table:table-cell>
          <table:table-cell ns42:value-type="float" office:value="151" office:value-type="float">
            <text:p>15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6" office:value-type="float">
            <text:p>6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90" office:value-type="float">
            <text:p>190</text:p>
          </table:table-cell>
          <table:table-cell ns42:value-type="float" office:value="179" office:value-type="float">
            <text:p>179</text:p>
          </table:table-cell>
          <table:table-cell ns42:value-type="float" office:value="369" office:value-type="float">
            <text:p>36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7" office:value-type="float">
            <text:p>8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19" office:value-type="float">
            <text:p>219</text:p>
          </table:table-cell>
          <table:table-cell ns42:value-type="float" office:value="214" office:value-type="float">
            <text:p>214</text:p>
          </table:table-cell>
          <table:table-cell ns42:value-type="float" office:value="433" office:value-type="float">
            <text:p>43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0" office:value-type="float">
            <text:p>10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65" office:value-type="float">
            <text:p>165</text:p>
          </table:table-cell>
          <table:table-cell ns42:value-type="float" office:value="155" office:value-type="float">
            <text:p>155</text:p>
          </table:table-cell>
          <table:table-cell ns42:value-type="float" office:value="320" office:value-type="float">
            <text:p>32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6" office:value-type="float">
            <text:p>156</text:p>
          </table:table-cell>
          <table:table-cell ns42:value-type="float" office:value="110" office:value-type="float">
            <text:p>110</text:p>
          </table:table-cell>
          <table:table-cell ns42:value-type="float" office:value="266" office:value-type="float">
            <text:p>26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49" office:value-type="float">
            <text:p>49</text:p>
          </table:table-cell>
          <table:table-cell ns42:value-type="float" office:value="33" office:value-type="float">
            <text:p>33</text:p>
          </table:table-cell>
          <table:table-cell ns42:value-type="float" office:value="82" office:value-type="float">
            <text:p>8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00" office:value-type="float">
            <text:p>400</text:p>
          </table:table-cell>
          <table:table-cell ns42:value-type="float" office:value="13" office:value-type="float">
            <text:p>13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073" office:value-type="float">
            <text:p>1073</text:p>
          </table:table-cell>
          <table:table-cell ns42:value-type="float" office:value="980" office:value-type="float">
            <text:p>980</text:p>
          </table:table-cell>
          <table:table-cell ns42:value-type="float" office:value="2053" office:value-type="float">
            <text:p>2053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ns42:value-type="float" office:value="61" office:value-type="float">
            <text:p>61</text:p>
          </table:table-cell>
          <table:table-cell ns42:value-type="float" office:value="116" office:value-type="float">
            <text:p>11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13" office:value-type="float">
            <text:p>113</text:p>
          </table:table-cell>
          <table:table-cell ns42:value-type="float" office:value="132" office:value-type="float">
            <text:p>132</text:p>
          </table:table-cell>
          <table:table-cell ns42:value-type="float" office:value="245" office:value-type="float">
            <text:p>245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" office:value-type="float">
            <text:p>12</text:p>
          </table:table-cell>
          <table:table-cell ns42:value-type="float" office:value="15" office:value-type="float">
            <text:p>15</text:p>
          </table:table-cell>
          <table:table-cell ns42:value-type="float" office:value="27" office:value-type="float">
            <text:p>2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8" office:value-type="float">
            <text:p>108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80" office:value-type="float">
            <text:p>180</text:p>
          </table:table-cell>
          <table:table-cell ns42:value-type="float" office:value="208" office:value-type="float">
            <text:p>208</text:p>
          </table:table-cell>
          <table:table-cell ns42:value-type="float" office:value="388" office:value-type="float">
            <text:p>388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6" office:value-type="float">
            <text:p>96</text:p>
          </table:table-cell>
          <table:table-cell ns42:value-type="float" office:value="94" office:value-type="float">
            <text:p>94</text:p>
          </table:table-cell>
          <table:table-cell ns42:value-type="float" office:value="190" office:value-type="float">
            <text:p>19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6" office:value-type="float">
            <text:p>76</text:p>
          </table:table-cell>
          <table:table-cell ns42:value-type="float" office:value="73" office:value-type="float">
            <text:p>73</text:p>
          </table:table-cell>
          <table:table-cell ns42:value-type="float" office:value="149" office:value-type="float">
            <text:p>14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42" office:value-type="float">
            <text:p>42</text:p>
          </table:table-cell>
          <table:table-cell ns42:value-type="float" office:value="38" office:value-type="float">
            <text:p>38</text:p>
          </table:table-cell>
          <table:table-cell ns42:value-type="float" office:value="80" office:value-type="float">
            <text:p>8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05" office:value-type="float">
            <text:p>105</text:p>
          </table:table-cell>
          <table:table-cell ns42:value-type="float" office:value="103" office:value-type="float">
            <text:p>103</text:p>
          </table:table-cell>
          <table:table-cell ns42:value-type="float" office:value="208" office:value-type="float">
            <text:p>20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26" office:value-type="float">
            <text:p>126</text:p>
          </table:table-cell>
          <table:table-cell ns42:value-type="float" office:value="250" office:value-type="float">
            <text:p>25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3" office:value-type="float">
            <text:p>83</text:p>
          </table:table-cell>
          <table:table-cell ns42:value-type="float" office:value="73" office:value-type="float">
            <text:p>73</text:p>
          </table:table-cell>
          <table:table-cell ns42:value-type="float" office:value="156" office:value-type="float">
            <text:p>15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4" office:value-type="float">
            <text:p>204</text:p>
          </table:table-cell>
          <table:table-cell ns42:value-type="float" office:value="16" office:value-type="float">
            <text:p>16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0" office:value-type="float">
            <text:p>10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27" office:value-type="float">
            <text:p>527</text:p>
          </table:table-cell>
          <table:table-cell ns42:value-type="float" office:value="508" office:value-type="float">
            <text:p>508</text:p>
          </table:table-cell>
          <table:table-cell ns42:value-type="float" office:value="1035" office:value-type="float">
            <text:p>1035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12" office:value-type="float">
            <text:p>312</text:p>
          </table:table-cell>
          <table:table-cell ns42:value-type="float" office:value="21" office:value-type="float">
            <text:p>2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6" office:value-type="float">
            <text:p>16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707" office:value-type="float">
            <text:p>707</text:p>
          </table:table-cell>
          <table:table-cell ns42:value-type="float" office:value="716" office:value-type="float">
            <text:p>716</text:p>
          </table:table-cell>
          <table:table-cell ns42:value-type="float" office:value="1423" office:value-type="float">
            <text:p>1423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29" office:value-type="float">
            <text:p>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9" office:value-type="float">
            <text:p>9</text:p>
          </table:table-cell>
          <table:table-cell ns42:value-type="float" office:value="20" office:value-type="float">
            <text:p>20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78" table:number-columns-repeated="2" office:value-type="float">
            <text:p>78</text:p>
          </table:table-cell>
          <table:table-cell ns42:value-type="float" office:value="156" office:value-type="float">
            <text:p>156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93" office:value-type="float">
            <text:p>93</text:p>
          </table:table-cell>
          <table:table-cell ns42:value-type="float" office:value="111" office:value-type="float">
            <text:p>111</text:p>
          </table:table-cell>
          <table:table-cell ns42:value-type="float" office:value="204" office:value-type="float">
            <text:p>20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 Loe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2" office:value-type="float">
            <text:p>13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255" office:value-type="float">
            <text:p>255</text:p>
          </table:table-cell>
          <table:table-cell ns42:value-type="float" office:value="281" office:value-type="float">
            <text:p>281</text:p>
          </table:table-cell>
          <table:table-cell ns42:value-type="float" office:value="536" office:value-type="float">
            <text:p>536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21" office:value-type="float">
            <text:p>221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33" office:value-type="float">
            <text:p>33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437" office:value-type="float">
            <text:p>437</text:p>
          </table:table-cell>
          <table:table-cell ns42:value-type="float" office:value="479" office:value-type="float">
            <text:p>479</text:p>
          </table:table-cell>
          <table:table-cell ns42:value-type="float" office:value="916" office:value-type="float">
            <text:p>916</text:p>
          </table:table-cell>
          <table:table-cell ns42:value-type="float" table:style-name="ce2" office:value="35" office:value-type="float">
            <text:p>35</text:p>
          </table:table-cell>
          <table:table-cell ns42:value-type="float" table:style-name="ce18" office:value="42" office:value-type="float">
            <text:p>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3" office:value-type="float">
            <text:p>5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49" office:value-type="float">
            <text:p>149</text:p>
          </table:table-cell>
          <table:table-cell ns42:value-type="float" office:value="143" office:value-type="float">
            <text:p>143</text:p>
          </table:table-cell>
          <table:table-cell ns42:value-type="float" office:value="292" office:value-type="float">
            <text:p>292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16" office:value-type="float">
            <text:p>16</text:p>
          </table:table-cell>
          <table:table-cell ns42:value-type="float" office:value="35" office:value-type="float">
            <text:p>3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. Sloot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79" office:value-type="float">
            <text:p>79</text:p>
          </table:table-cell>
          <table:table-cell ns42:value-type="float" office:value="66" office:value-type="float">
            <text:p>66</text:p>
          </table:table-cell>
          <table:table-cell ns42:value-type="float" office:value="145" office:value-type="float">
            <text:p>14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4" office:value-type="float">
            <text:p>8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247" office:value-type="float">
            <text:p>247</text:p>
          </table:table-cell>
          <table:table-cell ns42:value-type="float" office:value="225" office:value-type="float">
            <text:p>225</text:p>
          </table:table-cell>
          <table:table-cell ns42:value-type="float" office:value="472" office:value-type="float">
            <text:p>472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05" office:value-type="float">
            <text:p>305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43" office:value-type="float">
            <text:p>43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684" office:value-type="float">
            <text:p>684</text:p>
          </table:table-cell>
          <table:table-cell ns42:value-type="float" office:value="704" office:value-type="float">
            <text:p>704</text:p>
          </table:table-cell>
          <table:table-cell ns42:value-type="float" office:value="1388" office:value-type="float">
            <text:p>1388</text:p>
          </table:table-cell>
          <table:table-cell ns42:value-type="float" table:style-name="ce2" office:value="48" office:value-type="float">
            <text:p>48</text:p>
          </table:table-cell>
          <table:table-cell ns42:value-type="float" table:style-name="ce18" office:value="51" office:value-type="float">
            <text:p>5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98" office:value-type="float">
            <text:p>98</text:p>
          </table:table-cell>
          <table:table-cell ns42:value-type="float" office:value="95" office:value-type="float">
            <text:p>95</text:p>
          </table:table-cell>
          <table:table-cell ns42:value-type="float" office:value="193" office:value-type="float">
            <text:p>19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Ter Aa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2" office:value-type="float">
            <text:p>42</text:p>
          </table:table-cell>
          <table:table-cell ns42:value-type="float" office:value="35" office:value-type="float">
            <text:p>35</text:p>
          </table:table-cell>
          <table:table-cell ns42:value-type="float" office:value="77" office:value-type="float">
            <text:p>7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2" office:value-type="float">
            <text:p>6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40" office:value-type="float">
            <text:p>140</text:p>
          </table:table-cell>
          <table:table-cell ns42:value-type="float" office:value="130" office:value-type="float">
            <text:p>130</text:p>
          </table:table-cell>
          <table:table-cell ns42:value-type="float" office:value="270" office:value-type="float">
            <text:p>27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ukoo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08" office:value-type="float">
            <text:p>108</text:p>
          </table:table-cell>
          <table:table-cell ns42:value-type="float" office:value="112" office:value-type="float">
            <text:p>112</text:p>
          </table:table-cell>
          <table:table-cell ns42:value-type="float" office:value="220" office:value-type="float">
            <text:p>22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08" office:value-type="float">
            <text:p>108</text:p>
          </table:table-cell>
          <table:table-cell ns42:value-type="float" office:value="112" office:value-type="float">
            <text:p>112</text:p>
          </table:table-cell>
          <table:table-cell ns42:value-type="float" office:value="220" office:value-type="float">
            <text:p>22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6" office:value-type="float">
            <text:p>96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48" office:value-type="float">
            <text:p>248</text:p>
          </table:table-cell>
          <table:table-cell ns42:value-type="float" office:value="242" office:value-type="float">
            <text:p>242</text:p>
          </table:table-cell>
          <table:table-cell ns42:value-type="float" office:value="490" office:value-type="float">
            <text:p>49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02" office:value-type="float">
            <text:p>102</text:p>
          </table:table-cell>
          <table:table-cell ns42:value-type="float" office:value="104" office:value-type="float">
            <text:p>104</text:p>
          </table:table-cell>
          <table:table-cell ns42:value-type="float" office:value="206" office:value-type="float">
            <text:p>20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udov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9" office:value-type="float">
            <text:p>179</text:p>
          </table:table-cell>
          <table:table-cell ns42:value-type="float" office:value="20" office:value-type="float">
            <text:p>20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24" office:value-type="float">
            <text:p>424</text:p>
          </table:table-cell>
          <table:table-cell ns42:value-type="float" office:value="408" office:value-type="float">
            <text:p>408</text:p>
          </table:table-cell>
          <table:table-cell ns42:value-type="float" office:value="832" office:value-type="float">
            <text:p>832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udover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udover, Woon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2" office:value-type="float">
            <text:p>2</text:p>
          </table:table-cell>
          <table:table-cell table:number-columns-repeated="3"/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3" office:value-type="float">
            <text:p>243</text:p>
          </table:table-cell>
          <table:table-cell ns42:value-type="float" office:value="20" office:value-type="float">
            <text:p>20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503" office:value-type="float">
            <text:p>503</text:p>
          </table:table-cell>
          <table:table-cell ns42:value-type="float" office:value="511" office:value-type="float">
            <text:p>511</text:p>
          </table:table-cell>
          <table:table-cell ns42:value-type="float" office:value="1014" office:value-type="float">
            <text:p>1014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6" office:value-type="float">
            <text:p>106</text:p>
          </table:table-cell>
          <table:table-cell ns42:value-type="float" office:value="16" office:value-type="float">
            <text:p>16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06" office:value-type="float">
            <text:p>406</text:p>
          </table:table-cell>
          <table:table-cell ns42:value-type="float" office:value="398" office:value-type="float">
            <text:p>398</text:p>
          </table:table-cell>
          <table:table-cell ns42:value-type="float" office:value="804" office:value-type="float">
            <text:p>80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52" office:value-type="float">
            <text:p>52</text:p>
          </table:table-cell>
          <table:table-cell ns42:value-type="float" office:value="38" office:value-type="float">
            <text:p>38</text:p>
          </table:table-cell>
          <table:table-cell ns42:value-type="float" office:value="90" office:value-type="float">
            <text:p>9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93" office:value-type="float">
            <text:p>593</text:p>
          </table:table-cell>
          <table:table-cell ns42:value-type="float" office:value="61" office:value-type="float">
            <text:p>6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24" office:value-type="float">
            <text:p>24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1490" office:value-type="float">
            <text:p>1490</text:p>
          </table:table-cell>
          <table:table-cell ns42:value-type="float" office:value="1459" office:value-type="float">
            <text:p>1459</text:p>
          </table:table-cell>
          <table:table-cell ns42:value-type="float" office:value="2949" office:value-type="float">
            <text:p>2949</text:p>
          </table:table-cell>
          <table:table-cell ns42:value-type="float" table:style-name="ce2" office:value="45" office:value-type="float">
            <text:p>45</text:p>
          </table:table-cell>
          <table:table-cell ns42:value-type="float" table:style-name="ce18" office:value="55" office:value-type="float">
            <text:p>5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4" office:value-type="float">
            <text:p>74</text:p>
          </table:table-cell>
          <table:table-cell ns42:value-type="float" office:value="79" office:value-type="float">
            <text:p>79</text:p>
          </table:table-cell>
          <table:table-cell ns42:value-type="float" office:value="153" office:value-type="float">
            <text:p>15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4" office:value-type="float">
            <text:p>74</text:p>
          </table:table-cell>
          <table:table-cell ns42:value-type="float" office:value="79" office:value-type="float">
            <text:p>79</text:p>
          </table:table-cell>
          <table:table-cell ns42:value-type="float" office:value="153" office:value-type="float">
            <text:p>15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6" office:value-type="float">
            <text:p>9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72" office:value-type="float">
            <text:p>172</text:p>
          </table:table-cell>
          <table:table-cell ns42:value-type="float" office:value="164" office:value-type="float">
            <text:p>164</text:p>
          </table:table-cell>
          <table:table-cell ns42:value-type="float" office:value="336" office:value-type="float">
            <text:p>33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67" office:value-type="float">
            <text:p>167</text:p>
          </table:table-cell>
          <table:table-cell ns42:value-type="float" office:value="155" office:value-type="float">
            <text:p>155</text:p>
          </table:table-cell>
          <table:table-cell ns42:value-type="float" office:value="322" office:value-type="float">
            <text:p>32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5" office:value-type="float">
            <text:p>85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214" office:value-type="float">
            <text:p>214</text:p>
          </table:table-cell>
          <table:table-cell ns42:value-type="float" office:value="202" office:value-type="float">
            <text:p>202</text:p>
          </table:table-cell>
          <table:table-cell ns42:value-type="float" office:value="416" office:value-type="float">
            <text:p>41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5" office:value-type="float">
            <text:p>95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33" office:value-type="float">
            <text:p>233</text:p>
          </table:table-cell>
          <table:table-cell ns42:value-type="float" office:value="177" office:value-type="float">
            <text:p>177</text:p>
          </table:table-cell>
          <table:table-cell ns42:value-type="float" office:value="410" office:value-type="float">
            <text:p>41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99" office:value-type="float">
            <text:p>299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786" office:value-type="float">
            <text:p>786</text:p>
          </table:table-cell>
          <table:table-cell ns42:value-type="float" office:value="698" office:value-type="float">
            <text:p>698</text:p>
          </table:table-cell>
          <table:table-cell ns42:value-type="float" office:value="1484" office:value-type="float">
            <text:p>1484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33" office:value-type="float">
            <text:p>333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860" office:value-type="float">
            <text:p>860</text:p>
          </table:table-cell>
          <table:table-cell ns42:value-type="float" office:value="777" office:value-type="float">
            <text:p>777</text:p>
          </table:table-cell>
          <table:table-cell ns42:value-type="float" office:value="1637" office:value-type="float">
            <text:p>1637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3" office:value-type="float">
            <text:p>83</text:p>
          </table:table-cell>
          <table:table-cell ns42:value-type="float" office:value="4" office:value-type="float">
            <text:p>4</text:p>
          </table:table-cell>
          <table:table-cell table:number-columns-repeated="6"/>
          <table:table-cell ns42:value-type="float" office:value="215" office:value-type="float">
            <text:p>215</text:p>
          </table:table-cell>
          <table:table-cell ns42:value-type="float" office:value="189" office:value-type="float">
            <text:p>189</text:p>
          </table:table-cell>
          <table:table-cell ns42:value-type="float" office:value="404" office:value-type="float">
            <text:p>40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Maarsber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19" office:value-type="float">
            <text:p>219</text:p>
          </table:table-cell>
          <table:table-cell ns42:value-type="float" office:value="197" office:value-type="float">
            <text:p>197</text:p>
          </table:table-cell>
          <table:table-cell ns42:value-type="float" office:value="416" office:value-type="float">
            <text:p>416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48" office:value-type="float">
            <text:p>148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34" office:value-type="float">
            <text:p>434</text:p>
          </table:table-cell>
          <table:table-cell ns42:value-type="float" office:value="386" office:value-type="float">
            <text:p>386</text:p>
          </table:table-cell>
          <table:table-cell ns42:value-type="float" office:value="820" office:value-type="float">
            <text:p>820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31" table:number-columns-repeated="2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39" office:value-type="float">
            <text:p>139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276" office:value-type="float">
            <text:p>276</text:p>
          </table:table-cell>
          <table:table-cell ns42:value-type="float" office:value="318" office:value-type="float">
            <text:p>318</text:p>
          </table:table-cell>
          <table:table-cell ns42:value-type="float" office:value="594" office:value-type="float">
            <text:p>594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R.K. gest. "Hoornoord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4" table:number-columns-repeated="2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94" office:value-type="float">
            <text:p>194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406" office:value-type="float">
            <text:p>406</text:p>
          </table:table-cell>
          <table:table-cell ns42:value-type="float" office:value="436" office:value-type="float">
            <text:p>436</text:p>
          </table:table-cell>
          <table:table-cell ns42:value-type="float" office:value="842" office:value-type="float">
            <text:p>842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35" office:value-type="float">
            <text:p>335</text:p>
          </table:table-cell>
          <table:table-cell ns42:value-type="float" office:value="23" office:value-type="float">
            <text:p>23</text:p>
          </table:table-cell>
          <table:table-cell table:number-columns-repeated="3"/>
          <table:table-cell ns42:value-type="float" office:value="40" office:value-type="float">
            <text:p>40</text:p>
          </table:table-cell>
          <table:table-cell table:number-columns-repeated="2"/>
          <table:table-cell ns42:value-type="float" office:value="682" office:value-type="float">
            <text:p>682</text:p>
          </table:table-cell>
          <table:table-cell ns42:value-type="float" office:value="799" office:value-type="float">
            <text:p>799</text:p>
          </table:table-cell>
          <table:table-cell ns42:value-type="float" office:value="1481" office:value-type="float">
            <text:p>1481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28" office:value-type="float">
            <text:p>2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14" office:value-type="float">
            <text:p>14</text:p>
          </table:table-cell>
          <table:table-cell ns42:value-type="float" office:value="21" office:value-type="float">
            <text:p>2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1" office:value-type="float">
            <text:p>6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80" office:value-type="float">
            <text:p>180</text:p>
          </table:table-cell>
          <table:table-cell ns42:value-type="float" office:value="154" office:value-type="float">
            <text:p>154</text:p>
          </table:table-cell>
          <table:table-cell ns42:value-type="float" office:value="334" office:value-type="float">
            <text:p>33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6" office:value-type="float">
            <text:p>36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0" office:value-type="float">
            <text:p>100</text:p>
          </table:table-cell>
          <table:table-cell ns42:value-type="float" office:value="109" office:value-type="float">
            <text:p>109</text:p>
          </table:table-cell>
          <table:table-cell ns42:value-type="float" office:value="209" office:value-type="float">
            <text:p>20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287" office:value-type="float">
            <text:p>287</text:p>
          </table:table-cell>
          <table:table-cell ns42:value-type="float" office:value="277" office:value-type="float">
            <text:p>277</text:p>
          </table:table-cell>
          <table:table-cell ns42:value-type="float" office:value="564" office:value-type="float">
            <text:p>564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33" office:value-type="float">
            <text:p>433</text:p>
          </table:table-cell>
          <table:table-cell ns42:value-type="float" office:value="31" office:value-type="float">
            <text:p>31</text:p>
          </table:table-cell>
          <table:table-cell table:number-columns-repeated="3"/>
          <table:table-cell ns42:value-type="float" office:value="49" office:value-type="float">
            <text:p>49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970" office:value-type="float">
            <text:p>970</text:p>
          </table:table-cell>
          <table:table-cell ns42:value-type="float" office:value="1076" office:value-type="float">
            <text:p>1076</text:p>
          </table:table-cell>
          <table:table-cell ns42:value-type="float" office:value="2046" office:value-type="float">
            <text:p>2046</text:p>
          </table:table-cell>
          <table:table-cell ns42:value-type="float" table:style-name="ce2" office:value="44" office:value-type="float">
            <text:p>44</text:p>
          </table:table-cell>
          <table:table-cell ns42:value-type="float" table:style-name="ce18" office:value="38" office:value-type="float">
            <text:p>3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4" office:value-type="float">
            <text:p>114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221" office:value-type="float">
            <text:p>221</text:p>
          </table:table-cell>
          <table:table-cell ns42:value-type="float" office:value="260" office:value-type="float">
            <text:p>260</text:p>
          </table:table-cell>
          <table:table-cell ns42:value-type="float" office:value="481" office:value-type="float">
            <text:p>481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4" office:value-type="float">
            <text:p>114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221" office:value-type="float">
            <text:p>221</text:p>
          </table:table-cell>
          <table:table-cell ns42:value-type="float" office:value="260" office:value-type="float">
            <text:p>260</text:p>
          </table:table-cell>
          <table:table-cell ns42:value-type="float" office:value="481" office:value-type="float">
            <text:p>481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75" office:value-type="float">
            <text:p>75</text:p>
          </table:table-cell>
          <table:table-cell ns42:value-type="float" office:value="96" office:value-type="float">
            <text:p>96</text:p>
          </table:table-cell>
          <table:table-cell ns42:value-type="float" office:value="171" office:value-type="float">
            <text:p>171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7" office:value-type="float">
            <text:p>147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384" office:value-type="float">
            <text:p>384</text:p>
          </table:table-cell>
          <table:table-cell ns42:value-type="float" office:value="348" office:value-type="float">
            <text:p>348</text:p>
          </table:table-cell>
          <table:table-cell ns42:value-type="float" office:value="732" office:value-type="float">
            <text:p>732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8" office:value-type="float">
            <text:p>178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459" office:value-type="float">
            <text:p>459</text:p>
          </table:table-cell>
          <table:table-cell ns42:value-type="float" office:value="444" office:value-type="float">
            <text:p>444</text:p>
          </table:table-cell>
          <table:table-cell ns42:value-type="float" office:value="903" office:value-type="float">
            <text:p>903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92" office:value-type="float">
            <text:p>292</text:p>
          </table:table-cell>
          <table:table-cell ns42:value-type="float" office:value="21" office:value-type="float">
            <text:p>21</text:p>
          </table:table-cell>
          <table:table-cell table:number-columns-repeated="3"/>
          <table:table-cell ns42:value-type="float" office:value="25" office:value-type="float">
            <text:p>25</text:p>
          </table:table-cell>
          <table:table-cell table:number-columns-repeated="2"/>
          <table:table-cell ns42:value-type="float" office:value="680" office:value-type="float">
            <text:p>680</text:p>
          </table:table-cell>
          <table:table-cell ns42:value-type="float" office:value="704" office:value-type="float">
            <text:p>704</text:p>
          </table:table-cell>
          <table:table-cell ns42:value-type="float" office:value="1384" office:value-type="float">
            <text:p>1384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78" office:value-type="float">
            <text:p>178</text:p>
          </table:table-cell>
          <table:table-cell ns42:value-type="float" office:value="173" office:value-type="float">
            <text:p>173</text:p>
          </table:table-cell>
          <table:table-cell ns42:value-type="float" office:value="351" office:value-type="float">
            <text:p>35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7"/>
          <table:table-cell ns42:value-type="float" office:value="47" office:value-type="float">
            <text:p>47</text:p>
          </table:table-cell>
          <table:table-cell ns42:value-type="float" office:value="49" office:value-type="float">
            <text:p>49</text:p>
          </table:table-cell>
          <table:table-cell ns42:value-type="float" office:value="96" office:value-type="float">
            <text:p>9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6" office:value-type="float">
            <text:p>96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25" office:value-type="float">
            <text:p>225</text:p>
          </table:table-cell>
          <table:table-cell ns42:value-type="float" office:value="222" office:value-type="float">
            <text:p>222</text:p>
          </table:table-cell>
          <table:table-cell ns42:value-type="float" office:value="447" office:value-type="float">
            <text:p>447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7" office:value-type="float">
            <text:p>117</text:p>
          </table:table-cell>
          <table:table-cell table:number-columns-repeated="7"/>
          <table:table-cell ns42:value-type="float" office:value="307" office:value-type="float">
            <text:p>307</text:p>
          </table:table-cell>
          <table:table-cell ns42:value-type="float" office:value="253" office:value-type="float">
            <text:p>253</text:p>
          </table:table-cell>
          <table:table-cell ns42:value-type="float" office:value="560" office:value-type="float">
            <text:p>560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chter 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59" office:value-type="float">
            <text:p>59</text:p>
          </table:table-cell>
          <table:table-cell ns42:value-type="float" office:value="49" office:value-type="float">
            <text:p>49</text:p>
          </table:table-cell>
          <table:table-cell ns42:value-type="float" office:value="108" office:value-type="float">
            <text:p>10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77" office:value-type="float">
            <text:p>77</text:p>
          </table:table-cell>
          <table:table-cell ns42:value-type="float" office:value="85" office:value-type="float">
            <text:p>85</text:p>
          </table:table-cell>
          <table:table-cell ns42:value-type="float" office:value="162" office:value-type="float">
            <text:p>16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269" office:value-type="float">
            <text:p>269</text:p>
          </table:table-cell>
          <table:table-cell ns42:value-type="float" office:value="256" office:value-type="float">
            <text:p>256</text:p>
          </table:table-cell>
          <table:table-cell ns42:value-type="float" office:value="525" office:value-type="float">
            <text:p>525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57" office:value-type="float">
            <text:p>157</text:p>
          </table:table-cell>
          <table:table-cell ns42:value-type="float" office:value="145" office:value-type="float">
            <text:p>145</text:p>
          </table:table-cell>
          <table:table-cell ns42:value-type="float" office:value="302" office:value-type="float">
            <text:p>30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7"/>
          <table:table-cell ns42:value-type="float" office:value="72" office:value-type="float">
            <text:p>72</text:p>
          </table:table-cell>
          <table:table-cell ns42:value-type="float" office:value="69" office:value-type="float">
            <text:p>69</text:p>
          </table:table-cell>
          <table:table-cell ns42:value-type="float" office:value="141" office:value-type="float">
            <text:p>14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99" office:value-type="float">
            <text:p>99</text:p>
          </table:table-cell>
          <table:table-cell ns42:value-type="float" office:value="102" office:value-type="float">
            <text:p>102</text:p>
          </table:table-cell>
          <table:table-cell ns42:value-type="float" office:value="201" office:value-type="float">
            <text:p>20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89" office:value-type="float">
            <text:p>389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040" office:value-type="float">
            <text:p>1040</text:p>
          </table:table-cell>
          <table:table-cell ns42:value-type="float" office:value="959" office:value-type="float">
            <text:p>959</text:p>
          </table:table-cell>
          <table:table-cell ns42:value-type="float" office:value="1999" office:value-type="float">
            <text:p>1999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85" office:value-type="float">
            <text:p>485</text:p>
          </table:table-cell>
          <table:table-cell ns42:value-type="float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266" office:value-type="float">
            <text:p>1266</text:p>
          </table:table-cell>
          <table:table-cell ns42:value-type="float" office:value="1181" office:value-type="float">
            <text:p>1181</text:p>
          </table:table-cell>
          <table:table-cell ns42:value-type="float" office:value="2447" office:value-type="float">
            <text:p>2447</text:p>
          </table:table-cell>
          <table:table-cell ns42:value-type="float" table:style-name="ce2" office:value="40" office:value-type="float">
            <text:p>40</text:p>
          </table:table-cell>
          <table:table-cell ns42:value-type="float" table:style-name="ce18" office:value="41" office:value-type="float">
            <text:p>4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109" office:value-type="float">
            <text:p>109</text:p>
          </table:table-cell>
          <table:table-cell ns42:value-type="float" office:value="110" office:value-type="float">
            <text:p>11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92" office:value-type="float">
            <text:p>192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33" office:value-type="float">
            <text:p>33</text:p>
          </table:table-cell>
          <table:table-cell table:number-columns-repeated="2"/>
          <table:table-cell ns42:value-type="float" office:value="361" office:value-type="float">
            <text:p>361</text:p>
          </table:table-cell>
          <table:table-cell ns42:value-type="float" office:value="378" office:value-type="float">
            <text:p>378</text:p>
          </table:table-cell>
          <table:table-cell ns42:value-type="float" office:value="739" office:value-type="float">
            <text:p>739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3" office:value-type="float">
            <text:p>163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30" office:value-type="float">
            <text:p>30</text:p>
          </table:table-cell>
          <table:table-cell table:number-columns-repeated="2"/>
          <table:table-cell ns42:value-type="float" office:value="336" office:value-type="float">
            <text:p>336</text:p>
          </table:table-cell>
          <table:table-cell ns42:value-type="float" office:value="342" office:value-type="float">
            <text:p>342</text:p>
          </table:table-cell>
          <table:table-cell ns42:value-type="float" office:value="678" office:value-type="float">
            <text:p>678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57" office:value-type="float">
            <text:p>357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63" office:value-type="float">
            <text:p>63</text:p>
          </table:table-cell>
          <table:table-cell table:number-columns-repeated="2"/>
          <table:table-cell ns42:value-type="float" office:value="698" office:value-type="float">
            <text:p>698</text:p>
          </table:table-cell>
          <table:table-cell ns42:value-type="float" office:value="829" office:value-type="float">
            <text:p>829</text:p>
          </table:table-cell>
          <table:table-cell ns42:value-type="float" office:value="1527" office:value-type="float">
            <text:p>1527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108" office:value-type="float">
            <text:p>108</text:p>
          </table:table-cell>
          <table:table-cell ns42:value-type="float" office:value="101" office:value-type="float">
            <text:p>101</text:p>
          </table:table-cell>
          <table:table-cell ns42:value-type="float" office:value="209" office:value-type="float">
            <text:p>20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7" office:value-type="float">
            <text:p>27</text:p>
          </table:table-cell>
          <table:table-cell ns42:value-type="float" office:value="26" office:value-type="float">
            <text:p>26</text:p>
          </table:table-cell>
          <table:table-cell ns42:value-type="float" office:value="53" office:value-type="float">
            <text:p>5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1" office:value-type="float">
            <text:p>61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35" office:value-type="float">
            <text:p>135</text:p>
          </table:table-cell>
          <table:table-cell ns42:value-type="float" office:value="127" office:value-type="float">
            <text:p>127</text:p>
          </table:table-cell>
          <table:table-cell ns42:value-type="float" office:value="262" office:value-type="float">
            <text:p>262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18" office:value-type="float">
            <text:p>418</text:p>
          </table:table-cell>
          <table:table-cell ns42:value-type="float" office:value="17" office:value-type="float">
            <text:p>17</text:p>
          </table:table-cell>
          <table:table-cell table:number-columns-repeated="3"/>
          <table:table-cell ns42:value-type="float" office:value="79" office:value-type="float">
            <text:p>79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833" office:value-type="float">
            <text:p>833</text:p>
          </table:table-cell>
          <table:table-cell ns42:value-type="float" office:value="956" office:value-type="float">
            <text:p>956</text:p>
          </table:table-cell>
          <table:table-cell ns42:value-type="float" office:value="1789" office:value-type="float">
            <text:p>1789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49" table:number-columns-repeated="2" office:value-type="float">
            <text:p>149</text:p>
          </table:table-cell>
          <table:table-cell ns42:value-type="float" office:value="298" office:value-type="float">
            <text:p>298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7" office:value-type="float">
            <text:p>67</text:p>
          </table:table-cell>
          <table:table-cell ns42:value-type="float" office:value="86" office:value-type="float">
            <text:p>86</text:p>
          </table:table-cell>
          <table:table-cell ns42:value-type="float" office:value="153" office:value-type="float">
            <text:p>15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235" office:value-type="float">
            <text:p>235</text:p>
          </table:table-cell>
          <table:table-cell ns42:value-type="float" office:value="451" office:value-type="float">
            <text:p>451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2" office:value-type="float">
            <text:p>202</text:p>
          </table:table-cell>
          <table:table-cell ns42:value-type="float" office:value="22" office:value-type="float">
            <text:p>22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449" office:value-type="float">
            <text:p>449</text:p>
          </table:table-cell>
          <table:table-cell ns42:value-type="float" office:value="423" office:value-type="float">
            <text:p>423</text:p>
          </table:table-cell>
          <table:table-cell ns42:value-type="float" office:value="872" office:value-type="float">
            <text:p>872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3" office:value-type="float">
            <text:p>133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11" office:value-type="float">
            <text:p>311</text:p>
          </table:table-cell>
          <table:table-cell ns42:value-type="float" office:value="286" office:value-type="float">
            <text:p>286</text:p>
          </table:table-cell>
          <table:table-cell ns42:value-type="float" office:value="597" office:value-type="float">
            <text:p>597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5" office:value-type="float">
            <text:p>165</text:p>
          </table:table-cell>
          <table:table-cell ns42:value-type="float" office:value="19" office:value-type="float">
            <text:p>19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355" office:value-type="float">
            <text:p>355</text:p>
          </table:table-cell>
          <table:table-cell ns42:value-type="float" office:value="395" office:value-type="float">
            <text:p>395</text:p>
          </table:table-cell>
          <table:table-cell ns42:value-type="float" office:value="750" office:value-type="float">
            <text:p>750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4" office:value-type="float">
            <text:p>154</text:p>
          </table:table-cell>
          <table:table-cell ns42:value-type="float" office:value="143" office:value-type="float">
            <text:p>143</text:p>
          </table:table-cell>
          <table:table-cell ns42:value-type="float" office:value="297" office:value-type="float">
            <text:p>297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2" office:value-type="float">
            <text:p>82</text:p>
          </table:table-cell>
          <table:table-cell ns42:value-type="float" office:value="5" office:value-type="float">
            <text:p>5</text:p>
          </table:table-cell>
          <table:table-cell table:number-columns-repeated="6"/>
          <table:table-cell ns42:value-type="float" office:value="241" office:value-type="float">
            <text:p>241</text:p>
          </table:table-cell>
          <table:table-cell ns42:value-type="float" office:value="216" office:value-type="float">
            <text:p>216</text:p>
          </table:table-cell>
          <table:table-cell ns42:value-type="float" office:value="457" office:value-type="float">
            <text:p>45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4" office:value-type="float">
            <text:p>14</text:p>
          </table:table-cell>
          <table:table-cell table:number-columns-repeated="4"/>
          <table:table-cell ns42:value-type="float" office:value="26" office:value-type="float">
            <text:p>26</text:p>
          </table:table-cell>
          <table:table-cell ns42:value-type="float" office:value="23" office:value-type="float">
            <text:p>23</text:p>
          </table:table-cell>
          <table:table-cell ns42:value-type="float" office:value="49" office:value-type="float">
            <text:p>4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47" office:value-type="float">
            <text:p>647</text:p>
          </table:table-cell>
          <table:table-cell ns42:value-type="float" office:value="61" office:value-type="float">
            <text:p>61</text:p>
          </table:table-cell>
          <table:table-cell/>
          <table:table-cell ns42:value-type="float" office:value="15" office:value-type="float">
            <text:p>15</text:p>
          </table:table-cell>
          <table:table-cell/>
          <table:table-cell ns42:value-type="float" office:value="22" office:value-type="float">
            <text:p>22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537" office:value-type="float">
            <text:p>1537</text:p>
          </table:table-cell>
          <table:table-cell ns42:value-type="float" office:value="1488" office:value-type="float">
            <text:p>1488</text:p>
          </table:table-cell>
          <table:table-cell ns42:value-type="float" office:value="3025" office:value-type="float">
            <text:p>3025</text:p>
          </table:table-cell>
          <table:table-cell ns42:value-type="float" table:style-name="ce2" office:value="42" office:value-type="float">
            <text:p>42</text:p>
          </table:table-cell>
          <table:table-cell ns42:value-type="float" table:style-name="ce18" office:value="42" office:value-type="float">
            <text:p>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52" office:value-type="float">
            <text:p>752</text:p>
          </table:table-cell>
          <table:table-cell ns42:value-type="float" office:value="71" office:value-type="float">
            <text:p>71</text:p>
          </table:table-cell>
          <table:table-cell/>
          <table:table-cell ns42:value-type="float" office:value="15" office:value-type="float">
            <text:p>15</text:p>
          </table:table-cell>
          <table:table-cell/>
          <table:table-cell ns42:value-type="float" office:value="26" office:value-type="float">
            <text:p>26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754" office:value-type="float">
            <text:p>1754</text:p>
          </table:table-cell>
          <table:table-cell ns42:value-type="float" office:value="1725" office:value-type="float">
            <text:p>1725</text:p>
          </table:table-cell>
          <table:table-cell ns42:value-type="float" office:value="3479" office:value-type="float">
            <text:p>3479</text:p>
          </table:table-cell>
          <table:table-cell ns42:value-type="float" table:style-name="ce2" office:value="57" office:value-type="float">
            <text:p>57</text:p>
          </table:table-cell>
          <table:table-cell ns42:value-type="float" table:style-name="ce18" office:value="53" office:value-type="float">
            <text:p>5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6" office:value-type="float">
            <text:p>86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169" office:value-type="float">
            <text:p>169</text:p>
          </table:table-cell>
          <table:table-cell ns42:value-type="float" office:value="180" office:value-type="float">
            <text:p>180</text:p>
          </table:table-cell>
          <table:table-cell ns42:value-type="float" office:value="349" office:value-type="float">
            <text:p>349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6" office:value-type="float">
            <text:p>86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17" office:value-type="float">
            <text:p>17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69" office:value-type="float">
            <text:p>169</text:p>
          </table:table-cell>
          <table:table-cell ns42:value-type="float" office:value="180" office:value-type="float">
            <text:p>180</text:p>
          </table:table-cell>
          <table:table-cell ns42:value-type="float" office:value="349" office:value-type="float">
            <text:p>349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20" office:value-type="float">
            <text:p>120</text:p>
          </table:table-cell>
          <table:table-cell ns42:value-type="float" office:value="113" office:value-type="float">
            <text:p>113</text:p>
          </table:table-cell>
          <table:table-cell ns42:value-type="float" office:value="233" office:value-type="float">
            <text:p>233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7" office:value-type="float">
            <text:p>7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21" office:value-type="float">
            <text:p>121</text:p>
          </table:table-cell>
          <table:table-cell ns42:value-type="float" office:value="115" office:value-type="float">
            <text:p>115</text:p>
          </table:table-cell>
          <table:table-cell ns42:value-type="float" office:value="236" office:value-type="float">
            <text:p>236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28" office:value-type="float">
            <text:p>128</text:p>
          </table:table-cell>
          <table:table-cell ns42:value-type="float" office:value="16" office:value-type="float">
            <text:p>16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20" office:value-type="float">
            <text:p>20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290" office:value-type="float">
            <text:p>290</text:p>
          </table:table-cell>
          <table:table-cell ns42:value-type="float" office:value="295" office:value-type="float">
            <text:p>295</text:p>
          </table:table-cell>
          <table:table-cell ns42:value-type="float" office:value="585" office:value-type="float">
            <text:p>585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2" office:value-type="float">
            <text:p>5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09" office:value-type="float">
            <text:p>109</text:p>
          </table:table-cell>
          <table:table-cell ns42:value-type="float" office:value="106" office:value-type="float">
            <text:p>106</text:p>
          </table:table-cell>
          <table:table-cell ns42:value-type="float" office:value="215" office:value-type="float">
            <text:p>215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2" office:value-type="float">
            <text:p>5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09" office:value-type="float">
            <text:p>109</text:p>
          </table:table-cell>
          <table:table-cell ns42:value-type="float" office:value="106" office:value-type="float">
            <text:p>106</text:p>
          </table:table-cell>
          <table:table-cell ns42:value-type="float" office:value="215" office:value-type="float">
            <text:p>215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5"/>
          <table:table-cell ns42:value-type="float" office:value="116" office:value-type="float">
            <text:p>116</text:p>
          </table:table-cell>
          <table:table-cell ns42:value-type="float" office:value="97" office:value-type="float">
            <text:p>97</text:p>
          </table:table-cell>
          <table:table-cell ns42:value-type="float" office:value="213" office:value-type="float">
            <text:p>21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5"/>
          <table:table-cell ns42:value-type="float" office:value="116" office:value-type="float">
            <text:p>116</text:p>
          </table:table-cell>
          <table:table-cell ns42:value-type="float" office:value="97" office:value-type="float">
            <text:p>97</text:p>
          </table:table-cell>
          <table:table-cell ns42:value-type="float" office:value="213" office:value-type="float">
            <text:p>21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25" office:value-type="float">
            <text:p>225</text:p>
          </table:table-cell>
          <table:table-cell ns42:value-type="float" office:value="203" office:value-type="float">
            <text:p>203</text:p>
          </table:table-cell>
          <table:table-cell ns42:value-type="float" office:value="428" office:value-type="float">
            <text:p>428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Oudenrij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7" office:value-type="float">
            <text:p>117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18" office:value-type="float">
            <text:p>318</text:p>
          </table:table-cell>
          <table:table-cell ns42:value-type="float" office:value="286" office:value-type="float">
            <text:p>286</text:p>
          </table:table-cell>
          <table:table-cell ns42:value-type="float" office:value="604" office:value-type="float">
            <text:p>604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7" office:value-type="float">
            <text:p>117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18" office:value-type="float">
            <text:p>318</text:p>
          </table:table-cell>
          <table:table-cell ns42:value-type="float" office:value="286" office:value-type="float">
            <text:p>286</text:p>
          </table:table-cell>
          <table:table-cell ns42:value-type="float" office:value="604" office:value-type="float">
            <text:p>604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80" office:value-type="float">
            <text:p>80</text:p>
          </table:table-cell>
          <table:table-cell ns42:value-type="float" office:value="74" office:value-type="float">
            <text:p>74</text:p>
          </table:table-cell>
          <table:table-cell ns42:value-type="float" office:value="154" office:value-type="float">
            <text:p>15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" office:value-type="float">
            <text:p>31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80" office:value-type="float">
            <text:p>80</text:p>
          </table:table-cell>
          <table:table-cell ns42:value-type="float" office:value="74" office:value-type="float">
            <text:p>74</text:p>
          </table:table-cell>
          <table:table-cell ns42:value-type="float" office:value="154" office:value-type="float">
            <text:p>15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9" office:value-type="float">
            <text:p>149</text:p>
          </table:table-cell>
          <table:table-cell ns42:value-type="float" office:value="6" office:value-type="float">
            <text:p>6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99" office:value-type="float">
            <text:p>399</text:p>
          </table:table-cell>
          <table:table-cell ns42:value-type="float" office:value="384" office:value-type="float">
            <text:p>384</text:p>
          </table:table-cell>
          <table:table-cell ns42:value-type="float" office:value="783" office:value-type="float">
            <text:p>783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49" office:value-type="float">
            <text:p>149</text:p>
          </table:table-cell>
          <table:table-cell ns42:value-type="float" office:value="6" office:value-type="float">
            <text:p>6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99" office:value-type="float">
            <text:p>399</text:p>
          </table:table-cell>
          <table:table-cell ns42:value-type="float" office:value="384" office:value-type="float">
            <text:p>384</text:p>
          </table:table-cell>
          <table:table-cell ns42:value-type="float" office:value="783" office:value-type="float">
            <text:p>783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80" office:value-type="float">
            <text:p>180</text:p>
          </table:table-cell>
          <table:table-cell ns42:value-type="float" office:value="6" office:value-type="float">
            <text:p>6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479" office:value-type="float">
            <text:p>479</text:p>
          </table:table-cell>
          <table:table-cell ns42:value-type="float" office:value="458" office:value-type="float">
            <text:p>458</text:p>
          </table:table-cell>
          <table:table-cell ns42:value-type="float" office:value="937" office:value-type="float">
            <text:p>937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table:style-name="ce18"/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85" office:value-type="float">
            <text:p>285</text:p>
          </table:table-cell>
          <table:table-cell ns42:value-type="float" office:value="277" office:value-type="float">
            <text:p>277</text:p>
          </table:table-cell>
          <table:table-cell ns42:value-type="float" office:value="562" office:value-type="float">
            <text:p>562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85" office:value-type="float">
            <text:p>285</text:p>
          </table:table-cell>
          <table:table-cell ns42:value-type="float" office:value="277" office:value-type="float">
            <text:p>277</text:p>
          </table:table-cell>
          <table:table-cell ns42:value-type="float" office:value="562" office:value-type="float">
            <text:p>562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Emmik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6" office:value-type="float">
            <text:p>5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7" office:value-type="float">
            <text:p>177</text:p>
          </table:table-cell>
          <table:table-cell ns42:value-type="float" office:value="181" office:value-type="float">
            <text:p>181</text:p>
          </table:table-cell>
          <table:table-cell ns42:value-type="float" office:value="358" office:value-type="float">
            <text:p>35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e Groe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2" office:value-type="float">
            <text:p>5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77" office:value-type="float">
            <text:p>177</text:p>
          </table:table-cell>
          <table:table-cell ns42:value-type="float" office:value="139" office:value-type="float">
            <text:p>139</text:p>
          </table:table-cell>
          <table:table-cell ns42:value-type="float" office:value="316" office:value-type="float">
            <text:p>3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oorderkwarti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8" office:value-type="float">
            <text:p>78</text:p>
          </table:table-cell>
          <table:table-cell ns42:value-type="float" office:value="53" office:value-type="float">
            <text:p>53</text:p>
          </table:table-cell>
          <table:table-cell ns42:value-type="float" office:value="131" office:value-type="float">
            <text:p>13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6" office:value-type="float">
            <text:p>12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32" office:value-type="float">
            <text:p>432</text:p>
          </table:table-cell>
          <table:table-cell ns42:value-type="float" office:value="373" office:value-type="float">
            <text:p>373</text:p>
          </table:table-cell>
          <table:table-cell ns42:value-type="float" office:value="805" office:value-type="float">
            <text:p>80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47" office:value-type="float">
            <text:p>247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717" office:value-type="float">
            <text:p>717</text:p>
          </table:table-cell>
          <table:table-cell ns42:value-type="float" office:value="650" office:value-type="float">
            <text:p>650</text:p>
          </table:table-cell>
          <table:table-cell ns42:value-type="float" office:value="1367" office:value-type="float">
            <text:p>1367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6" office:value-type="float">
            <text:p>6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5" table:number-columns-repeated="2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22" office:value-type="float">
            <text:p>22</text:p>
          </table:table-cell>
          <table:table-cell ns42:value-type="float" office:value="46" office:value-type="float">
            <text:p>4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08" office:value-type="float">
            <text:p>308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64" office:value-type="float">
            <text:p>64</text:p>
          </table:table-cell>
          <table:table-cell table:number-columns-repeated="2"/>
          <table:table-cell ns42:value-type="float" office:value="792" office:value-type="float">
            <text:p>792</text:p>
          </table:table-cell>
          <table:table-cell ns42:value-type="float" office:value="776" office:value-type="float">
            <text:p>776</text:p>
          </table:table-cell>
          <table:table-cell ns42:value-type="float" office:value="1568" office:value-type="float">
            <text:p>1568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8" office:value-type="float">
            <text:p>8</text:p>
          </table:table-cell>
          <table:table-cell table:number-columns-repeated="4"/>
          <table:table-cell ns42:value-type="float" office:value="15" office:value-type="float">
            <text:p>15</text:p>
          </table:table-cell>
          <table:table-cell ns42:value-type="float" office:value="14" office:value-type="float">
            <text:p>14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1" office:value-type="float">
            <text:p>311</text:p>
          </table:table-cell>
          <table:table-cell ns42:value-type="float" office:value="14" office:value-type="float">
            <text:p>14</text:p>
          </table:table-cell>
          <table:table-cell/>
          <table:table-cell ns42:value-type="float" office:value="8" office:value-type="float">
            <text:p>8</text:p>
          </table:table-cell>
          <table:table-cell/>
          <table:table-cell ns42:value-type="float" office:value="64" office:value-type="float">
            <text:p>64</text:p>
          </table:table-cell>
          <table:table-cell table:number-columns-repeated="2"/>
          <table:table-cell ns42:value-type="float" office:value="839" office:value-type="float">
            <text:p>839</text:p>
          </table:table-cell>
          <table:table-cell ns42:value-type="float" office:value="823" office:value-type="float">
            <text:p>823</text:p>
          </table:table-cell>
          <table:table-cell ns42:value-type="float" office:value="1662" office:value-type="float">
            <text:p>1662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0" office:value-type="float">
            <text:p>240</text:p>
          </table:table-cell>
          <table:table-cell ns42:value-type="float" office:value="5" office:value-type="float">
            <text:p>5</text:p>
          </table:table-cell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620" office:value-type="float">
            <text:p>620</text:p>
          </table:table-cell>
          <table:table-cell ns42:value-type="float" office:value="607" office:value-type="float">
            <text:p>607</text:p>
          </table:table-cell>
          <table:table-cell ns42:value-type="float" office:value="1227" office:value-type="float">
            <text:p>1227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chter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9" office:value-type="float">
            <text:p>299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54" office:value-type="float">
            <text:p>854</text:p>
          </table:table-cell>
          <table:table-cell ns42:value-type="float" office:value="694" office:value-type="float">
            <text:p>694</text:p>
          </table:table-cell>
          <table:table-cell ns42:value-type="float" office:value="1548" office:value-type="float">
            <text:p>1548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chterberg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7" office:value-type="float">
            <text:p>217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581" office:value-type="float">
            <text:p>581</text:p>
          </table:table-cell>
          <table:table-cell ns42:value-type="float" office:value="510" office:value-type="float">
            <text:p>510</text:p>
          </table:table-cell>
          <table:table-cell ns42:value-type="float" office:value="1091" office:value-type="float">
            <text:p>1091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56" office:value-type="float">
            <text:p>756</text:p>
          </table:table-cell>
          <table:table-cell ns42:value-type="float" office:value="18" office:value-type="float">
            <text:p>18</text:p>
          </table:table-cell>
          <table:table-cell ns42:value-type="float" office:value="6" office:value-type="float">
            <text:p>6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2064" office:value-type="float">
            <text:p>2064</text:p>
          </table:table-cell>
          <table:table-cell ns42:value-type="float" office:value="1818" office:value-type="float">
            <text:p>1818</text:p>
          </table:table-cell>
          <table:table-cell ns42:value-type="float" office:value="3882" office:value-type="float">
            <text:p>3882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31" office:value-type="float">
            <text:p>3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67" office:value-type="float">
            <text:p>1067</text:p>
          </table:table-cell>
          <table:table-cell ns42:value-type="float" office:value="32" office:value-type="float">
            <text:p>32</text:p>
          </table:table-cell>
          <table:table-cell ns42:value-type="float" office:value="6" office:value-type="float">
            <text:p>6</text:p>
          </table:table-cell>
          <table:table-cell ns42:value-type="float" office:value="13" office:value-type="float">
            <text:p>13</text:p>
          </table:table-cell>
          <table:table-cell/>
          <table:table-cell ns42:value-type="float" office:value="80" office:value-type="float">
            <text:p>80</text:p>
          </table:table-cell>
          <table:table-cell table:number-columns-repeated="2"/>
          <table:table-cell ns42:value-type="float" office:value="2904" office:value-type="float">
            <text:p>2904</text:p>
          </table:table-cell>
          <table:table-cell ns42:value-type="float" office:value="2641" office:value-type="float">
            <text:p>2641</text:p>
          </table:table-cell>
          <table:table-cell ns42:value-type="float" office:value="5545" office:value-type="float">
            <text:p>5545</text:p>
          </table:table-cell>
          <table:table-cell ns42:value-type="float" table:style-name="ce2" office:value="59" office:value-type="float">
            <text:p>59</text:p>
          </table:table-cell>
          <table:table-cell ns42:value-type="float" table:style-name="ce18" office:value="50" office:value-type="float">
            <text:p>5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Portengensche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31" office:value-type="float">
            <text:p>31</text:p>
          </table:table-cell>
          <table:table-cell ns42:value-type="float" office:value="30" office:value-type="float">
            <text:p>30</text:p>
          </table:table-cell>
          <table:table-cell ns42:value-type="float" office:value="61" office:value-type="float">
            <text:p>6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Ter Aa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59" office:value-type="float">
            <text:p>59</text:p>
          </table:table-cell>
          <table:table-cell ns42:value-type="float" office:value="56" office:value-type="float">
            <text:p>56</text:p>
          </table:table-cell>
          <table:table-cell ns42:value-type="float" office:value="115" office:value-type="float">
            <text:p>11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6" office:value-type="float">
            <text:p>46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90" office:value-type="float">
            <text:p>90</text:p>
          </table:table-cell>
          <table:table-cell ns42:value-type="float" office:value="86" office:value-type="float">
            <text:p>86</text:p>
          </table:table-cell>
          <table:table-cell ns42:value-type="float" office:value="176" office:value-type="float">
            <text:p>17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Kortr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27" office:value-type="float">
            <text:p>27</text:p>
          </table:table-cell>
          <table:table-cell ns42:value-type="float" office:value="31" office:value-type="float">
            <text:p>31</text:p>
          </table:table-cell>
          <table:table-cell ns42:value-type="float" office:value="58" office:value-type="float">
            <text:p>5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Zuid-Eind v. Porte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1" office:value-type="float">
            <text:p>21</text:p>
          </table:table-cell>
          <table:table-cell ns42:value-type="float" office:value="15" office:value-type="float">
            <text:p>15</text:p>
          </table:table-cell>
          <table:table-cell ns42:value-type="float" office:value="36" office:value-type="float">
            <text:p>3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oord-Eind v. Porte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table:number-columns-repeated="7"/>
          <table:table-cell ns42:value-type="float" office:value="83" table:number-columns-repeated="2" office:value-type="float">
            <text:p>83</text:p>
          </table:table-cell>
          <table:table-cell ns42:value-type="float" office:value="166" office:value-type="float">
            <text:p>16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ud-Aa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20" office:value-type="float">
            <text:p>20</text:p>
          </table:table-cell>
          <table:table-cell ns42:value-type="float" office:value="14" office:value-type="float">
            <text:p>14</text:p>
          </table:table-cell>
          <table:table-cell ns42:value-type="float" office:value="34" office:value-type="float">
            <text:p>3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reukelerw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ns42:value-type="float" office:value="15" office:value-type="float">
            <text:p>15</text:p>
          </table:table-cell>
          <table:table-cell ns42:value-type="float" office:value="28" office:value-type="float">
            <text:p>2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6" office:value-type="float">
            <text:p>56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64" office:value-type="float">
            <text:p>164</text:p>
          </table:table-cell>
          <table:table-cell ns42:value-type="float" office:value="158" office:value-type="float">
            <text:p>158</text:p>
          </table:table-cell>
          <table:table-cell ns42:value-type="float" office:value="322" office:value-type="float">
            <text:p>322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2" office:value-type="float">
            <text:p>102</text:p>
          </table:table-cell>
          <table:table-cell table:number-columns-repeated="4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254" office:value-type="float">
            <text:p>254</text:p>
          </table:table-cell>
          <table:table-cell ns42:value-type="float" office:value="244" office:value-type="float">
            <text:p>244</text:p>
          </table:table-cell>
          <table:table-cell ns42:value-type="float" office:value="498" office:value-type="float">
            <text:p>498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18" office:value-type="float">
            <text:p>18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7" office:value-type="float">
            <text:p>77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68" office:value-type="float">
            <text:p>168</text:p>
          </table:table-cell>
          <table:table-cell ns42:value-type="float" office:value="201" office:value-type="float">
            <text:p>201</text:p>
          </table:table-cell>
          <table:table-cell ns42:value-type="float" office:value="369" office:value-type="float">
            <text:p>369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8" office:value-type="float">
            <text:p>78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69" office:value-type="float">
            <text:p>169</text:p>
          </table:table-cell>
          <table:table-cell ns42:value-type="float" office:value="219" office:value-type="float">
            <text:p>219</text:p>
          </table:table-cell>
          <table:table-cell ns42:value-type="float" office:value="388" office:value-type="float">
            <text:p>388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7" office:value-type="float">
            <text:p>7</text:p>
          </table:table-cell>
          <table:table-cell table:number-columns-repeated="6"/>
          <table:table-cell ns42:value-type="float" office:value="102" office:value-type="float">
            <text:p>102</text:p>
          </table:table-cell>
          <table:table-cell ns42:value-type="float" office:value="87" office:value-type="float">
            <text:p>87</text:p>
          </table:table-cell>
          <table:table-cell ns42:value-type="float" office:value="189" office:value-type="float">
            <text:p>18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7" office:value-type="float">
            <text:p>7</text:p>
          </table:table-cell>
          <table:table-cell table:number-columns-repeated="6"/>
          <table:table-cell ns42:value-type="float" office:value="102" office:value-type="float">
            <text:p>102</text:p>
          </table:table-cell>
          <table:table-cell ns42:value-type="float" office:value="87" office:value-type="float">
            <text:p>87</text:p>
          </table:table-cell>
          <table:table-cell ns42:value-type="float" office:value="189" office:value-type="float">
            <text:p>18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25" office:value-type="float">
            <text:p>125</text:p>
          </table:table-cell>
          <table:table-cell ns42:value-type="float" office:value="21" office:value-type="float">
            <text:p>2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71" office:value-type="float">
            <text:p>271</text:p>
          </table:table-cell>
          <table:table-cell ns42:value-type="float" office:value="306" office:value-type="float">
            <text:p>306</text:p>
          </table:table-cell>
          <table:table-cell ns42:value-type="float" office:value="577" office:value-type="float">
            <text:p>577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2" office:value-type="float">
            <text:p>62</text:p>
          </table:table-cell>
          <table:table-cell ns42:value-type="float" office:value="53" office:value-type="float">
            <text:p>53</text:p>
          </table:table-cell>
          <table:table-cell ns42:value-type="float" office:value="115" office:value-type="float">
            <text:p>115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4" office:value-type="float">
            <text:p>64</text:p>
          </table:table-cell>
          <table:table-cell ns42:value-type="float" office:value="53" office:value-type="float">
            <text:p>53</text:p>
          </table:table-cell>
          <table:table-cell ns42:value-type="float" office:value="117" office:value-type="float">
            <text:p>11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0" office:value-type="float">
            <text:p>6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26" office:value-type="float">
            <text:p>126</text:p>
          </table:table-cell>
          <table:table-cell ns42:value-type="float" office:value="106" office:value-type="float">
            <text:p>106</text:p>
          </table:table-cell>
          <table:table-cell ns42:value-type="float" office:value="232" office:value-type="float">
            <text:p>232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6" office:value-type="float">
            <text:p>10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43" office:value-type="float">
            <text:p>243</text:p>
          </table:table-cell>
          <table:table-cell ns42:value-type="float" office:value="241" office:value-type="float">
            <text:p>241</text:p>
          </table:table-cell>
          <table:table-cell ns42:value-type="float" office:value="484" office:value-type="float">
            <text:p>484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49" office:value-type="float">
            <text:p>149</text:p>
          </table:table-cell>
          <table:table-cell ns42:value-type="float" office:value="153" office:value-type="float">
            <text:p>153</text:p>
          </table:table-cell>
          <table:table-cell ns42:value-type="float" office:value="302" office:value-type="float">
            <text:p>302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22" office:value-type="float">
            <text:p>122</text:p>
          </table:table-cell>
          <table:table-cell ns42:value-type="float" office:value="246" office:value-type="float">
            <text:p>24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4" office:value-type="float">
            <text:p>20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516" table:number-columns-repeated="2" office:value-type="float">
            <text:p>516</text:p>
          </table:table-cell>
          <table:table-cell ns42:value-type="float" office:value="1032" office:value-type="float">
            <text:p>1032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64" office:value-type="float">
            <text:p>264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642" office:value-type="float">
            <text:p>642</text:p>
          </table:table-cell>
          <table:table-cell ns42:value-type="float" office:value="622" office:value-type="float">
            <text:p>622</text:p>
          </table:table-cell>
          <table:table-cell ns42:value-type="float" office:value="1264" office:value-type="float">
            <text:p>1264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6" office:value-type="float">
            <text:p>86</text:p>
          </table:table-cell>
          <table:table-cell ns42:value-type="float" office:value="78" office:value-type="float">
            <text:p>78</text:p>
          </table:table-cell>
          <table:table-cell ns42:value-type="float" office:value="164" office:value-type="float">
            <text:p>16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 Lange Linschoten, Zuid-zij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6" office:value-type="float">
            <text:p>36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04" office:value-type="float">
            <text:p>104</text:p>
          </table:table-cell>
          <table:table-cell ns42:value-type="float" office:value="90" office:value-type="float">
            <text:p>90</text:p>
          </table:table-cell>
          <table:table-cell ns42:value-type="float" office:value="194" office:value-type="float">
            <text:p>19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6" office:value-type="float">
            <text:p>76</text:p>
          </table:table-cell>
          <table:table-cell ns42:value-type="float" office:value="60" office:value-type="float">
            <text:p>60</text:p>
          </table:table-cell>
          <table:table-cell ns42:value-type="float" office:value="136" office:value-type="float">
            <text:p>13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9" office:value-type="float">
            <text:p>9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66" office:value-type="float">
            <text:p>266</text:p>
          </table:table-cell>
          <table:table-cell ns42:value-type="float" office:value="228" office:value-type="float">
            <text:p>228</text:p>
          </table:table-cell>
          <table:table-cell ns42:value-type="float" office:value="494" office:value-type="float">
            <text:p>49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18" office:value-type="float">
            <text:p>18</text:p>
          </table:table-cell>
          <table:table-cell ns42:value-type="float" office:value="33" office:value-type="float">
            <text:p>3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85" office:value-type="float">
            <text:p>285</text:p>
          </table:table-cell>
          <table:table-cell ns42:value-type="float" office:value="14" office:value-type="float">
            <text:p>14</text:p>
          </table:table-cell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626" office:value-type="float">
            <text:p>626</text:p>
          </table:table-cell>
          <table:table-cell ns42:value-type="float" office:value="708" office:value-type="float">
            <text:p>708</text:p>
          </table:table-cell>
          <table:table-cell ns42:value-type="float" office:value="1334" office:value-type="float">
            <text:p>1334</text:p>
          </table:table-cell>
          <table:table-cell ns42:value-type="float" table:style-name="ce2" office:value="30" office:value-type="float">
            <text:p>30</text:p>
          </table:table-cell>
          <table:table-cell ns42:value-type="float" table:style-name="ce18" office:value="28" office:value-type="float">
            <text:p>2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1" office:value-type="float">
            <text:p>201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9" office:value-type="float">
            <text:p>19</text:p>
          </table:table-cell>
          <table:table-cell table:number-columns-repeated="2"/>
          <table:table-cell ns42:value-type="float" office:value="535" office:value-type="float">
            <text:p>535</text:p>
          </table:table-cell>
          <table:table-cell ns42:value-type="float" office:value="473" office:value-type="float">
            <text:p>473</text:p>
          </table:table-cell>
          <table:table-cell ns42:value-type="float" office:value="1008" office:value-type="float">
            <text:p>1008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7" office:value-type="float">
            <text:p>297</text:p>
          </table:table-cell>
          <table:table-cell ns42:value-type="float" office:value="9" office:value-type="float">
            <text:p>9</text:p>
          </table:table-cell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825" office:value-type="float">
            <text:p>825</text:p>
          </table:table-cell>
          <table:table-cell ns42:value-type="float" office:value="670" office:value-type="float">
            <text:p>670</text:p>
          </table:table-cell>
          <table:table-cell ns42:value-type="float" office:value="1495" office:value-type="float">
            <text:p>1495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255" office:value-type="float">
            <text:p>255</text:p>
          </table:table-cell>
          <table:table-cell ns42:value-type="float" office:value="238" office:value-type="float">
            <text:p>238</text:p>
          </table:table-cell>
          <table:table-cell ns42:value-type="float" office:value="493" office:value-type="float">
            <text:p>49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877" office:value-type="float">
            <text:p>877</text:p>
          </table:table-cell>
          <table:table-cell ns42:value-type="float" office:value="36" office:value-type="float">
            <text:p>36</text:p>
          </table:table-cell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table:number-columns-repeated="2"/>
          <table:table-cell ns42:value-type="float" office:value="2256" office:value-type="float">
            <text:p>2256</text:p>
          </table:table-cell>
          <table:table-cell ns42:value-type="float" office:value="2107" office:value-type="float">
            <text:p>2107</text:p>
          </table:table-cell>
          <table:table-cell ns42:value-type="float" office:value="4363" office:value-type="float">
            <text:p>4363</text:p>
          </table:table-cell>
          <table:table-cell ns42:value-type="float" table:style-name="ce2" office:value="66" office:value-type="float">
            <text:p>66</text:p>
          </table:table-cell>
          <table:table-cell ns42:value-type="float" table:style-name="ce18" office:value="50" office:value-type="float">
            <text:p>5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58" office:value-type="float">
            <text:p>58</text:p>
          </table:table-cell>
          <table:table-cell ns42:value-type="float" office:value="50" office:value-type="float">
            <text:p>50</text:p>
          </table:table-cell>
          <table:table-cell ns42:value-type="float" office:value="108" office:value-type="float">
            <text:p>108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en. den Hessen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8" office:value-type="float">
            <text:p>10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24" office:value-type="float">
            <text:p>224</text:p>
          </table:table-cell>
          <table:table-cell ns42:value-type="float" office:value="222" office:value-type="float">
            <text:p>222</text:p>
          </table:table-cell>
          <table:table-cell ns42:value-type="float" office:value="446" office:value-type="float">
            <text:p>44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1" table:number-columns-repeated="2" office:value-type="float">
            <text:p>11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35" office:value-type="float">
            <text:p>135</text:p>
          </table:table-cell>
          <table:table-cell ns42:value-type="float" office:value="123" office:value-type="float">
            <text:p>123</text:p>
          </table:table-cell>
          <table:table-cell ns42:value-type="float" office:value="258" office:value-type="float">
            <text:p>25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75" office:value-type="float">
            <text:p>175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28" office:value-type="float">
            <text:p>428</text:p>
          </table:table-cell>
          <table:table-cell ns42:value-type="float" office:value="406" office:value-type="float">
            <text:p>406</text:p>
          </table:table-cell>
          <table:table-cell ns42:value-type="float" office:value="834" office:value-type="float">
            <text:p>834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en wijkverdeel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4" office:value-type="float">
            <text:p>8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87" office:value-type="float">
            <text:p>187</text:p>
          </table:table-cell>
          <table:table-cell ns42:value-type="float" office:value="191" office:value-type="float">
            <text:p>191</text:p>
          </table:table-cell>
          <table:table-cell ns42:value-type="float" office:value="378" office:value-type="float">
            <text:p>378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4" office:value-type="float">
            <text:p>8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87" office:value-type="float">
            <text:p>187</text:p>
          </table:table-cell>
          <table:table-cell ns42:value-type="float" office:value="191" office:value-type="float">
            <text:p>191</text:p>
          </table:table-cell>
          <table:table-cell ns42:value-type="float" office:value="378" office:value-type="float">
            <text:p>378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en wijkverdeel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82" table:number-columns-repeated="2" office:value-type="float">
            <text:p>82</text:p>
          </table:table-cell>
          <table:table-cell ns42:value-type="float" office:value="164" office:value-type="float">
            <text:p>164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en wijkverdeeling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86" office:value-type="float">
            <text:p>86</text:p>
          </table:table-cell>
          <table:table-cell ns42:value-type="float" office:value="84" office:value-type="float">
            <text:p>84</text:p>
          </table:table-cell>
          <table:table-cell ns42:value-type="float" office:value="170" office:value-type="float">
            <text:p>17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5" office:value-type="float">
            <text:p>115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273" office:value-type="float">
            <text:p>273</text:p>
          </table:table-cell>
          <table:table-cell ns42:value-type="float" office:value="275" office:value-type="float">
            <text:p>275</text:p>
          </table:table-cell>
          <table:table-cell ns42:value-type="float" office:value="548" office:value-type="float">
            <text:p>548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40" office:value-type="float">
            <text:p>140</text:p>
          </table:table-cell>
          <table:table-cell ns42:value-type="float" office:value="133" office:value-type="float">
            <text:p>133</text:p>
          </table:table-cell>
          <table:table-cell ns42:value-type="float" office:value="273" office:value-type="float">
            <text:p>273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ons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90" office:value-type="float">
            <text:p>90</text:p>
          </table:table-cell>
          <table:table-cell ns42:value-type="float" office:value="84" office:value-type="float">
            <text:p>84</text:p>
          </table:table-cell>
          <table:table-cell ns42:value-type="float" office:value="174" office:value-type="float">
            <text:p>17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3" office:value-type="float">
            <text:p>103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30" office:value-type="float">
            <text:p>230</text:p>
          </table:table-cell>
          <table:table-cell ns42:value-type="float" office:value="217" office:value-type="float">
            <text:p>217</text:p>
          </table:table-cell>
          <table:table-cell ns42:value-type="float" office:value="447" office:value-type="float">
            <text:p>447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0" office:value-type="float">
            <text:p>20</text:p>
          </table:table-cell>
          <table:table-cell ns42:value-type="float" office:value="16" office:value-type="float">
            <text:p>16</text:p>
          </table:table-cell>
          <table:table-cell ns42:value-type="float" office:value="36" office:value-type="float">
            <text:p>36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9" office:value-type="float">
            <text:p>39</text:p>
          </table:table-cell>
          <table:table-cell ns42:value-type="float" office:value="31" office:value-type="float">
            <text:p>31</text:p>
          </table:table-cell>
          <table:table-cell ns42:value-type="float" office:value="70" office:value-type="float">
            <text:p>7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5" office:value-type="float">
            <text:p>65</text:p>
          </table:table-cell>
          <table:table-cell/>
          <table:table-cell ns42:value-type="float" office:value="65" office:value-type="float">
            <text:p>6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24" office:value-type="float">
            <text:p>24</text:p>
          </table:table-cell>
          <table:table-cell ns42:value-type="float" office:value="42" office:value-type="float">
            <text:p>4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6" office:value-type="float">
            <text:p>26</text:p>
          </table:table-cell>
          <table:table-cell ns42:value-type="float" office:value="5" office:value-type="float">
            <text:p>5</text:p>
          </table:table-cell>
          <table:table-cell ns42:value-type="float" office:value="31" office:value-type="float">
            <text:p>31</text:p>
          </table:table-cell>
          <table:table-cell ns42:value-type="float" table:style-name="ce2" office:value="15" office:value-type="float">
            <text:p>15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5" table:number-columns-repeated="2" office:value-type="float">
            <text:p>15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8" office:value-type="float">
            <text:p>8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2" table:number-columns-repeated="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5" office:value-type="float">
            <text:p>25</text:p>
          </table:table-cell>
          <table:table-cell ns42:value-type="float" office:value="26" office:value-type="float">
            <text:p>26</text:p>
          </table:table-cell>
          <table:table-cell ns42:value-type="float" office:value="51" office:value-type="float">
            <text:p>5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18"/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123" office:value-type="float">
            <text:p>123</text:p>
          </table:table-cell>
          <table:table-cell ns42:value-type="float" office:value="58" office:value-type="float">
            <text:p>58</text:p>
          </table:table-cell>
          <table:table-cell ns42:value-type="float" office:value="181" office:value-type="float">
            <text:p>181</text:p>
          </table:table-cell>
          <table:table-cell ns42:value-type="float" table:style-name="ce2" office:value="67" office:value-type="float">
            <text:p>67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66" office:value-type="float">
            <text:p>266</text:p>
          </table:table-cell>
          <table:table-cell ns42:value-type="float" office:value="259" office:value-type="float">
            <text:p>259</text:p>
          </table:table-cell>
          <table:table-cell ns42:value-type="float" office:value="525" office:value-type="float">
            <text:p>525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8" office:value-type="float">
            <text:p>8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7" office:value-type="float">
            <text:p>7</text:p>
          </table:table-cell>
          <table:table-cell ns42:value-type="float" office:value="20" office:value-type="float">
            <text:p>2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6" office:value-type="float">
            <text:p>6</text:p>
          </table:table-cell>
          <table:table-cell ns42:value-type="float" office:value="28" office:value-type="float">
            <text:p>2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9" table:number-columns-repeated="2" office:value-type="float">
            <text:p>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754" office:value-type="float">
            <text:p>2754</text:p>
          </table:table-cell>
          <table:table-cell ns42:value-type="float" office:value="143" office:value-type="float">
            <text:p>143</text:p>
          </table:table-cell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293" office:value-type="float">
            <text:p>293</text:p>
          </table:table-cell>
          <table:table-cell table:number-columns-repeated="2"/>
          <table:table-cell ns42:value-type="float" office:value="7124" office:value-type="float">
            <text:p>7124</text:p>
          </table:table-cell>
          <table:table-cell ns42:value-type="float" office:value="8855" office:value-type="float">
            <text:p>8855</text:p>
          </table:table-cell>
          <table:table-cell ns42:value-type="float" office:value="15979" office:value-type="float">
            <text:p>15979</text:p>
          </table:table-cell>
          <table:table-cell ns42:value-type="float" table:style-name="ce2" office:value="324" office:value-type="float">
            <text:p>324</text:p>
          </table:table-cell>
          <table:table-cell ns42:value-type="float" table:style-name="ce18" office:value="266" office:value-type="float">
            <text:p>26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12" office:value-type="float">
            <text:p>12</text:p>
          </table:table-cell>
          <table:table-cell ns42:value-type="float" office:value="14" office:value-type="float">
            <text:p>14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6" office:value-type="float">
            <text:p>26</text:p>
          </table:table-cell>
          <table:table-cell ns42:value-type="float" office:value="57" office:value-type="float">
            <text:p>57</text:p>
          </table:table-cell>
          <table:table-cell ns42:value-type="float" office:value="83" office:value-type="float">
            <text:p>8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3" office:value-type="float">
            <text:p>3</text:p>
          </table:table-cell>
          <table:table-cell ns42:value-type="float" office:value="12" office:value-type="float">
            <text:p>12</text:p>
          </table:table-cell>
          <table:table-cell ns42:value-type="float" table:style-name="ce2" office:value="6" office:value-type="float">
            <text:p>6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7" office:value-type="float">
            <text:p>7</text:p>
          </table:table-cell>
          <table:table-cell ns42:value-type="float" office:value="12" office:value-type="float">
            <text:p>12</text:p>
          </table:table-cell>
          <table:table-cell ns42:value-type="float" table:style-name="ce2" office:value="40" office:value-type="float">
            <text:p>40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8" office:value-type="float">
            <text:p>28</text:p>
          </table:table-cell>
          <table:table-cell ns42:value-type="float" office:value="35" office:value-type="float">
            <text:p>35</text:p>
          </table:table-cell>
          <table:table-cell ns42:value-type="float" office:value="63" office:value-type="float">
            <text:p>6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8" office:value-type="float">
            <text:p>58</text:p>
          </table:table-cell>
          <table:table-cell ns42:value-type="float" office:value="45" office:value-type="float">
            <text:p>45</text:p>
          </table:table-cell>
          <table:table-cell ns42:value-type="float" office:value="103" office:value-type="float">
            <text:p>10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107" office:value-type="float">
            <text:p>107</text:p>
          </table:table-cell>
          <table:table-cell ns42:value-type="float" office:value="111" office:value-type="float">
            <text:p>111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32" office:value-type="float">
            <text:p>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1" table:number-columns-repeated="2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26" table:number-columns-repeated="2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8" office:value-type="float">
            <text:p>28</text:p>
          </table:table-cell>
          <table:table-cell/>
          <table:table-cell ns42:value-type="float" office:value="28" office:value-type="float">
            <text:p>28</text:p>
          </table:table-cell>
          <table:table-cell ns42:value-type="float" table:style-name="ce2" office:value="5" office:value-type="float">
            <text:p>5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88" office:value-type="float">
            <text:p>88</text:p>
          </table:table-cell>
          <table:table-cell ns42:value-type="float" office:value="89" office:value-type="float">
            <text:p>89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39" office:value-type="float">
            <text:p>3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643" office:value-type="float">
            <text:p>2643</text:p>
          </table:table-cell>
          <table:table-cell ns42:value-type="float" office:value="189" office:value-type="float">
            <text:p>189</text:p>
          </table:table-cell>
          <table:table-cell table:number-columns-repeated="3"/>
          <table:table-cell ns42:value-type="float" office:value="176" office:value-type="float">
            <text:p>176</text:p>
          </table:table-cell>
          <table:table-cell table:number-columns-repeated="2"/>
          <table:table-cell ns42:value-type="float" office:value="7642" office:value-type="float">
            <text:p>7642</text:p>
          </table:table-cell>
          <table:table-cell ns42:value-type="float" office:value="8463" office:value-type="float">
            <text:p>8463</text:p>
          </table:table-cell>
          <table:table-cell ns42:value-type="float" office:value="16105" office:value-type="float">
            <text:p>16105</text:p>
          </table:table-cell>
          <table:table-cell ns42:value-type="float" table:style-name="ce2" office:value="167" office:value-type="float">
            <text:p>167</text:p>
          </table:table-cell>
          <table:table-cell ns42:value-type="float" table:style-name="ce18" office:value="141" office:value-type="float">
            <text:p>14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2" office:value-type="float">
            <text:p>32</text:p>
          </table:table-cell>
          <table:table-cell table:number-columns-repeated="4"/>
          <table:table-cell ns42:value-type="float" office:value="63" office:value-type="float">
            <text:p>63</text:p>
          </table:table-cell>
          <table:table-cell ns42:value-type="float" office:value="47" office:value-type="float">
            <text:p>47</text:p>
          </table:table-cell>
          <table:table-cell ns42:value-type="float" office:value="110" office:value-type="float">
            <text:p>110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3" office:value-type="float">
            <text:p>3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3" office:value-type="float">
            <text:p>3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4" office:value-type="float">
            <text:p>14</text:p>
          </table:table-cell>
          <table:table-cell ns42:value-type="float" office:value="16" office:value-type="float">
            <text:p>1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329" office:value-type="float">
            <text:p>4329</text:p>
          </table:table-cell>
          <table:table-cell ns42:value-type="float" office:value="137" office:value-type="float">
            <text:p>137</text:p>
          </table:table-cell>
          <table:table-cell ns42:value-type="float" office:value="63" office:value-type="float">
            <text:p>63</text:p>
          </table:table-cell>
          <table:table-cell table:number-columns-repeated="2"/>
          <table:table-cell ns42:value-type="float" office:value="169" office:value-type="float">
            <text:p>169</text:p>
          </table:table-cell>
          <table:table-cell table:number-columns-repeated="2"/>
          <table:table-cell ns42:value-type="float" office:value="10596" office:value-type="float">
            <text:p>10596</text:p>
          </table:table-cell>
          <table:table-cell ns42:value-type="float" office:value="12392" office:value-type="float">
            <text:p>12392</text:p>
          </table:table-cell>
          <table:table-cell ns42:value-type="float" office:value="22988" office:value-type="float">
            <text:p>22988</text:p>
          </table:table-cell>
          <table:table-cell ns42:value-type="float" table:style-name="ce2" office:value="349" office:value-type="float">
            <text:p>349</text:p>
          </table:table-cell>
          <table:table-cell ns42:value-type="float" table:style-name="ce18" office:value="320" office:value-type="float">
            <text:p>3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7" office:value-type="float">
            <text:p>7</text:p>
          </table:table-cell>
          <table:table-cell table:number-columns-repeated="4"/>
          <table:table-cell ns42:value-type="float" office:value="18" office:value-type="float">
            <text:p>18</text:p>
          </table:table-cell>
          <table:table-cell ns42:value-type="float" office:value="14" office:value-type="float">
            <text:p>14</text:p>
          </table:table-cell>
          <table:table-cell ns42:value-type="float" office:value="32" office:value-type="float">
            <text:p>3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/>
          <table:table-cell ns42:value-type="float" office:value="15" office:value-type="float">
            <text:p>15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71" office:value-type="float">
            <text:p>3771</text:p>
          </table:table-cell>
          <table:table-cell ns42:value-type="float" office:value="123" office:value-type="float">
            <text:p>123</text:p>
          </table:table-cell>
          <table:table-cell ns42:value-type="float" office:value="58" office:value-type="float">
            <text:p>58</text:p>
          </table:table-cell>
          <table:table-cell table:number-columns-repeated="5"/>
          <table:table-cell ns42:value-type="float" office:value="10733" office:value-type="float">
            <text:p>10733</text:p>
          </table:table-cell>
          <table:table-cell ns42:value-type="float" office:value="10924" office:value-type="float">
            <text:p>10924</text:p>
          </table:table-cell>
          <table:table-cell ns42:value-type="float" office:value="21657" office:value-type="float">
            <text:p>21657</text:p>
          </table:table-cell>
          <table:table-cell ns42:value-type="float" table:style-name="ce2" office:value="199" office:value-type="float">
            <text:p>199</text:p>
          </table:table-cell>
          <table:table-cell ns42:value-type="float" table:style-name="ce18" office:value="170" office:value-type="float">
            <text:p>17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ns42:value-type="float" office:value="14" office:value-type="float">
            <text:p>14</text:p>
          </table:table-cell>
          <table:table-cell ns42:value-type="float" office:value="10" office:value-type="float">
            <text:p>10</text:p>
          </table:table-cell>
          <table:table-cell ns42:value-type="float" office:value="24" office:value-type="float">
            <text:p>24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Stedelijk Ziek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7" office:value-type="float">
            <text:p>27</text:p>
          </table:table-cell>
          <table:table-cell ns42:value-type="float" office:value="83" office:value-type="float">
            <text:p>83</text:p>
          </table:table-cell>
          <table:table-cell ns42:value-type="float" office:value="110" office:value-type="float">
            <text:p>110</text:p>
          </table:table-cell>
          <table:table-cell ns42:value-type="float" table:style-name="ce2" office:value="95" office:value-type="float">
            <text:p>95</text:p>
          </table:table-cell>
          <table:table-cell ns42:value-type="float" table:style-name="ce18" office:value="92" office:value-type="float">
            <text:p>9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Lunet No. 3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4" office:value-type="float">
            <text:p>4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Directiegebouw a/d Laan van Croe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5" office:value-type="float">
            <text:p>5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Militairgeb. a/d Leidsche straatweg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Geniebureel a/h Damlus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Infanterie-kazer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56" office:value-type="float">
            <text:p>156</text:p>
          </table:table-cell>
          <table:table-cell ns42:value-type="float" office:value="22" office:value-type="float">
            <text:p>22</text:p>
          </table:table-cell>
          <table:table-cell ns42:value-type="float" office:value="178" office:value-type="float">
            <text:p>178</text:p>
          </table:table-cell>
          <table:table-cell ns42:value-type="float" table:style-name="ce2" office:value="93" office:value-type="float">
            <text:p>9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1e Reg. Vest-Art.-kazer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5" office:value-type="float">
            <text:p>105</text:p>
          </table:table-cell>
          <table:table-cell ns42:value-type="float" office:value="2" office:value-type="float">
            <text:p>2</text:p>
          </table:table-cell>
          <table:table-cell ns42:value-type="float" office:value="107" office:value-type="float">
            <text:p>107</text:p>
          </table:table-cell>
          <table:table-cell ns42:value-type="float" table:style-name="ce2" office:value="46" office:value-type="float">
            <text:p>46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1e Reg. Vest-Art.-kazer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48" office:value-type="float">
            <text:p>148</text:p>
          </table:table-cell>
          <table:table-cell ns42:value-type="float" office:value="1" office:value-type="float">
            <text:p>1</text:p>
          </table:table-cell>
          <table:table-cell ns42:value-type="float" office:value="149" office:value-type="float">
            <text:p>149</text:p>
          </table:table-cell>
          <table:table-cell ns42:value-type="float" table:style-name="ce2" office:value="124" office:value-type="float">
            <text:p>12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Genie-kazer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93" office:value-type="float">
            <text:p>393</text:p>
          </table:table-cell>
          <table:table-cell ns42:value-type="float" office:value="7" office:value-type="float">
            <text:p>7</text:p>
          </table:table-cell>
          <table:table-cell ns42:value-type="float" office:value="400" office:value-type="float">
            <text:p>400</text:p>
          </table:table-cell>
          <table:table-cell ns42:value-type="float" table:style-name="ce2" office:value="63" office:value-type="float">
            <text:p>6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Huis van Bewaring</text:p>
          </table:table-cell>
          <table:table-cell table:style-name="ce18"/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5" office:value-type="float">
            <text:p>15</text:p>
          </table:table-cell>
          <table:table-cell ns42:value-type="float" office:value="33" office:value-type="float">
            <text:p>33</text:p>
          </table:table-cell>
          <table:table-cell ns42:value-type="float" table:style-name="ce2" office:value="54" office:value-type="float">
            <text:p>5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Oud-Roomsch Oude Mannen en Vrouw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8" office:value-type="float">
            <text:p>8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28" office:value-type="float">
            <text:p>1628</text:p>
          </table:table-cell>
          <table:table-cell ns42:value-type="float" office:value="75" office:value-type="float">
            <text:p>75</text:p>
          </table:table-cell>
          <table:table-cell table:number-columns-repeated="3"/>
          <table:table-cell ns42:value-type="float" office:value="80" office:value-type="float">
            <text:p>80</text:p>
          </table:table-cell>
          <table:table-cell table:number-columns-repeated="2"/>
          <table:table-cell ns42:value-type="float" office:value="4232" office:value-type="float">
            <text:p>4232</text:p>
          </table:table-cell>
          <table:table-cell ns42:value-type="float" office:value="4532" office:value-type="float">
            <text:p>4532</text:p>
          </table:table-cell>
          <table:table-cell ns42:value-type="float" office:value="8764" office:value-type="float">
            <text:p>8764</text:p>
          </table:table-cell>
          <table:table-cell ns42:value-type="float" table:style-name="ce2" office:value="72" office:value-type="float">
            <text:p>72</text:p>
          </table:table-cell>
          <table:table-cell ns42:value-type="float" table:style-name="ce18" office:value="60" office:value-type="float">
            <text:p>6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6" office:value-type="float">
            <text:p>16</text:p>
          </table:table-cell>
          <table:table-cell table:number-columns-repeated="4"/>
          <table:table-cell ns42:value-type="float" office:value="28" office:value-type="float">
            <text:p>28</text:p>
          </table:table-cell>
          <table:table-cell ns42:value-type="float" office:value="24" office:value-type="float">
            <text:p>24</text:p>
          </table:table-cell>
          <table:table-cell ns42:value-type="float" office:value="52" office:value-type="float">
            <text:p>5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3" office:value-type="float">
            <text:p>83</text:p>
          </table:table-cell>
          <table:table-cell ns42:value-type="float" office:value="133" office:value-type="float">
            <text:p>133</text:p>
          </table:table-cell>
          <table:table-cell ns42:value-type="float" office:value="216" office:value-type="float">
            <text:p>216</text:p>
          </table:table-cell>
          <table:table-cell/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5" office:value-type="float">
            <text:p>5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446" office:value-type="float">
            <text:p>2446</text:p>
          </table:table-cell>
          <table:table-cell ns42:value-type="float" office:value="139" office:value-type="float">
            <text:p>139</text:p>
          </table:table-cell>
          <table:table-cell ns42:value-type="float" office:value="43" office:value-type="float">
            <text:p>43</text:p>
          </table:table-cell>
          <table:table-cell table:number-columns-repeated="2"/>
          <table:table-cell ns42:value-type="float" office:value="26" office:value-type="float">
            <text:p>26</text:p>
          </table:table-cell>
          <table:table-cell table:number-columns-repeated="2"/>
          <table:table-cell ns42:value-type="float" office:value="6132" office:value-type="float">
            <text:p>6132</text:p>
          </table:table-cell>
          <table:table-cell ns42:value-type="float" office:value="6664" office:value-type="float">
            <text:p>6664</text:p>
          </table:table-cell>
          <table:table-cell ns42:value-type="float" office:value="12796" office:value-type="float">
            <text:p>12796</text:p>
          </table:table-cell>
          <table:table-cell ns42:value-type="float" table:style-name="ce2" office:value="140" office:value-type="float">
            <text:p>140</text:p>
          </table:table-cell>
          <table:table-cell ns42:value-type="float" table:style-name="ce18" office:value="135" office:value-type="float">
            <text:p>13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82" office:value-type="float">
            <text:p>82</text:p>
          </table:table-cell>
          <table:table-cell table:number-columns-repeated="4"/>
          <table:table-cell ns42:value-type="float" table:style-name="ce2" office:value="192" office:value-type="float">
            <text:p>192</text:p>
          </table:table-cell>
          <table:table-cell ns42:value-type="float" table:style-name="ce18" office:value="155" office:value-type="float">
            <text:p>15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638" office:value-type="float">
            <text:p>17638</text:p>
          </table:table-cell>
          <table:table-cell ns42:value-type="float" office:value="806" office:value-type="float">
            <text:p>806</text:p>
          </table:table-cell>
          <table:table-cell ns42:value-type="float" office:value="176" office:value-type="float">
            <text:p>176</text:p>
          </table:table-cell>
          <table:table-cell ns42:value-type="float" office:value="62" office:value-type="float">
            <text:p>62</text:p>
          </table:table-cell>
          <table:table-cell ns42:value-type="float" office:value="4" office:value-type="float">
            <text:p>4</text:p>
          </table:table-cell>
          <table:table-cell ns42:value-type="float" office:value="744" office:value-type="float">
            <text:p>744</text:p>
          </table:table-cell>
          <table:table-cell ns42:value-type="float" office:value="82" office:value-type="float">
            <text:p>82</text:p>
          </table:table-cell>
          <table:table-cell ns42:value-type="float" office:value="7" office:value-type="float">
            <text:p>7</text:p>
          </table:table-cell>
          <table:table-cell ns42:value-type="float" office:value="48401" office:value-type="float">
            <text:p>48401</text:p>
          </table:table-cell>
          <table:table-cell ns42:value-type="float" office:value="53137" office:value-type="float">
            <text:p>53137</text:p>
          </table:table-cell>
          <table:table-cell ns42:value-type="float" office:value="101538" office:value-type="float">
            <text:p>101538</text:p>
          </table:table-cell>
          <table:table-cell ns42:value-type="float" table:style-name="ce2" office:value="2141" office:value-type="float">
            <text:p>2141</text:p>
          </table:table-cell>
          <table:table-cell ns42:value-type="float" table:style-name="ce18" office:value="1463" office:value-type="float">
            <text:p>146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31" office:value-type="float">
            <text:p>31</text:p>
          </table:table-cell>
          <table:table-cell ns42:value-type="float" office:value="35" office:value-type="float">
            <text:p>35</text:p>
          </table:table-cell>
          <table:table-cell ns42:value-type="float" office:value="66" office:value-type="float">
            <text:p>6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4" office:value-type="float">
            <text:p>64</text:p>
          </table:table-cell>
          <table:table-cell table:number-columns-repeated="7"/>
          <table:table-cell ns42:value-type="float" office:value="212" office:value-type="float">
            <text:p>212</text:p>
          </table:table-cell>
          <table:table-cell ns42:value-type="float" office:value="187" office:value-type="float">
            <text:p>187</text:p>
          </table:table-cell>
          <table:table-cell ns42:value-type="float" office:value="399" office:value-type="float">
            <text:p>39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7" office:value-type="float">
            <text:p>7</text:p>
          </table:table-cell>
          <table:table-cell ns42:value-type="float" office:value="21" office:value-type="float">
            <text:p>2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8" office:value-type="float">
            <text:p>8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5" office:value-type="float">
            <text:p>85</text:p>
          </table:table-cell>
          <table:table-cell table:number-columns-repeated="7"/>
          <table:table-cell ns42:value-type="float" office:value="264" office:value-type="float">
            <text:p>264</text:p>
          </table:table-cell>
          <table:table-cell ns42:value-type="float" office:value="237" office:value-type="float">
            <text:p>237</text:p>
          </table:table-cell>
          <table:table-cell ns42:value-type="float" office:value="501" office:value-type="float">
            <text:p>50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10" office:value-type="float">
            <text:p>10</text:p>
          </table:table-cell>
          <table:table-cell ns42:value-type="float" office:value="47" office:value-type="float">
            <text:p>4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7723" office:value-type="float">
            <text:p>17723</text:p>
          </table:table-cell>
          <table:table-cell ns42:value-type="float" office:value="806" office:value-type="float">
            <text:p>806</text:p>
          </table:table-cell>
          <table:table-cell ns42:value-type="float" office:value="176" office:value-type="float">
            <text:p>176</text:p>
          </table:table-cell>
          <table:table-cell ns42:value-type="float" office:value="62" office:value-type="float">
            <text:p>62</text:p>
          </table:table-cell>
          <table:table-cell ns42:value-type="float" office:value="4" office:value-type="float">
            <text:p>4</text:p>
          </table:table-cell>
          <table:table-cell ns42:value-type="float" office:value="744" office:value-type="float">
            <text:p>744</text:p>
          </table:table-cell>
          <table:table-cell ns42:value-type="float" office:value="82" office:value-type="float">
            <text:p>82</text:p>
          </table:table-cell>
          <table:table-cell ns42:value-type="float" office:value="7" office:value-type="float">
            <text:p>7</text:p>
          </table:table-cell>
          <table:table-cell ns42:value-type="float" office:value="48702" office:value-type="float">
            <text:p>48702</text:p>
          </table:table-cell>
          <table:table-cell ns42:value-type="float" office:value="53384" office:value-type="float">
            <text:p>53384</text:p>
          </table:table-cell>
          <table:table-cell ns42:value-type="float" office:value="102086" office:value-type="float">
            <text:p>102086</text:p>
          </table:table-cell>
          <table:table-cell ns42:value-type="float" table:style-name="ce2" office:value="2142" office:value-type="float">
            <text:p>2142</text:p>
          </table:table-cell>
          <table:table-cell ns42:value-type="float" table:style-name="ce18" office:value="1466" office:value-type="float">
            <text:p>146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14" office:value-type="float">
            <text:p>14</text:p>
          </table:table-cell>
          <table:table-cell ns42:value-type="float" office:value="33" office:value-type="float">
            <text:p>3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08" office:value-type="float">
            <text:p>20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470" office:value-type="float">
            <text:p>470</text:p>
          </table:table-cell>
          <table:table-cell ns42:value-type="float" office:value="504" office:value-type="float">
            <text:p>504</text:p>
          </table:table-cell>
          <table:table-cell ns42:value-type="float" office:value="974" office:value-type="float">
            <text:p>974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9" office:value-type="float">
            <text:p>439</text:p>
          </table:table-cell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1103" office:value-type="float">
            <text:p>1103</text:p>
          </table:table-cell>
          <table:table-cell ns42:value-type="float" office:value="1161" office:value-type="float">
            <text:p>1161</text:p>
          </table:table-cell>
          <table:table-cell ns42:value-type="float" office:value="2264" office:value-type="float">
            <text:p>2264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0" office:value-type="float">
            <text:p>60</text:p>
          </table:table-cell>
          <table:table-cell ns42:value-type="float" office:value="49" office:value-type="float">
            <text:p>49</text:p>
          </table:table-cell>
          <table:table-cell ns42:value-type="float" office:value="109" office:value-type="float">
            <text:p>10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4" office:value-type="float">
            <text:p>12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565" office:value-type="float">
            <text:p>565</text:p>
          </table:table-cell>
          <table:table-cell ns42:value-type="float" office:value="608" office:value-type="float">
            <text:p>608</text:p>
          </table:table-cell>
          <table:table-cell ns42:value-type="float" office:value="1173" office:value-type="float">
            <text:p>117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91" office:value-type="float">
            <text:p>791</text:p>
          </table:table-cell>
          <table:table-cell ns42:value-type="float" office:value="10" office:value-type="float">
            <text:p>10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8" office:value-type="float">
            <text:p>38</text:p>
          </table:table-cell>
          <table:table-cell table:number-columns-repeated="2"/>
          <table:table-cell ns42:value-type="float" office:value="2217" office:value-type="float">
            <text:p>2217</text:p>
          </table:table-cell>
          <table:table-cell ns42:value-type="float" office:value="2336" office:value-type="float">
            <text:p>2336</text:p>
          </table:table-cell>
          <table:table-cell ns42:value-type="float" office:value="4553" office:value-type="float">
            <text:p>4553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45" office:value-type="float">
            <text:p>4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table:number-columns-repeated="7"/>
          <table:table-cell ns42:value-type="float" office:value="246" office:value-type="float">
            <text:p>246</text:p>
          </table:table-cell>
          <table:table-cell ns42:value-type="float" office:value="247" office:value-type="float">
            <text:p>247</text:p>
          </table:table-cell>
          <table:table-cell ns42:value-type="float" office:value="493" office:value-type="float">
            <text:p>493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8" office:value-type="float">
            <text:p>5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70" office:value-type="float">
            <text:p>170</text:p>
          </table:table-cell>
          <table:table-cell ns42:value-type="float" office:value="129" office:value-type="float">
            <text:p>129</text:p>
          </table:table-cell>
          <table:table-cell ns42:value-type="float" office:value="299" office:value-type="float">
            <text:p>299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0" office:value-type="float">
            <text:p>15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16" office:value-type="float">
            <text:p>416</text:p>
          </table:table-cell>
          <table:table-cell ns42:value-type="float" office:value="376" office:value-type="float">
            <text:p>376</text:p>
          </table:table-cell>
          <table:table-cell ns42:value-type="float" office:value="792" office:value-type="float">
            <text:p>792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41" office:value-type="float">
            <text:p>941</text:p>
          </table:table-cell>
          <table:table-cell ns42:value-type="float" office:value="11" office:value-type="float">
            <text:p>11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8" office:value-type="float">
            <text:p>38</text:p>
          </table:table-cell>
          <table:table-cell table:number-columns-repeated="2"/>
          <table:table-cell ns42:value-type="float" office:value="2633" office:value-type="float">
            <text:p>2633</text:p>
          </table:table-cell>
          <table:table-cell ns42:value-type="float" office:value="2712" office:value-type="float">
            <text:p>2712</text:p>
          </table:table-cell>
          <table:table-cell ns42:value-type="float" office:value="5345" office:value-type="float">
            <text:p>5345</text:p>
          </table:table-cell>
          <table:table-cell ns42:value-type="float" table:style-name="ce2" office:value="46" office:value-type="float">
            <text:p>46</text:p>
          </table:table-cell>
          <table:table-cell ns42:value-type="float" table:style-name="ce18" office:value="49" office:value-type="float">
            <text:p>4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Straat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8" office:value-type="float">
            <text:p>108</text:p>
          </table:table-cell>
          <table:table-cell ns42:value-type="float" office:value="98" office:value-type="float">
            <text:p>98</text:p>
          </table:table-cell>
          <table:table-cell ns42:value-type="float" office:value="206" office:value-type="float">
            <text:p>206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Meer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28" office:value-type="float">
            <text:p>28</text:p>
          </table:table-cell>
          <table:table-cell ns42:value-type="float" office:value="18" office:value-type="float">
            <text:p>18</text:p>
          </table:table-cell>
          <table:table-cell ns42:value-type="float" office:value="46" office:value-type="float">
            <text:p>4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Reijersco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88" office:value-type="float">
            <text:p>88</text:p>
          </table:table-cell>
          <table:table-cell ns42:value-type="float" office:value="89" office:value-type="float">
            <text:p>89</text:p>
          </table:table-cell>
          <table:table-cell ns42:value-type="float" office:value="177" office:value-type="float">
            <text:p>177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85" office:value-type="float">
            <text:p>85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24" office:value-type="float">
            <text:p>224</text:p>
          </table:table-cell>
          <table:table-cell ns42:value-type="float" office:value="205" office:value-type="float">
            <text:p>205</text:p>
          </table:table-cell>
          <table:table-cell ns42:value-type="float" office:value="429" office:value-type="float">
            <text:p>42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3" table:number-columns-repeated="2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91" office:value-type="float">
            <text:p>191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00" office:value-type="float">
            <text:p>400</text:p>
          </table:table-cell>
          <table:table-cell ns42:value-type="float" office:value="419" office:value-type="float">
            <text:p>419</text:p>
          </table:table-cell>
          <table:table-cell ns42:value-type="float" office:value="819" office:value-type="float">
            <text:p>819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2" office:value-type="float">
            <text:p>192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00" office:value-type="float">
            <text:p>400</text:p>
          </table:table-cell>
          <table:table-cell ns42:value-type="float" office:value="432" office:value-type="float">
            <text:p>432</text:p>
          </table:table-cell>
          <table:table-cell ns42:value-type="float" office:value="832" office:value-type="float">
            <text:p>832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8" office:value-type="float">
            <text:p>5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1" office:value-type="float">
            <text:p>131</text:p>
          </table:table-cell>
          <table:table-cell ns42:value-type="float" office:value="118" office:value-type="float">
            <text:p>118</text:p>
          </table:table-cell>
          <table:table-cell ns42:value-type="float" office:value="249" office:value-type="float">
            <text:p>249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28" office:value-type="float">
            <text:p>28</text:p>
          </table:table-cell>
          <table:table-cell table:number-columns-repeated="4"/>
          <table:table-cell ns42:value-type="float" office:value="75" office:value-type="float">
            <text:p>75</text:p>
          </table:table-cell>
          <table:table-cell ns42:value-type="float" office:value="51" office:value-type="float">
            <text:p>51</text:p>
          </table:table-cell>
          <table:table-cell ns42:value-type="float" office:value="126" office:value-type="float">
            <text:p>1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9" office:value-type="float">
            <text:p>99</text:p>
          </table:table-cell>
          <table:table-cell ns42:value-type="float" office:value="5" office:value-type="float">
            <text:p>5</text:p>
          </table:table-cell>
          <table:table-cell table:number-columns-repeated="6"/>
          <table:table-cell ns42:value-type="float" office:value="276" office:value-type="float">
            <text:p>276</text:p>
          </table:table-cell>
          <table:table-cell ns42:value-type="float" office:value="228" office:value-type="float">
            <text:p>228</text:p>
          </table:table-cell>
          <table:table-cell ns42:value-type="float" office:value="504" office:value-type="float">
            <text:p>50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ilnisser Uit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7" office:value-type="float">
            <text:p>7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eu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table:number-columns-repeated="7"/>
          <table:table-cell ns42:value-type="float" office:value="61" office:value-type="float">
            <text:p>61</text:p>
          </table:table-cell>
          <table:table-cell ns42:value-type="float" office:value="70" office:value-type="float">
            <text:p>70</text:p>
          </table:table-cell>
          <table:table-cell ns42:value-type="float" office:value="131" office:value-type="float">
            <text:p>13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eul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meri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8" office:value-type="float">
            <text:p>178</text:p>
          </table:table-cell>
          <table:table-cell ns42:value-type="float" office:value="187" office:value-type="float">
            <text:p>187</text:p>
          </table:table-cell>
          <table:table-cell ns42:value-type="float" office:value="365" office:value-type="float">
            <text:p>365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nkerei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" office:value-type="float">
            <text:p>38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93" office:value-type="float">
            <text:p>93</text:p>
          </table:table-cell>
          <table:table-cell ns42:value-type="float" office:value="96" office:value-type="float">
            <text:p>96</text:p>
          </table:table-cell>
          <table:table-cell ns42:value-type="float" office:value="189" office:value-type="float">
            <text:p>18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n Bosc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 ns42:value-type="float" office:value="24" office:value-type="float">
            <text:p>24</text:p>
          </table:table-cell>
          <table:table-cell ns42:value-type="float" office:value="59" office:value-type="float">
            <text:p>5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9" office:value-type="float">
            <text:p>99</text:p>
          </table:table-cell>
          <table:table-cell ns42:value-type="float" office:value="5" office:value-type="float">
            <text:p>5</text:p>
          </table:table-cell>
          <table:table-cell table:number-columns-repeated="6"/>
          <table:table-cell ns42:value-type="float" office:value="281" office:value-type="float">
            <text:p>281</text:p>
          </table:table-cell>
          <table:table-cell ns42:value-type="float" office:value="261" office:value-type="float">
            <text:p>261</text:p>
          </table:table-cell>
          <table:table-cell ns42:value-type="float" office:value="542" office:value-type="float">
            <text:p>54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0" office:value-type="float">
            <text:p>140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06" office:value-type="float">
            <text:p>406</text:p>
          </table:table-cell>
          <table:table-cell ns42:value-type="float" office:value="340" office:value-type="float">
            <text:p>340</text:p>
          </table:table-cell>
          <table:table-cell ns42:value-type="float" office:value="746" office:value-type="float">
            <text:p>746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47" office:value-type="float">
            <text:p>547</text:p>
          </table:table-cell>
          <table:table-cell ns42:value-type="float" office:value="28" office:value-type="float">
            <text:p>28</text:p>
          </table:table-cell>
          <table:table-cell/>
          <table:table-cell ns42:value-type="float" office:value="31" office:value-type="float">
            <text:p>31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550" office:value-type="float">
            <text:p>1550</text:p>
          </table:table-cell>
          <table:table-cell ns42:value-type="float" office:value="1385" office:value-type="float">
            <text:p>1385</text:p>
          </table:table-cell>
          <table:table-cell ns42:value-type="float" office:value="2935" office:value-type="float">
            <text:p>2935</text:p>
          </table:table-cell>
          <table:table-cell ns42:value-type="float" table:style-name="ce2" office:value="42" office:value-type="float">
            <text:p>42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39" office:value-type="float">
            <text:p>739</text:p>
          </table:table-cell>
          <table:table-cell ns42:value-type="float" office:value="36" office:value-type="float">
            <text:p>36</text:p>
          </table:table-cell>
          <table:table-cell ns42:value-type="float" office:value="1" office:value-type="float">
            <text:p>1</text:p>
          </table:table-cell>
          <table:table-cell ns42:value-type="float" office:value="31" office:value-type="float">
            <text:p>31</text:p>
          </table:table-cell>
          <table:table-cell/>
          <table:table-cell ns42:value-type="float" office:value="8" office:value-type="float">
            <text:p>8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950" office:value-type="float">
            <text:p>1950</text:p>
          </table:table-cell>
          <table:table-cell ns42:value-type="float" office:value="1817" office:value-type="float">
            <text:p>1817</text:p>
          </table:table-cell>
          <table:table-cell ns42:value-type="float" office:value="3767" office:value-type="float">
            <text:p>3767</text:p>
          </table:table-cell>
          <table:table-cell ns42:value-type="float" table:style-name="ce2" office:value="55" office:value-type="float">
            <text:p>55</text:p>
          </table:table-cell>
          <table:table-cell ns42:value-type="float" table:style-name="ce18" office:value="31" office:value-type="float">
            <text:p>3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8" office:value-type="float">
            <text:p>11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274" office:value-type="float">
            <text:p>274</text:p>
          </table:table-cell>
          <table:table-cell ns42:value-type="float" office:value="270" office:value-type="float">
            <text:p>270</text:p>
          </table:table-cell>
          <table:table-cell ns42:value-type="float" office:value="544" office:value-type="float">
            <text:p>54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 Meer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01" office:value-type="float">
            <text:p>101</text:p>
          </table:table-cell>
          <table:table-cell ns42:value-type="float" office:value="95" office:value-type="float">
            <text:p>95</text:p>
          </table:table-cell>
          <table:table-cell ns42:value-type="float" office:value="196" office:value-type="float">
            <text:p>19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8" office:value-type="float">
            <text:p>16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375" office:value-type="float">
            <text:p>375</text:p>
          </table:table-cell>
          <table:table-cell ns42:value-type="float" office:value="365" office:value-type="float">
            <text:p>365</text:p>
          </table:table-cell>
          <table:table-cell ns42:value-type="float" office:value="740" office:value-type="float">
            <text:p>74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4" office:value-type="float">
            <text:p>10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72" office:value-type="float">
            <text:p>272</text:p>
          </table:table-cell>
          <table:table-cell ns42:value-type="float" office:value="237" office:value-type="float">
            <text:p>237</text:p>
          </table:table-cell>
          <table:table-cell ns42:value-type="float" office:value="509" office:value-type="float">
            <text:p>50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 Meer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0" office:value-type="float">
            <text:p>170</text:p>
          </table:table-cell>
          <table:table-cell ns42:value-type="float" office:value="168" office:value-type="float">
            <text:p>168</text:p>
          </table:table-cell>
          <table:table-cell ns42:value-type="float" office:value="338" office:value-type="float">
            <text:p>338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9" office:value-type="float">
            <text:p>16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42" office:value-type="float">
            <text:p>442</text:p>
          </table:table-cell>
          <table:table-cell ns42:value-type="float" office:value="405" office:value-type="float">
            <text:p>405</text:p>
          </table:table-cell>
          <table:table-cell ns42:value-type="float" office:value="847" office:value-type="float">
            <text:p>847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37" office:value-type="float">
            <text:p>337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817" office:value-type="float">
            <text:p>817</text:p>
          </table:table-cell>
          <table:table-cell ns42:value-type="float" office:value="770" office:value-type="float">
            <text:p>770</text:p>
          </table:table-cell>
          <table:table-cell ns42:value-type="float" office:value="1587" office:value-type="float">
            <text:p>1587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2" office:value-type="float">
            <text:p>132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82" office:value-type="float">
            <text:p>182</text:p>
          </table:table-cell>
          <table:table-cell ns42:value-type="float" office:value="237" office:value-type="float">
            <text:p>237</text:p>
          </table:table-cell>
          <table:table-cell ns42:value-type="float" office:value="419" office:value-type="float">
            <text:p>419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2" office:value-type="float">
            <text:p>132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82" office:value-type="float">
            <text:p>182</text:p>
          </table:table-cell>
          <table:table-cell ns42:value-type="float" office:value="237" office:value-type="float">
            <text:p>237</text:p>
          </table:table-cell>
          <table:table-cell ns42:value-type="float" office:value="419" office:value-type="float">
            <text:p>419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0" office:value-type="float">
            <text:p>80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96" office:value-type="float">
            <text:p>196</text:p>
          </table:table-cell>
          <table:table-cell ns42:value-type="float" office:value="210" office:value-type="float">
            <text:p>210</text:p>
          </table:table-cell>
          <table:table-cell ns42:value-type="float" office:value="406" office:value-type="float">
            <text:p>406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0" office:value-type="float">
            <text:p>80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96" office:value-type="float">
            <text:p>196</text:p>
          </table:table-cell>
          <table:table-cell ns42:value-type="float" office:value="210" office:value-type="float">
            <text:p>210</text:p>
          </table:table-cell>
          <table:table-cell ns42:value-type="float" office:value="406" office:value-type="float">
            <text:p>406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12" office:value-type="float">
            <text:p>212</text:p>
          </table:table-cell>
          <table:table-cell ns42:value-type="float" office:value="21" office:value-type="float">
            <text:p>21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378" office:value-type="float">
            <text:p>378</text:p>
          </table:table-cell>
          <table:table-cell ns42:value-type="float" office:value="447" office:value-type="float">
            <text:p>447</text:p>
          </table:table-cell>
          <table:table-cell ns42:value-type="float" office:value="825" office:value-type="float">
            <text:p>825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28" office:value-type="float">
            <text:p>2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5" office:value-type="float">
            <text:p>17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422" office:value-type="float">
            <text:p>422</text:p>
          </table:table-cell>
          <table:table-cell ns42:value-type="float" office:value="392" office:value-type="float">
            <text:p>392</text:p>
          </table:table-cell>
          <table:table-cell ns42:value-type="float" office:value="814" office:value-type="float">
            <text:p>81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ns42:value-type="float" office:value="4" office:value-type="float">
            <text:p>4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3" office:value-type="float">
            <text:p>13</text:p>
          </table:table-cell>
          <table:table-cell table:number-columns-repeated="4"/>
          <table:table-cell ns42:value-type="float" table:style-name="ce2" office:value="20" office:value-type="float">
            <text:p>20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0" office:value-type="float">
            <text:p>120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90" office:value-type="float">
            <text:p>290</text:p>
          </table:table-cell>
          <table:table-cell ns42:value-type="float" office:value="302" office:value-type="float">
            <text:p>302</text:p>
          </table:table-cell>
          <table:table-cell ns42:value-type="float" office:value="592" office:value-type="float">
            <text:p>592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95" office:value-type="float">
            <text:p>295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ns42:value-type="float" office:value="13" office:value-type="float">
            <text:p>13</text:p>
          </table:table-cell>
          <table:table-cell ns42:value-type="float" office:value="16" office:value-type="float">
            <text:p>16</text:p>
          </table:table-cell>
          <table:table-cell/>
          <table:table-cell ns42:value-type="float" office:value="720" office:value-type="float">
            <text:p>720</text:p>
          </table:table-cell>
          <table:table-cell ns42:value-type="float" office:value="698" office:value-type="float">
            <text:p>698</text:p>
          </table:table-cell>
          <table:table-cell ns42:value-type="float" office:value="1418" office:value-type="float">
            <text:p>1418</text:p>
          </table:table-cell>
          <table:table-cell ns42:value-type="float" table:style-name="ce2" office:value="42" office:value-type="float">
            <text:p>42</text:p>
          </table:table-cell>
          <table:table-cell ns42:value-type="float" table:style-name="ce18" office:value="57" office:value-type="float">
            <text:p>5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12" office:value-type="float">
            <text:p>112</text:p>
          </table:table-cell>
          <table:table-cell ns42:value-type="float" office:value="236" office:value-type="float">
            <text:p>236</text:p>
          </table:table-cell>
          <table:table-cell/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73" office:value-type="float">
            <text:p>73</text:p>
          </table:table-cell>
          <table:table-cell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 ns42:value-type="float" table:style-name="ce2" office:value="181" office:value-type="float">
            <text:p>181</text:p>
          </table:table-cell>
          <table:table-cell ns42:value-type="float" table:style-name="ce18" office:value="142" office:value-type="float">
            <text:p>1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7"/>
          <table:table-cell ns42:value-type="float" office:value="78" office:value-type="float">
            <text:p>78</text:p>
          </table:table-cell>
          <table:table-cell ns42:value-type="float" office:value="77" office:value-type="float">
            <text:p>77</text:p>
          </table:table-cell>
          <table:table-cell ns42:value-type="float" office:value="155" office:value-type="float">
            <text:p>15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4"/>
          <table:table-cell ns42:value-type="float" office:value="19" office:value-type="float">
            <text:p>19</text:p>
          </table:table-cell>
          <table:table-cell ns42:value-type="float" office:value="13" office:value-type="float">
            <text:p>13</text:p>
          </table:table-cell>
          <table:table-cell ns42:value-type="float" office:value="32" office:value-type="float">
            <text:p>3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5" office:value-type="float">
            <text:p>5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5" office:value-type="float">
            <text:p>75</text:p>
          </table:table-cell>
          <table:table-cell table:number-columns-repeated="2"/>
          <table:table-cell ns42:value-type="float" office:value="10" office:value-type="float">
            <text:p>10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78" office:value-type="float">
            <text:p>78</text:p>
          </table:table-cell>
          <table:table-cell/>
          <table:table-cell ns42:value-type="float" office:value="224" office:value-type="float">
            <text:p>224</text:p>
          </table:table-cell>
          <table:table-cell ns42:value-type="float" office:value="205" office:value-type="float">
            <text:p>205</text:p>
          </table:table-cell>
          <table:table-cell ns42:value-type="float" office:value="429" office:value-type="float">
            <text:p>429</text:p>
          </table:table-cell>
          <table:table-cell ns42:value-type="float" table:style-name="ce2" office:value="188" office:value-type="float">
            <text:p>188</text:p>
          </table:table-cell>
          <table:table-cell ns42:value-type="float" table:style-name="ce18" office:value="156" office:value-type="float">
            <text:p>15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70" office:value-type="float">
            <text:p>370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15" office:value-type="float">
            <text:p>15</text:p>
          </table:table-cell>
          <table:table-cell/>
          <table:table-cell ns42:value-type="float" office:value="14" office:value-type="float">
            <text:p>14</text:p>
          </table:table-cell>
          <table:table-cell ns42:value-type="float" office:value="94" office:value-type="float">
            <text:p>94</text:p>
          </table:table-cell>
          <table:table-cell/>
          <table:table-cell ns42:value-type="float" office:value="945" office:value-type="float">
            <text:p>945</text:p>
          </table:table-cell>
          <table:table-cell ns42:value-type="float" office:value="904" office:value-type="float">
            <text:p>904</text:p>
          </table:table-cell>
          <table:table-cell ns42:value-type="float" office:value="1849" office:value-type="float">
            <text:p>1849</text:p>
          </table:table-cell>
          <table:table-cell ns42:value-type="float" table:style-name="ce2" office:value="230" office:value-type="float">
            <text:p>230</text:p>
          </table:table-cell>
          <table:table-cell ns42:value-type="float" table:style-name="ce18" office:value="213" office:value-type="float">
            <text:p>2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0" office:value-type="float">
            <text:p>130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79" office:value-type="float">
            <text:p>279</text:p>
          </table:table-cell>
          <table:table-cell ns42:value-type="float" office:value="263" office:value-type="float">
            <text:p>263</text:p>
          </table:table-cell>
          <table:table-cell ns42:value-type="float" office:value="542" office:value-type="float">
            <text:p>542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0" office:value-type="float">
            <text:p>130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79" office:value-type="float">
            <text:p>279</text:p>
          </table:table-cell>
          <table:table-cell ns42:value-type="float" office:value="263" office:value-type="float">
            <text:p>263</text:p>
          </table:table-cell>
          <table:table-cell ns42:value-type="float" office:value="542" office:value-type="float">
            <text:p>542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36" office:value-type="float">
            <text:p>236</text:p>
          </table:table-cell>
          <table:table-cell ns42:value-type="float" office:value="199" office:value-type="float">
            <text:p>199</text:p>
          </table:table-cell>
          <table:table-cell ns42:value-type="float" office:value="435" office:value-type="float">
            <text:p>435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36" office:value-type="float">
            <text:p>236</text:p>
          </table:table-cell>
          <table:table-cell ns42:value-type="float" office:value="199" office:value-type="float">
            <text:p>199</text:p>
          </table:table-cell>
          <table:table-cell ns42:value-type="float" office:value="435" office:value-type="float">
            <text:p>435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03" office:value-type="float">
            <text:p>203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515" office:value-type="float">
            <text:p>515</text:p>
          </table:table-cell>
          <table:table-cell ns42:value-type="float" office:value="462" office:value-type="float">
            <text:p>462</text:p>
          </table:table-cell>
          <table:table-cell ns42:value-type="float" office:value="977" office:value-type="float">
            <text:p>977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Kerk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0" office:value-type="float">
            <text:p>13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26" office:value-type="float">
            <text:p>326</text:p>
          </table:table-cell>
          <table:table-cell ns42:value-type="float" office:value="305" office:value-type="float">
            <text:p>305</text:p>
          </table:table-cell>
          <table:table-cell ns42:value-type="float" office:value="631" office:value-type="float">
            <text:p>631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innenweg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" office:value-type="float">
            <text:p>38</text:p>
          </table:table-cell>
          <table:table-cell table:number-columns-repeated="7"/>
          <table:table-cell ns42:value-type="float" office:value="88" office:value-type="float">
            <text:p>88</text:p>
          </table:table-cell>
          <table:table-cell ns42:value-type="float" office:value="83" office:value-type="float">
            <text:p>83</text:p>
          </table:table-cell>
          <table:table-cell ns42:value-type="float" office:value="171" office:value-type="float">
            <text:p>17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Gagel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table:number-columns-repeated="7"/>
          <table:table-cell ns42:value-type="float" office:value="81" office:value-type="float">
            <text:p>81</text:p>
          </table:table-cell>
          <table:table-cell ns42:value-type="float" office:value="79" office:value-type="float">
            <text:p>79</text:p>
          </table:table-cell>
          <table:table-cell ns42:value-type="float" office:value="160" office:value-type="float">
            <text:p>16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Nedereindsche Vaart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11" office:value-type="float">
            <text:p>11</text:p>
          </table:table-cell>
          <table:table-cell ns42:value-type="float" office:value="26" office:value-type="float">
            <text:p>2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Groene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7" office:value-type="float">
            <text:p>27</text:p>
          </table:table-cell>
          <table:table-cell ns42:value-type="float" office:value="26" office:value-type="float">
            <text:p>26</text:p>
          </table:table-cell>
          <table:table-cell ns42:value-type="float" office:value="53" office:value-type="float">
            <text:p>5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21" office:value-type="float">
            <text:p>22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537" office:value-type="float">
            <text:p>537</text:p>
          </table:table-cell>
          <table:table-cell ns42:value-type="float" office:value="504" office:value-type="float">
            <text:p>504</text:p>
          </table:table-cell>
          <table:table-cell ns42:value-type="float" office:value="1041" office:value-type="float">
            <text:p>1041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7" office:value-type="float">
            <text:p>107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79" office:value-type="float">
            <text:p>279</text:p>
          </table:table-cell>
          <table:table-cell ns42:value-type="float" office:value="247" office:value-type="float">
            <text:p>247</text:p>
          </table:table-cell>
          <table:table-cell ns42:value-type="float" office:value="526" office:value-type="float">
            <text:p>526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lok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0" office:value-type="float">
            <text:p>100</text:p>
          </table:table-cell>
          <table:table-cell ns42:value-type="float" office:value="76" office:value-type="float">
            <text:p>76</text:p>
          </table:table-cell>
          <table:table-cell ns42:value-type="float" office:value="176" office:value-type="float">
            <text:p>17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3" office:value-type="float">
            <text:p>133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379" office:value-type="float">
            <text:p>379</text:p>
          </table:table-cell>
          <table:table-cell ns42:value-type="float" office:value="323" office:value-type="float">
            <text:p>323</text:p>
          </table:table-cell>
          <table:table-cell ns42:value-type="float" office:value="702" office:value-type="float">
            <text:p>702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6" office:value-type="float">
            <text:p>126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43" office:value-type="float">
            <text:p>343</text:p>
          </table:table-cell>
          <table:table-cell ns42:value-type="float" office:value="319" office:value-type="float">
            <text:p>319</text:p>
          </table:table-cell>
          <table:table-cell ns42:value-type="float" office:value="662" office:value-type="float">
            <text:p>662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40" office:value-type="float">
            <text:p>140</text:p>
          </table:table-cell>
          <table:table-cell ns42:value-type="float" office:value="128" office:value-type="float">
            <text:p>128</text:p>
          </table:table-cell>
          <table:table-cell ns42:value-type="float" office:value="268" office:value-type="float">
            <text:p>26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83" office:value-type="float">
            <text:p>18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483" office:value-type="float">
            <text:p>483</text:p>
          </table:table-cell>
          <table:table-cell ns42:value-type="float" office:value="447" office:value-type="float">
            <text:p>447</text:p>
          </table:table-cell>
          <table:table-cell ns42:value-type="float" office:value="930" office:value-type="float">
            <text:p>93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Kom</text:p>
          </table:table-cell>
          <table:table-cell ns42:value-type="float" table:style-name="ce2" office:value="1" office:value-type="float">
            <text:p>1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10" office:value-type="float">
            <text:p>110</text:p>
          </table:table-cell>
          <table:table-cell ns42:value-type="float" office:value="109" office:value-type="float">
            <text:p>109</text:p>
          </table:table-cell>
          <table:table-cell ns42:value-type="float" office:value="219" office:value-type="float">
            <text:p>21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Kom</text:p>
          </table:table-cell>
          <table:table-cell ns42:value-type="float" table:style-name="ce2" office:value="2" office:value-type="float">
            <text:p>2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4" office:value-type="float">
            <text:p>34</text:p>
          </table:table-cell>
          <table:table-cell ns42:value-type="float" office:value="33" office:value-type="float">
            <text:p>33</text:p>
          </table:table-cell>
          <table:table-cell ns42:value-type="float" office:value="67" office:value-type="float">
            <text:p>6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4" office:value-type="float">
            <text:p>64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44" office:value-type="float">
            <text:p>144</text:p>
          </table:table-cell>
          <table:table-cell ns42:value-type="float" office:value="142" office:value-type="float">
            <text:p>142</text:p>
          </table:table-cell>
          <table:table-cell ns42:value-type="float" office:value="286" office:value-type="float">
            <text:p>286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1" office:value-type="float">
            <text:p>1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1" office:value-type="float">
            <text:p>221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59" office:value-type="float">
            <text:p>459</text:p>
          </table:table-cell>
          <table:table-cell ns42:value-type="float" office:value="419" office:value-type="float">
            <text:p>419</text:p>
          </table:table-cell>
          <table:table-cell ns42:value-type="float" office:value="878" office:value-type="float">
            <text:p>87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1" office:value-type="float">
            <text:p>1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2" office:value-type="float">
            <text:p>2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79" office:value-type="float">
            <text:p>179</text:p>
          </table:table-cell>
          <table:table-cell ns42:value-type="float" office:value="160" office:value-type="float">
            <text:p>160</text:p>
          </table:table-cell>
          <table:table-cell ns42:value-type="float" office:value="339" office:value-type="float">
            <text:p>339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2" office:value-type="float">
            <text:p>2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3" office:value-type="float">
            <text:p>3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63" office:value-type="float">
            <text:p>63</text:p>
          </table:table-cell>
          <table:table-cell ns42:value-type="float" office:value="77" office:value-type="float">
            <text:p>77</text:p>
          </table:table-cell>
          <table:table-cell ns42:value-type="float" office:value="140" office:value-type="float">
            <text:p>14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4" office:value-type="float">
            <text:p>4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8" office:value-type="float">
            <text:p>68</text:p>
          </table:table-cell>
          <table:table-cell table:number-columns-repeated="7"/>
          <table:table-cell ns42:value-type="float" office:value="174" office:value-type="float">
            <text:p>174</text:p>
          </table:table-cell>
          <table:table-cell ns42:value-type="float" office:value="160" office:value-type="float">
            <text:p>160</text:p>
          </table:table-cell>
          <table:table-cell ns42:value-type="float" office:value="334" office:value-type="float">
            <text:p>33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4" office:value-type="float">
            <text:p>4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5" office:value-type="float">
            <text:p>5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5" office:value-type="float">
            <text:p>35</text:p>
          </table:table-cell>
          <table:table-cell ns42:value-type="float" office:value="29" office:value-type="float">
            <text:p>29</text:p>
          </table:table-cell>
          <table:table-cell ns42:value-type="float" office:value="64" office:value-type="float">
            <text:p>6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float" table:style-name="ce2" office:value="5" office:value-type="float">
            <text:p>5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8" office:value-type="float">
            <text:p>18</text:p>
          </table:table-cell>
          <table:table-cell table:number-columns-repeated="4"/>
          <table:table-cell ns42:value-type="float" office:value="45" office:value-type="float">
            <text:p>45</text:p>
          </table:table-cell>
          <table:table-cell ns42:value-type="float" office:value="44" office:value-type="float">
            <text:p>44</text:p>
          </table:table-cell>
          <table:table-cell ns42:value-type="float" office:value="89" office:value-type="float">
            <text:p>8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89" office:value-type="float">
            <text:p>389</text:p>
          </table:table-cell>
          <table:table-cell ns42:value-type="float" office:value="14" office:value-type="float">
            <text:p>14</text:p>
          </table:table-cell>
          <table:table-cell/>
          <table:table-cell ns42:value-type="float" office:value="23" office:value-type="float">
            <text:p>23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962" office:value-type="float">
            <text:p>962</text:p>
          </table:table-cell>
          <table:table-cell ns42:value-type="float" office:value="893" office:value-type="float">
            <text:p>893</text:p>
          </table:table-cell>
          <table:table-cell ns42:value-type="float" office:value="1855" office:value-type="float">
            <text:p>1855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53" office:value-type="float">
            <text:p>453</text:p>
          </table:table-cell>
          <table:table-cell ns42:value-type="float" office:value="22" office:value-type="float">
            <text:p>22</text:p>
          </table:table-cell>
          <table:table-cell/>
          <table:table-cell ns42:value-type="float" office:value="23" office:value-type="float">
            <text:p>23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108" office:value-type="float">
            <text:p>1108</text:p>
          </table:table-cell>
          <table:table-cell ns42:value-type="float" office:value="1035" office:value-type="float">
            <text:p>1035</text:p>
          </table:table-cell>
          <table:table-cell ns42:value-type="float" office:value="2143" office:value-type="float">
            <text:p>2143</text:p>
          </table:table-cell>
          <table:table-cell ns42:value-type="float" table:style-name="ce2" office:value="30" office:value-type="float">
            <text:p>30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5" office:value-type="float">
            <text:p>115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04" office:value-type="float">
            <text:p>404</text:p>
          </table:table-cell>
          <table:table-cell ns42:value-type="float" office:value="359" office:value-type="float">
            <text:p>359</text:p>
          </table:table-cell>
          <table:table-cell ns42:value-type="float" office:value="763" office:value-type="float">
            <text:p>763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5" office:value-type="float">
            <text:p>115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04" office:value-type="float">
            <text:p>404</text:p>
          </table:table-cell>
          <table:table-cell ns42:value-type="float" office:value="359" office:value-type="float">
            <text:p>359</text:p>
          </table:table-cell>
          <table:table-cell ns42:value-type="float" office:value="763" office:value-type="float">
            <text:p>763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erestei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35" office:value-type="float">
            <text:p>35</text:p>
          </table:table-cell>
          <table:table-cell ns42:value-type="float" office:value="72" office:value-type="float">
            <text:p>7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Meent, Molen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2" office:value-type="float">
            <text:p>42</text:p>
          </table:table-cell>
          <table:table-cell ns42:value-type="float" office:value="46" office:value-type="float">
            <text:p>46</text:p>
          </table:table-cell>
          <table:table-cell ns42:value-type="float" office:value="88" office:value-type="float">
            <text:p>8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Slappendel, Bew. 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enschoten, Piramide en Bovenste buu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4" office:value-type="float">
            <text:p>44</text:p>
          </table:table-cell>
          <table:table-cell ns42:value-type="float" office:value="43" office:value-type="float">
            <text:p>43</text:p>
          </table:table-cell>
          <table:table-cell ns42:value-type="float" office:value="87" office:value-type="float">
            <text:p>8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Klein Ringelpoel, Weteri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3" office:value-type="float">
            <text:p>83</text:p>
          </table:table-cell>
          <table:table-cell ns42:value-type="float" office:value="70" office:value-type="float">
            <text:p>70</text:p>
          </table:table-cell>
          <table:table-cell ns42:value-type="float" office:value="153" office:value-type="float">
            <text:p>153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Eker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7"/>
          <table:table-cell ns42:value-type="float" office:value="56" office:value-type="float">
            <text:p>56</text:p>
          </table:table-cell>
          <table:table-cell ns42:value-type="float" office:value="51" office:value-type="float">
            <text:p>51</text:p>
          </table:table-cell>
          <table:table-cell ns42:value-type="float" office:value="107" office:value-type="float">
            <text:p>10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uisste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78" office:value-type="float">
            <text:p>78</text:p>
          </table:table-cell>
          <table:table-cell ns42:value-type="float" office:value="60" office:value-type="float">
            <text:p>60</text:p>
          </table:table-cell>
          <table:table-cell ns42:value-type="float" office:value="138" office:value-type="float">
            <text:p>13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Rumel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47" office:value-type="float">
            <text:p>47</text:p>
          </table:table-cell>
          <table:table-cell ns42:value-type="float" office:value="39" office:value-type="float">
            <text:p>39</text:p>
          </table:table-cell>
          <table:table-cell ns42:value-type="float" office:value="86" office:value-type="float">
            <text:p>8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Laagerf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30" office:value-type="float">
            <text:p>30</text:p>
          </table:table-cell>
          <table:table-cell ns42:value-type="float" office:value="27" office:value-type="float">
            <text:p>27</text:p>
          </table:table-cell>
          <table:table-cell ns42:value-type="float" office:value="57" office:value-type="float">
            <text:p>5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aarkan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32" office:value-type="float">
            <text:p>32</text:p>
          </table:table-cell>
          <table:table-cell ns42:value-type="float" office:value="69" office:value-type="float">
            <text:p>6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Lambal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40" office:value-type="float">
            <text:p>40</text:p>
          </table:table-cell>
          <table:table-cell ns42:value-type="float" office:value="25" office:value-type="float">
            <text:p>25</text:p>
          </table:table-cell>
          <table:table-cell ns42:value-type="float" office:value="65" office:value-type="float">
            <text:p>6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't 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5" office:value-type="float">
            <text:p>25</text:p>
          </table:table-cell>
          <table:table-cell ns42:value-type="float" office:value="26" office:value-type="float">
            <text:p>26</text:p>
          </table:table-cell>
          <table:table-cell ns42:value-type="float" office:value="51" office:value-type="float">
            <text:p>5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rinkkant en Scherpenz. 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83" office:value-type="float">
            <text:p>83</text:p>
          </table:table-cell>
          <table:table-cell ns42:value-type="float" office:value="70" office:value-type="float">
            <text:p>70</text:p>
          </table:table-cell>
          <table:table-cell ns42:value-type="float" office:value="153" office:value-type="float">
            <text:p>15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Voskuilen, Mo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7"/>
          <table:table-cell ns42:value-type="float" office:value="116" office:value-type="float">
            <text:p>116</text:p>
          </table:table-cell>
          <table:table-cell ns42:value-type="float" office:value="101" office:value-type="float">
            <text:p>101</text:p>
          </table:table-cell>
          <table:table-cell ns42:value-type="float" office:value="217" office:value-type="float">
            <text:p>2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olevoe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2" office:value-type="float">
            <text:p>62</text:p>
          </table:table-cell>
          <table:table-cell ns42:value-type="float" office:value="48" office:value-type="float">
            <text:p>48</text:p>
          </table:table-cell>
          <table:table-cell ns42:value-type="float" office:value="110" office:value-type="float">
            <text:p>11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ieuwstraat en Achter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67" office:value-type="float">
            <text:p>167</text:p>
          </table:table-cell>
          <table:table-cell ns42:value-type="float" office:value="134" office:value-type="float">
            <text:p>134</text:p>
          </table:table-cell>
          <table:table-cell ns42:value-type="float" office:value="301" office:value-type="float">
            <text:p>30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55" office:value-type="float">
            <text:p>25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947" office:value-type="float">
            <text:p>947</text:p>
          </table:table-cell>
          <table:table-cell ns42:value-type="float" office:value="807" office:value-type="float">
            <text:p>807</text:p>
          </table:table-cell>
          <table:table-cell ns42:value-type="float" office:value="1754" office:value-type="float">
            <text:p>1754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70" office:value-type="float">
            <text:p>37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7" office:value-type="float">
            <text:p>17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1352" office:value-type="float">
            <text:p>1352</text:p>
          </table:table-cell>
          <table:table-cell ns42:value-type="float" office:value="1166" office:value-type="float">
            <text:p>1166</text:p>
          </table:table-cell>
          <table:table-cell ns42:value-type="float" office:value="2518" office:value-type="float">
            <text:p>2518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6" office:value-type="float">
            <text:p>16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8" table:number-columns-repeated="2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23" table:number-columns-repeated="2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46" office:value-type="float">
            <text:p>446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44" office:value-type="float">
            <text:p>44</text:p>
          </table:table-cell>
          <table:table-cell table:number-columns-repeated="2"/>
          <table:table-cell ns42:value-type="float" office:value="1056" office:value-type="float">
            <text:p>1056</text:p>
          </table:table-cell>
          <table:table-cell ns42:value-type="float" office:value="1071" office:value-type="float">
            <text:p>1071</text:p>
          </table:table-cell>
          <table:table-cell ns42:value-type="float" office:value="2127" office:value-type="float">
            <text:p>2127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7" office:value-type="float">
            <text:p>7</text:p>
          </table:table-cell>
          <table:table-cell table:number-columns-repeated="4"/>
          <table:table-cell ns42:value-type="float" table:style-name="ce2" office:value="16" office:value-type="float">
            <text:p>16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49" office:value-type="float">
            <text:p>449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44" office:value-type="float">
            <text:p>44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1072" office:value-type="float">
            <text:p>1072</text:p>
          </table:table-cell>
          <table:table-cell ns42:value-type="float" office:value="1128" office:value-type="float">
            <text:p>1128</text:p>
          </table:table-cell>
          <table:table-cell ns42:value-type="float" office:value="2200" office:value-type="float">
            <text:p>2200</text:p>
          </table:table-cell>
          <table:table-cell ns42:value-type="float" table:style-name="ce2" office:value="48" office:value-type="float">
            <text:p>48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izondere jongensschoo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73" office:value-type="float">
            <text:p>17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510" office:value-type="float">
            <text:p>510</text:p>
          </table:table-cell>
          <table:table-cell ns42:value-type="float" office:value="432" office:value-type="float">
            <text:p>432</text:p>
          </table:table-cell>
          <table:table-cell ns42:value-type="float" office:value="942" office:value-type="float">
            <text:p>942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0" office:value-type="float">
            <text:p>10</text:p>
          </table:table-cell>
          <table:table-cell table:number-columns-repeated="4"/>
          <table:table-cell ns42:value-type="float" office:value="24" office:value-type="float">
            <text:p>24</text:p>
          </table:table-cell>
          <table:table-cell ns42:value-type="float" office:value="11" office:value-type="float">
            <text:p>11</text:p>
          </table:table-cell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4" office:value-type="float">
            <text:p>174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0" office:value-type="float">
            <text:p>10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539" office:value-type="float">
            <text:p>539</text:p>
          </table:table-cell>
          <table:table-cell ns42:value-type="float" office:value="446" office:value-type="float">
            <text:p>446</text:p>
          </table:table-cell>
          <table:table-cell ns42:value-type="float" office:value="985" office:value-type="float">
            <text:p>985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23" office:value-type="float">
            <text:p>623</text:p>
          </table:table-cell>
          <table:table-cell ns42:value-type="float" office:value="8" office:value-type="float">
            <text:p>8</text:p>
          </table:table-cell>
          <table:table-cell ns42:value-type="float" office:value="12" office:value-type="float">
            <text:p>12</text:p>
          </table:table-cell>
          <table:table-cell ns42:value-type="float" office:value="11" office:value-type="float">
            <text:p>11</text:p>
          </table:table-cell>
          <table:table-cell/>
          <table:table-cell ns42:value-type="float" office:value="46" office:value-type="float">
            <text:p>46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1611" office:value-type="float">
            <text:p>1611</text:p>
          </table:table-cell>
          <table:table-cell ns42:value-type="float" office:value="1575" office:value-type="float">
            <text:p>1575</text:p>
          </table:table-cell>
          <table:table-cell ns42:value-type="float" office:value="3186" office:value-type="float">
            <text:p>3186</text:p>
          </table:table-cell>
          <table:table-cell ns42:value-type="float" table:style-name="ce2" office:value="66" office:value-type="float">
            <text:p>66</text:p>
          </table:table-cell>
          <table:table-cell ns42:value-type="float" table:style-name="ce18" office:value="34" office:value-type="float">
            <text:p>3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ad, Ewoud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2" office:value-type="float">
            <text:p>2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ad, Gest. der R.K. Geestel. Zuster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8" table:number-columns-repeated="2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ad, Vereeniging Zoar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3" table:number-columns-repeated="2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a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31" office:value-type="float">
            <text:p>431</text:p>
          </table:table-cell>
          <table:table-cell ns42:value-type="float" office:value="23" office:value-type="float">
            <text:p>23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85" office:value-type="float">
            <text:p>85</text:p>
          </table:table-cell>
          <table:table-cell table:number-columns-repeated="2"/>
          <table:table-cell ns42:value-type="float" office:value="977" office:value-type="float">
            <text:p>977</text:p>
          </table:table-cell>
          <table:table-cell ns42:value-type="float" office:value="912" office:value-type="float">
            <text:p>912</text:p>
          </table:table-cell>
          <table:table-cell ns42:value-type="float" office:value="1889" office:value-type="float">
            <text:p>1889</text:p>
          </table:table-cell>
          <table:table-cell ns42:value-type="float" table:style-name="ce2" office:value="47" office:value-type="float">
            <text:p>47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34" office:value-type="float">
            <text:p>434</text:p>
          </table:table-cell>
          <table:table-cell ns42:value-type="float" office:value="23" office:value-type="float">
            <text:p>23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85" office:value-type="float">
            <text:p>85</text:p>
          </table:table-cell>
          <table:table-cell table:number-columns-repeated="2"/>
          <table:table-cell ns42:value-type="float" office:value="987" office:value-type="float">
            <text:p>987</text:p>
          </table:table-cell>
          <table:table-cell ns42:value-type="float" office:value="925" office:value-type="float">
            <text:p>925</text:p>
          </table:table-cell>
          <table:table-cell ns42:value-type="float" office:value="1912" office:value-type="float">
            <text:p>1912</text:p>
          </table:table-cell>
          <table:table-cell ns42:value-type="float" table:style-name="ce2" office:value="47" office:value-type="float">
            <text:p>47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229" office:value-type="float">
            <text:p>229</text:p>
          </table:table-cell>
          <table:table-cell ns42:value-type="float" office:value="200" office:value-type="float">
            <text:p>200</text:p>
          </table:table-cell>
          <table:table-cell ns42:value-type="float" office:value="429" office:value-type="float">
            <text:p>429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ns42:value-type="float" office:value="35" office:value-type="float">
            <text:p>35</text:p>
          </table:table-cell>
          <table:table-cell ns42:value-type="float" office:value="65" office:value-type="float">
            <text:p>6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7" office:value-type="float">
            <text:p>157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398" office:value-type="float">
            <text:p>398</text:p>
          </table:table-cell>
          <table:table-cell ns42:value-type="float" office:value="365" office:value-type="float">
            <text:p>365</text:p>
          </table:table-cell>
          <table:table-cell ns42:value-type="float" office:value="763" office:value-type="float">
            <text:p>763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9" office:value-type="float">
            <text:p>8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244" office:value-type="float">
            <text:p>244</text:p>
          </table:table-cell>
          <table:table-cell ns42:value-type="float" office:value="202" office:value-type="float">
            <text:p>202</text:p>
          </table:table-cell>
          <table:table-cell ns42:value-type="float" office:value="446" office:value-type="float">
            <text:p>44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53" office:value-type="float">
            <text:p>353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ns42:value-type="float" office:value="43" office:value-type="float">
            <text:p>43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904" office:value-type="float">
            <text:p>904</text:p>
          </table:table-cell>
          <table:table-cell ns42:value-type="float" office:value="804" office:value-type="float">
            <text:p>804</text:p>
          </table:table-cell>
          <table:table-cell ns42:value-type="float" office:value="1708" office:value-type="float">
            <text:p>1708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87" office:value-type="float">
            <text:p>787</text:p>
          </table:table-cell>
          <table:table-cell ns42:value-type="float" office:value="38" office:value-type="float">
            <text:p>38</text:p>
          </table:table-cell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28" office:value-type="float">
            <text:p>128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892" office:value-type="float">
            <text:p>1892</text:p>
          </table:table-cell>
          <table:table-cell ns42:value-type="float" office:value="1730" office:value-type="float">
            <text:p>1730</text:p>
          </table:table-cell>
          <table:table-cell ns42:value-type="float" office:value="3622" office:value-type="float">
            <text:p>3622</text:p>
          </table:table-cell>
          <table:table-cell ns42:value-type="float" table:style-name="ce2" office:value="79" office:value-type="float">
            <text:p>79</text:p>
          </table:table-cell>
          <table:table-cell ns42:value-type="float" table:style-name="ce18" office:value="52" office:value-type="float">
            <text:p>5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51" office:value-type="float">
            <text:p>151</text:p>
          </table:table-cell>
          <table:table-cell ns42:value-type="float" office:value="181" office:value-type="float">
            <text:p>181</text:p>
          </table:table-cell>
          <table:table-cell ns42:value-type="float" office:value="332" office:value-type="float">
            <text:p>332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51" office:value-type="float">
            <text:p>151</text:p>
          </table:table-cell>
          <table:table-cell ns42:value-type="float" office:value="181" office:value-type="float">
            <text:p>181</text:p>
          </table:table-cell>
          <table:table-cell ns42:value-type="float" office:value="332" office:value-type="float">
            <text:p>332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3" office:value-type="float">
            <text:p>12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98" office:value-type="float">
            <text:p>298</text:p>
          </table:table-cell>
          <table:table-cell ns42:value-type="float" office:value="292" office:value-type="float">
            <text:p>292</text:p>
          </table:table-cell>
          <table:table-cell ns42:value-type="float" office:value="590" office:value-type="float">
            <text:p>590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4"/>
          <table:table-cell ns42:value-type="float" office:value="10" office:value-type="float">
            <text:p>10</text:p>
          </table:table-cell>
          <table:table-cell ns42:value-type="float" office:value="9" office:value-type="float">
            <text:p>9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3" office:value-type="float">
            <text:p>123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08" office:value-type="float">
            <text:p>308</text:p>
          </table:table-cell>
          <table:table-cell ns42:value-type="float" office:value="301" office:value-type="float">
            <text:p>301</text:p>
          </table:table-cell>
          <table:table-cell ns42:value-type="float" office:value="609" office:value-type="float">
            <text:p>609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94" office:value-type="float">
            <text:p>194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459" office:value-type="float">
            <text:p>459</text:p>
          </table:table-cell>
          <table:table-cell ns42:value-type="float" office:value="482" office:value-type="float">
            <text:p>482</text:p>
          </table:table-cell>
          <table:table-cell ns42:value-type="float" office:value="941" office:value-type="float">
            <text:p>941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6" office:value-type="float">
            <text:p>266</text:p>
          </table:table-cell>
          <table:table-cell ns42:value-type="float" office:value="2" table:number-columns-repeated="2" office:value-type="float">
            <text:p>2</text:p>
          </table:table-cell>
          <table:table-cell table:number-columns-repeated="2"/>
          <table:table-cell ns42:value-type="float" office:value="31" office:value-type="float">
            <text:p>31</text:p>
          </table:table-cell>
          <table:table-cell table:number-columns-repeated="2"/>
          <table:table-cell ns42:value-type="float" office:value="625" office:value-type="float">
            <text:p>625</text:p>
          </table:table-cell>
          <table:table-cell ns42:value-type="float" office:value="646" office:value-type="float">
            <text:p>646</text:p>
          </table:table-cell>
          <table:table-cell ns42:value-type="float" office:value="1271" office:value-type="float">
            <text:p>1271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4" office:value-type="float">
            <text:p>274</text:p>
          </table:table-cell>
          <table:table-cell ns42:value-type="float" office:value="18" office:value-type="float">
            <text:p>18</text:p>
          </table:table-cell>
          <table:table-cell table:number-columns-repeated="3"/>
          <table:table-cell ns42:value-type="float" office:value="68" office:value-type="float">
            <text:p>68</text:p>
          </table:table-cell>
          <table:table-cell table:number-columns-repeated="2"/>
          <table:table-cell ns42:value-type="float" office:value="555" office:value-type="float">
            <text:p>555</text:p>
          </table:table-cell>
          <table:table-cell ns42:value-type="float" office:value="671" office:value-type="float">
            <text:p>671</text:p>
          </table:table-cell>
          <table:table-cell ns42:value-type="float" office:value="1226" office:value-type="float">
            <text:p>1226</text:p>
          </table:table-cell>
          <table:table-cell ns42:value-type="float" table:style-name="ce2" office:value="34" office:value-type="float">
            <text:p>34</text:p>
          </table:table-cell>
          <table:table-cell ns42:value-type="float" table:style-name="ce18" office:value="34" office:value-type="float">
            <text:p>3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" table:number-columns-repeated="2" office:value-type="float">
            <text:p>11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5" office:value-type="float">
            <text:p>5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37" table:number-columns-repeated="2" office:value-type="float">
            <text:p>3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1" table:number-columns-repeated="2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58" office:value-type="float">
            <text:p>58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5" office:value-type="float">
            <text:p>25</text:p>
          </table:table-cell>
          <table:table-cell table:number-columns-repeated="2"/>
          <table:table-cell ns42:value-type="float" office:value="130" office:value-type="float">
            <text:p>130</text:p>
          </table:table-cell>
          <table:table-cell ns42:value-type="float" office:value="211" office:value-type="float">
            <text:p>211</text:p>
          </table:table-cell>
          <table:table-cell ns42:value-type="float" office:value="341" office:value-type="float">
            <text:p>341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" office:value-type="float">
            <text:p>19</text:p>
          </table:table-cell>
          <table:table-cell ns42:value-type="float" office:value="18" office:value-type="float">
            <text:p>18</text:p>
          </table:table-cell>
          <table:table-cell ns42:value-type="float" office:value="37" office:value-type="float">
            <text:p>3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35" office:value-type="float">
            <text:p>535</text:p>
          </table:table-cell>
          <table:table-cell ns42:value-type="float" office:value="22" office:value-type="float">
            <text:p>22</text:p>
          </table:table-cell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1222" office:value-type="float">
            <text:p>1222</text:p>
          </table:table-cell>
          <table:table-cell ns42:value-type="float" office:value="1204" office:value-type="float">
            <text:p>1204</text:p>
          </table:table-cell>
          <table:table-cell ns42:value-type="float" office:value="2426" office:value-type="float">
            <text:p>2426</text:p>
          </table:table-cell>
          <table:table-cell ns42:value-type="float" table:style-name="ce2" office:value="41" office:value-type="float">
            <text:p>41</text:p>
          </table:table-cell>
          <table:table-cell ns42:value-type="float" table:style-name="ce18" office:value="41" office:value-type="float">
            <text:p>4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14" office:value-type="float">
            <text:p>14</text:p>
          </table:table-cell>
          <table:table-cell ns42:value-type="float" office:value="24" office:value-type="float">
            <text:p>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 ns42:value-type="float" office:value="6" office:value-type="float">
            <text:p>6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27" office:value-type="float">
            <text:p>127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209" office:value-type="float">
            <text:p>209</text:p>
          </table:table-cell>
          <table:table-cell ns42:value-type="float" office:value="347" office:value-type="float">
            <text:p>347</text:p>
          </table:table-cell>
          <table:table-cell ns42:value-type="float" office:value="556" office:value-type="float">
            <text:p>556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79" office:value-type="float">
            <text:p>1279</text:p>
          </table:table-cell>
          <table:table-cell ns42:value-type="float" office:value="61" office:value-type="float">
            <text:p>61</text:p>
          </table:table-cell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68" office:value-type="float">
            <text:p>168</text:p>
          </table:table-cell>
          <table:table-cell table:number-columns-repeated="2"/>
          <table:table-cell ns42:value-type="float" office:value="2799" office:value-type="float">
            <text:p>2799</text:p>
          </table:table-cell>
          <table:table-cell ns42:value-type="float" office:value="3180" office:value-type="float">
            <text:p>3180</text:p>
          </table:table-cell>
          <table:table-cell ns42:value-type="float" office:value="5979" office:value-type="float">
            <text:p>5979</text:p>
          </table:table-cell>
          <table:table-cell ns42:value-type="float" table:style-name="ce2" office:value="141" office:value-type="float">
            <text:p>141</text:p>
          </table:table-cell>
          <table:table-cell ns42:value-type="float" table:style-name="ce18" office:value="142" office:value-type="float">
            <text:p>1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29" office:value-type="float">
            <text:p>129</text:p>
          </table:table-cell>
          <table:table-cell ns42:value-type="float" office:value="144" office:value-type="float">
            <text:p>144</text:p>
          </table:table-cell>
          <table:table-cell ns42:value-type="float" office:value="273" office:value-type="float">
            <text:p>27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28" office:value-type="float">
            <text:p>128</text:p>
          </table:table-cell>
          <table:table-cell ns42:value-type="float" office:value="158" office:value-type="float">
            <text:p>158</text:p>
          </table:table-cell>
          <table:table-cell ns42:value-type="float" office:value="286" office:value-type="float">
            <text:p>286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60" office:value-type="float">
            <text:p>160</text:p>
          </table:table-cell>
          <table:table-cell ns42:value-type="float" office:value="136" office:value-type="float">
            <text:p>136</text:p>
          </table:table-cell>
          <table:table-cell ns42:value-type="float" office:value="296" office:value-type="float">
            <text:p>29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4" office:value-type="float">
            <text:p>94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234" office:value-type="float">
            <text:p>234</text:p>
          </table:table-cell>
          <table:table-cell ns42:value-type="float" office:value="245" office:value-type="float">
            <text:p>245</text:p>
          </table:table-cell>
          <table:table-cell ns42:value-type="float" office:value="479" office:value-type="float">
            <text:p>479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ns42:value-type="float" office:value="50" office:value-type="float">
            <text:p>50</text:p>
          </table:table-cell>
          <table:table-cell ns42:value-type="float" office:value="111" office:value-type="float">
            <text:p>1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12" office:value-type="float">
            <text:p>12</text:p>
          </table:table-cell>
          <table:table-cell ns42:value-type="float" office:value="13" office:value-type="float">
            <text:p>1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3" table:number-columns-repeated="2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3" table:number-columns-repeated="2" office:value-type="float">
            <text:p>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4" office:value-type="float">
            <text:p>34</text:p>
          </table:table-cell>
          <table:table-cell ns42:value-type="float" office:value="36" office:value-type="float">
            <text:p>36</text:p>
          </table:table-cell>
          <table:table-cell ns42:value-type="float" office:value="70" office:value-type="float">
            <text:p>7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8" office:value-type="float">
            <text:p>98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71" office:value-type="float">
            <text:p>271</text:p>
          </table:table-cell>
          <table:table-cell ns42:value-type="float" office:value="206" office:value-type="float">
            <text:p>206</text:p>
          </table:table-cell>
          <table:table-cell ns42:value-type="float" office:value="477" office:value-type="float">
            <text:p>47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9" office:value-type="float">
            <text:p>99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257" office:value-type="float">
            <text:p>257</text:p>
          </table:table-cell>
          <table:table-cell ns42:value-type="float" office:value="269" office:value-type="float">
            <text:p>269</text:p>
          </table:table-cell>
          <table:table-cell ns42:value-type="float" office:value="526" office:value-type="float">
            <text:p>526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ns42:value-type="float" office:value="54" office:value-type="float">
            <text:p>54</text:p>
          </table:table-cell>
          <table:table-cell ns42:value-type="float" office:value="109" office:value-type="float">
            <text:p>10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M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5" office:value-type="float">
            <text:p>45</text:p>
          </table:table-cell>
          <table:table-cell ns42:value-type="float" office:value="42" office:value-type="float">
            <text:p>42</text:p>
          </table:table-cell>
          <table:table-cell ns42:value-type="float" office:value="87" office:value-type="float">
            <text:p>8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23" office:value-type="float">
            <text:p>523</text:p>
          </table:table-cell>
          <table:table-cell ns42:value-type="float" office:value="43" office:value-type="float">
            <text:p>4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2" office:value-type="float">
            <text:p>92</text:p>
          </table:table-cell>
          <table:table-cell table:number-columns-repeated="2"/>
          <table:table-cell ns42:value-type="float" office:value="1375" office:value-type="float">
            <text:p>1375</text:p>
          </table:table-cell>
          <table:table-cell ns42:value-type="float" office:value="1358" office:value-type="float">
            <text:p>1358</text:p>
          </table:table-cell>
          <table:table-cell ns42:value-type="float" office:value="2733" office:value-type="float">
            <text:p>2733</text:p>
          </table:table-cell>
          <table:table-cell ns42:value-type="float" table:style-name="ce2" office:value="47" office:value-type="float">
            <text:p>47</text:p>
          </table:table-cell>
          <table:table-cell ns42:value-type="float" table:style-name="ce18" office:value="48" office:value-type="float">
            <text:p>4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802" office:value-type="float">
            <text:p>1802</text:p>
          </table:table-cell>
          <table:table-cell ns42:value-type="float" office:value="104" office:value-type="float">
            <text:p>104</text:p>
          </table:table-cell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260" office:value-type="float">
            <text:p>260</text:p>
          </table:table-cell>
          <table:table-cell table:number-columns-repeated="2"/>
          <table:table-cell ns42:value-type="float" office:value="4178" office:value-type="float">
            <text:p>4178</text:p>
          </table:table-cell>
          <table:table-cell ns42:value-type="float" office:value="4539" office:value-type="float">
            <text:p>4539</text:p>
          </table:table-cell>
          <table:table-cell ns42:value-type="float" office:value="8717" office:value-type="float">
            <text:p>8717</text:p>
          </table:table-cell>
          <table:table-cell ns42:value-type="float" table:style-name="ce2" office:value="188" office:value-type="float">
            <text:p>188</text:p>
          </table:table-cell>
          <table:table-cell ns42:value-type="float" table:style-name="ce18" office:value="190" office:value-type="float">
            <text:p>19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9" office:value-type="float">
            <text:p>79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188" office:value-type="float">
            <text:p>188</text:p>
          </table:table-cell>
          <table:table-cell ns42:value-type="float" office:value="180" office:value-type="float">
            <text:p>180</text:p>
          </table:table-cell>
          <table:table-cell ns42:value-type="float" office:value="368" office:value-type="float">
            <text:p>368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9" office:value-type="float">
            <text:p>79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188" office:value-type="float">
            <text:p>188</text:p>
          </table:table-cell>
          <table:table-cell ns42:value-type="float" office:value="180" office:value-type="float">
            <text:p>180</text:p>
          </table:table-cell>
          <table:table-cell ns42:value-type="float" office:value="368" office:value-type="float">
            <text:p>368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ostw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230" office:value-type="float">
            <text:p>230</text:p>
          </table:table-cell>
          <table:table-cell ns42:value-type="float" office:value="200" office:value-type="float">
            <text:p>200</text:p>
          </table:table-cell>
          <table:table-cell ns42:value-type="float" office:value="430" office:value-type="float">
            <text:p>430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ostwaard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ostw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8" office:value-type="float">
            <text:p>68</text:p>
          </table:table-cell>
          <table:table-cell ns42:value-type="float" office:value="57" office:value-type="float">
            <text:p>57</text:p>
          </table:table-cell>
          <table:table-cell ns42:value-type="float" office:value="125" office:value-type="float">
            <text:p>12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8" office:value-type="float">
            <text:p>118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99" office:value-type="float">
            <text:p>299</text:p>
          </table:table-cell>
          <table:table-cell ns42:value-type="float" office:value="259" office:value-type="float">
            <text:p>259</text:p>
          </table:table-cell>
          <table:table-cell ns42:value-type="float" office:value="558" office:value-type="float">
            <text:p>558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28" office:value-type="float">
            <text:p>2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97" office:value-type="float">
            <text:p>197</text:p>
          </table:table-cell>
          <table:table-cell ns42:value-type="float" office:value="19" office:value-type="float">
            <text:p>19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488" office:value-type="float">
            <text:p>488</text:p>
          </table:table-cell>
          <table:table-cell ns42:value-type="float" office:value="439" office:value-type="float">
            <text:p>439</text:p>
          </table:table-cell>
          <table:table-cell ns42:value-type="float" office:value="927" office:value-type="float">
            <text:p>927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41" office:value-type="float">
            <text:p>4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0 of minder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65" office:value-type="float">
            <text:p>265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25" office:value-type="float">
            <text:p>25</text:p>
          </table:table-cell>
          <table:table-cell table:number-columns-repeated="2"/>
          <table:table-cell ns42:value-type="float" office:value="580" office:value-type="float">
            <text:p>580</text:p>
          </table:table-cell>
          <table:table-cell ns42:value-type="float" office:value="550" office:value-type="float">
            <text:p>550</text:p>
          </table:table-cell>
          <table:table-cell ns42:value-type="float" office:value="1130" office:value-type="float">
            <text:p>1130</text:p>
          </table:table-cell>
          <table:table-cell ns42:value-type="float" table:style-name="ce2" office:value="29" office:value-type="float">
            <text:p>29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0 of minder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04" office:value-type="float">
            <text:p>204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598" office:value-type="float">
            <text:p>598</text:p>
          </table:table-cell>
          <table:table-cell ns42:value-type="float" office:value="576" office:value-type="float">
            <text:p>576</text:p>
          </table:table-cell>
          <table:table-cell ns42:value-type="float" office:value="1174" office:value-type="float">
            <text:p>1174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0 of minder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380" office:value-type="float">
            <text:p>380</text:p>
          </table:table-cell>
          <table:table-cell ns42:value-type="float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957" office:value-type="float">
            <text:p>957</text:p>
          </table:table-cell>
          <table:table-cell ns42:value-type="float" office:value="879" office:value-type="float">
            <text:p>879</text:p>
          </table:table-cell>
          <table:table-cell ns42:value-type="float" office:value="1836" office:value-type="float">
            <text:p>1836</text:p>
          </table:table-cell>
          <table:table-cell ns42:value-type="float" table:style-name="ce2" office:value="38" office:value-type="float">
            <text:p>38</text:p>
          </table:table-cell>
          <table:table-cell ns42:value-type="float" table:style-name="ce18" office:value="38" office:value-type="float">
            <text:p>3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0 of minder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849" office:value-type="float">
            <text:p>849</text:p>
          </table:table-cell>
          <table:table-cell ns42:value-type="float" office:value="29" office:value-type="float">
            <text:p>29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6" office:value-type="float">
            <text:p>46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2135" office:value-type="float">
            <text:p>2135</text:p>
          </table:table-cell>
          <table:table-cell ns42:value-type="float" office:value="2005" office:value-type="float">
            <text:p>2005</text:p>
          </table:table-cell>
          <table:table-cell ns42:value-type="float" office:value="4140" office:value-type="float">
            <text:p>4140</text:p>
          </table:table-cell>
          <table:table-cell ns42:value-type="float" table:style-name="ce2" office:value="88" office:value-type="float">
            <text:p>88</text:p>
          </table:table-cell>
          <table:table-cell ns42:value-type="float" table:style-name="ce18" office:value="79" office:value-type="float">
            <text:p>7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994" office:value-type="float">
            <text:p>994</text:p>
          </table:table-cell>
          <table:table-cell ns42:value-type="float" office:value="72" office:value-type="float">
            <text:p>7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ns42:value-type="float" office:value="128" office:value-type="float">
            <text:p>128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2022" office:value-type="float">
            <text:p>2022</text:p>
          </table:table-cell>
          <table:table-cell ns42:value-type="float" office:value="2173" office:value-type="float">
            <text:p>2173</text:p>
          </table:table-cell>
          <table:table-cell ns42:value-type="float" office:value="4195" office:value-type="float">
            <text:p>4195</text:p>
          </table:table-cell>
          <table:table-cell ns42:value-type="float" table:style-name="ce2" office:value="122" office:value-type="float">
            <text:p>122</text:p>
          </table:table-cell>
          <table:table-cell ns42:value-type="float" table:style-name="ce18" office:value="101" office:value-type="float">
            <text:p>10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923" office:value-type="float">
            <text:p>923</text:p>
          </table:table-cell>
          <table:table-cell ns42:value-type="float" office:value="44" office:value-type="float">
            <text:p>44</text:p>
          </table:table-cell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60" office:value-type="float">
            <text:p>60</text:p>
          </table:table-cell>
          <table:table-cell table:number-columns-repeated="2"/>
          <table:table-cell ns42:value-type="float" office:value="2392" office:value-type="float">
            <text:p>2392</text:p>
          </table:table-cell>
          <table:table-cell ns42:value-type="float" office:value="2208" office:value-type="float">
            <text:p>2208</text:p>
          </table:table-cell>
          <table:table-cell ns42:value-type="float" office:value="4600" office:value-type="float">
            <text:p>4600</text:p>
          </table:table-cell>
          <table:table-cell ns42:value-type="float" table:style-name="ce2" office:value="117" office:value-type="float">
            <text:p>117</text:p>
          </table:table-cell>
          <table:table-cell ns42:value-type="float" table:style-name="ce18" office:value="102" office:value-type="float">
            <text:p>10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861" office:value-type="float">
            <text:p>861</text:p>
          </table:table-cell>
          <table:table-cell ns42:value-type="float" office:value="38" office:value-type="float">
            <text:p>38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2354" office:value-type="float">
            <text:p>2354</text:p>
          </table:table-cell>
          <table:table-cell ns42:value-type="float" office:value="2140" office:value-type="float">
            <text:p>2140</text:p>
          </table:table-cell>
          <table:table-cell ns42:value-type="float" office:value="4494" office:value-type="float">
            <text:p>4494</text:p>
          </table:table-cell>
          <table:table-cell ns42:value-type="float" table:style-name="ce2" office:value="71" office:value-type="float">
            <text:p>71</text:p>
          </table:table-cell>
          <table:table-cell ns42:value-type="float" table:style-name="ce18" office:value="71" office:value-type="float">
            <text:p>7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44.19mm" draw:caption-point-y="2.74mm" svg:width="44.95mm" svg:x="93.09mm" draw:caption-point-x="-4.26mm" svg:y="3417.09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778" office:value-type="float">
            <text:p>2778</text:p>
          </table:table-cell>
          <table:table-cell ns42:value-type="float" office:value="154" office:value-type="float">
            <text:p>154</text:p>
          </table:table-cell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209" office:value-type="float">
            <text:p>209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6769" office:value-type="float">
            <text:p>6769</text:p>
          </table:table-cell>
          <table:table-cell ns42:value-type="float" office:value="6521" office:value-type="float">
            <text:p>6521</text:p>
          </table:table-cell>
          <table:table-cell ns42:value-type="float" office:value="13290" office:value-type="float">
            <text:p>13290</text:p>
          </table:table-cell>
          <table:table-cell ns42:value-type="float" table:style-name="ce2" office:value="310" office:value-type="float">
            <text:p>310</text:p>
          </table:table-cell>
          <table:table-cell ns42:value-type="float" table:style-name="ce18" office:value="274" office:value-type="float">
            <text:p>27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551" office:value-type="float">
            <text:p>2551</text:p>
          </table:table-cell>
          <table:table-cell ns42:value-type="float" office:value="108" office:value-type="float">
            <text:p>108</text:p>
          </table:table-cell>
          <table:table-cell ns42:value-type="float" office:value="7" office:value-type="float">
            <text:p>7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215" office:value-type="float">
            <text:p>215</text:p>
          </table:table-cell>
          <table:table-cell ns42:value-type="float" office:value="18" office:value-type="float">
            <text:p>18</text:p>
          </table:table-cell>
          <table:table-cell/>
          <table:table-cell ns42:value-type="float" office:value="5323" office:value-type="float">
            <text:p>5323</text:p>
          </table:table-cell>
          <table:table-cell ns42:value-type="float" office:value="5584" office:value-type="float">
            <text:p>5584</text:p>
          </table:table-cell>
          <table:table-cell ns42:value-type="float" office:value="10907" office:value-type="float">
            <text:p>10907</text:p>
          </table:table-cell>
          <table:table-cell ns42:value-type="float" table:style-name="ce2" office:value="258" office:value-type="float">
            <text:p>258</text:p>
          </table:table-cell>
          <table:table-cell ns42:value-type="float" table:style-name="ce18" office:value="262" office:value-type="float">
            <text:p>26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3454" office:value-type="float">
            <text:p>3454</text:p>
          </table:table-cell>
          <table:table-cell ns42:value-type="float" office:value="118" office:value-type="float">
            <text:p>118</text:p>
          </table:table-cell>
          <table:table-cell/>
          <table:table-cell ns42:value-type="float" office:value="15" office:value-type="float">
            <text:p>15</text:p>
          </table:table-cell>
          <table:table-cell ns42:value-type="float" office:value="1" office:value-type="float">
            <text:p>1</text:p>
          </table:table-cell>
          <table:table-cell ns42:value-type="float" office:value="133" office:value-type="float">
            <text:p>133</text:p>
          </table:table-cell>
          <table:table-cell ns42:value-type="float" office:value="81" office:value-type="float">
            <text:p>81</text:p>
          </table:table-cell>
          <table:table-cell/>
          <table:table-cell ns42:value-type="float" office:value="9190" office:value-type="float">
            <text:p>9190</text:p>
          </table:table-cell>
          <table:table-cell ns42:value-type="float" office:value="8640" office:value-type="float">
            <text:p>8640</text:p>
          </table:table-cell>
          <table:table-cell ns42:value-type="float" office:value="17830" office:value-type="float">
            <text:p>17830</text:p>
          </table:table-cell>
          <table:table-cell ns42:value-type="float" table:style-name="ce2" office:value="411" office:value-type="float">
            <text:p>411</text:p>
          </table:table-cell>
          <table:table-cell ns42:value-type="float" table:style-name="ce18" office:value="397" office:value-type="float">
            <text:p>39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777" office:value-type="float">
            <text:p>777</text:p>
          </table:table-cell>
          <table:table-cell ns42:value-type="float" office:value="24" office:value-type="float">
            <text:p>24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73" office:value-type="float">
            <text:p>73</text:p>
          </table:table-cell>
          <table:table-cell table:number-columns-repeated="2"/>
          <table:table-cell ns42:value-type="float" office:value="1847" office:value-type="float">
            <text:p>1847</text:p>
          </table:table-cell>
          <table:table-cell ns42:value-type="float" office:value="1720" office:value-type="float">
            <text:p>1720</text:p>
          </table:table-cell>
          <table:table-cell ns42:value-type="float" office:value="3567" office:value-type="float">
            <text:p>3567</text:p>
          </table:table-cell>
          <table:table-cell ns42:value-type="float" table:style-name="ce2" office:value="40" office:value-type="float">
            <text:p>40</text:p>
          </table:table-cell>
          <table:table-cell ns42:value-type="float" table:style-name="ce18" office:value="48" office:value-type="float">
            <text:p>4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44.18mm" draw:caption-point-y="2.74mm" svg:width="44.95mm" svg:x="93.09mm" draw:caption-point-x="-4.26mm" svg:y="3439.58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782" office:value-type="float">
            <text:p>6782</text:p>
          </table:table-cell>
          <table:table-cell ns42:value-type="float" office:value="250" office:value-type="float">
            <text:p>250</text:p>
          </table:table-cell>
          <table:table-cell ns42:value-type="float" office:value="9" office:value-type="float">
            <text:p>9</text:p>
          </table:table-cell>
          <table:table-cell ns42:value-type="float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 ns42:value-type="float" office:value="421" office:value-type="float">
            <text:p>421</text:p>
          </table:table-cell>
          <table:table-cell ns42:value-type="float" office:value="99" office:value-type="float">
            <text:p>99</text:p>
          </table:table-cell>
          <table:table-cell/>
          <table:table-cell ns42:value-type="float" office:value="16363" office:value-type="float">
            <text:p>16363</text:p>
          </table:table-cell>
          <table:table-cell ns42:value-type="float" office:value="15946" office:value-type="float">
            <text:p>15946</text:p>
          </table:table-cell>
          <table:table-cell ns42:value-type="float" office:value="32309" office:value-type="float">
            <text:p>32309</text:p>
          </table:table-cell>
          <table:table-cell ns42:value-type="float" table:style-name="ce2" office:value="709" office:value-type="float">
            <text:p>709</text:p>
          </table:table-cell>
          <table:table-cell ns42:value-type="float" table:style-name="ce18" office:value="707" office:value-type="float">
            <text:p>70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4126" office:value-type="float">
            <text:p>4126</text:p>
          </table:table-cell>
          <table:table-cell ns42:value-type="float" office:value="166" office:value-type="float">
            <text:p>166</text:p>
          </table:table-cell>
          <table:table-cell ns42:value-type="float" office:value="26" office:value-type="float">
            <text:p>26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400" office:value-type="float">
            <text:p>400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office:value="9557" office:value-type="float">
            <text:p>9557</text:p>
          </table:table-cell>
          <table:table-cell ns42:value-type="float" office:value="9763" office:value-type="float">
            <text:p>9763</text:p>
          </table:table-cell>
          <table:table-cell ns42:value-type="float" office:value="19320" office:value-type="float">
            <text:p>19320</text:p>
          </table:table-cell>
          <table:table-cell ns42:value-type="float" table:style-name="ce2" office:value="378" office:value-type="float">
            <text:p>378</text:p>
          </table:table-cell>
          <table:table-cell ns42:value-type="float" table:style-name="ce18" office:value="296" office:value-type="float">
            <text:p>29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4355" office:value-type="float">
            <text:p>4355</text:p>
          </table:table-cell>
          <table:table-cell ns42:value-type="float" office:value="228" office:value-type="float">
            <text:p>228</text:p>
          </table:table-cell>
          <table:table-cell ns42:value-type="float" office:value="10" office:value-type="float">
            <text:p>10</text:p>
          </table:table-cell>
          <table:table-cell ns42:value-type="float" office:value="82" office:value-type="float">
            <text:p>82</text:p>
          </table:table-cell>
          <table:table-cell/>
          <table:table-cell ns42:value-type="float" office:value="203" office:value-type="float">
            <text:p>203</text:p>
          </table:table-cell>
          <table:table-cell ns42:value-type="float" office:value="16" office:value-type="float">
            <text:p>16</text:p>
          </table:table-cell>
          <table:table-cell ns42:value-type="float" office:value="2" office:value-type="float">
            <text:p>2</text:p>
          </table:table-cell>
          <table:table-cell ns42:value-type="float" office:value="11714" office:value-type="float">
            <text:p>11714</text:p>
          </table:table-cell>
          <table:table-cell ns42:value-type="float" office:value="10809" office:value-type="float">
            <text:p>10809</text:p>
          </table:table-cell>
          <table:table-cell ns42:value-type="float" office:value="22523" office:value-type="float">
            <text:p>22523</text:p>
          </table:table-cell>
          <table:table-cell ns42:value-type="float" table:style-name="ce2" office:value="338" office:value-type="float">
            <text:p>338</text:p>
          </table:table-cell>
          <table:table-cell ns42:value-type="float" table:style-name="ce18" office:value="271" office:value-type="float">
            <text:p>27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358" office:value-type="float">
            <text:p>2358</text:p>
          </table:table-cell>
          <table:table-cell ns42:value-type="float" office:value="123" office:value-type="float">
            <text:p>123</text:p>
          </table:table-cell>
          <table:table-cell ns42:value-type="float" office:value="15" office:value-type="float">
            <text:p>15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99" office:value-type="float">
            <text:p>99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6011" office:value-type="float">
            <text:p>6011</text:p>
          </table:table-cell>
          <table:table-cell ns42:value-type="float" office:value="5690" office:value-type="float">
            <text:p>5690</text:p>
          </table:table-cell>
          <table:table-cell ns42:value-type="float" office:value="11701" office:value-type="float">
            <text:p>11701</text:p>
          </table:table-cell>
          <table:table-cell ns42:value-type="float" table:style-name="ce2" office:value="139" office:value-type="float">
            <text:p>139</text:p>
          </table:table-cell>
          <table:table-cell ns42:value-type="float" table:style-name="ce18" office:value="143" office:value-type="float">
            <text:p>14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44.18mm" draw:caption-point-y="2.74mm" svg:width="44.95mm" svg:x="93.09mm" draw:caption-point-x="-4.26mm" svg:y="3462.07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839" office:value-type="float">
            <text:p>10839</text:p>
          </table:table-cell>
          <table:table-cell ns42:value-type="float" office:value="517" office:value-type="float">
            <text:p>517</text:p>
          </table:table-cell>
          <table:table-cell ns42:value-type="float" office:value="51" office:value-type="float">
            <text:p>51</text:p>
          </table:table-cell>
          <table:table-cell ns42:value-type="float" office:value="89" office:value-type="float">
            <text:p>89</text:p>
          </table:table-cell>
          <table:table-cell/>
          <table:table-cell ns42:value-type="float" office:value="702" office:value-type="float">
            <text:p>702</text:p>
          </table:table-cell>
          <table:table-cell ns42:value-type="float" office:value="26" office:value-type="float">
            <text:p>26</text:p>
          </table:table-cell>
          <table:table-cell ns42:value-type="float" office:value="4" office:value-type="float">
            <text:p>4</text:p>
          </table:table-cell>
          <table:table-cell ns42:value-type="float" office:value="27289" office:value-type="float">
            <text:p>27289</text:p>
          </table:table-cell>
          <table:table-cell ns42:value-type="float" office:value="26267" office:value-type="float">
            <text:p>26267</text:p>
          </table:table-cell>
          <table:table-cell ns42:value-type="float" office:value="53556" office:value-type="float">
            <text:p>53556</text:p>
          </table:table-cell>
          <table:table-cell ns42:value-type="float" table:style-name="ce2" office:value="855" office:value-type="float">
            <text:p>855</text:p>
          </table:table-cell>
          <table:table-cell ns42:value-type="float" table:style-name="ce18" office:value="710" office:value-type="float">
            <text:p>7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3669" office:value-type="float">
            <text:p>3669</text:p>
          </table:table-cell>
          <table:table-cell ns42:value-type="float" office:value="221" office:value-type="float">
            <text:p>221</text:p>
          </table:table-cell>
          <table:table-cell ns42:value-type="float" office:value="39" office:value-type="float">
            <text:p>39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570" office:value-type="float">
            <text:p>570</text:p>
          </table:table-cell>
          <table:table-cell table:number-columns-repeated="2"/>
          <table:table-cell ns42:value-type="float" office:value="8595" office:value-type="float">
            <text:p>8595</text:p>
          </table:table-cell>
          <table:table-cell ns42:value-type="float" office:value="9682" office:value-type="float">
            <text:p>9682</text:p>
          </table:table-cell>
          <table:table-cell ns42:value-type="float" office:value="18277" office:value-type="float">
            <text:p>18277</text:p>
          </table:table-cell>
          <table:table-cell ns42:value-type="float" table:style-name="ce2" office:value="323" office:value-type="float">
            <text:p>323</text:p>
          </table:table-cell>
          <table:table-cell ns42:value-type="float" table:style-name="ce18" office:value="342" office:value-type="float">
            <text:p>3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603" office:value-type="float">
            <text:p>1603</text:p>
          </table:table-cell>
          <table:table-cell ns42:value-type="float" office:value="77" office:value-type="float">
            <text:p>77</text:p>
          </table:table-cell>
          <table:table-cell ns42:value-type="float" office:value="8" table:number-columns-repeated="2" office:value-type="float">
            <text:p>8</text:p>
          </table:table-cell>
          <table:table-cell/>
          <table:table-cell ns42:value-type="float" office:value="200" office:value-type="float">
            <text:p>200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4280" office:value-type="float">
            <text:p>4280</text:p>
          </table:table-cell>
          <table:table-cell ns42:value-type="float" office:value="3999" office:value-type="float">
            <text:p>3999</text:p>
          </table:table-cell>
          <table:table-cell ns42:value-type="float" office:value="8279" office:value-type="float">
            <text:p>8279</text:p>
          </table:table-cell>
          <table:table-cell ns42:value-type="float" table:style-name="ce2" office:value="118" office:value-type="float">
            <text:p>118</text:p>
          </table:table-cell>
          <table:table-cell ns42:value-type="float" table:style-name="ce18" office:value="107" office:value-type="float">
            <text:p>10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3480.06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272" office:value-type="float">
            <text:p>5272</text:p>
          </table:table-cell>
          <table:table-cell ns42:value-type="float" office:value="298" office:value-type="float">
            <text:p>298</text:p>
          </table:table-cell>
          <table:table-cell ns42:value-type="float" office:value="47" office:value-type="float">
            <text:p>47</text:p>
          </table:table-cell>
          <table:table-cell ns42:value-type="float" office:value="16" office:value-type="float">
            <text:p>16</text:p>
          </table:table-cell>
          <table:table-cell/>
          <table:table-cell ns42:value-type="float" office:value="770" office:value-type="float">
            <text:p>770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2882" office:value-type="float">
            <text:p>12882</text:p>
          </table:table-cell>
          <table:table-cell ns42:value-type="float" office:value="13682" office:value-type="float">
            <text:p>13682</text:p>
          </table:table-cell>
          <table:table-cell ns42:value-type="float" office:value="26564" office:value-type="float">
            <text:p>26564</text:p>
          </table:table-cell>
          <table:table-cell ns42:value-type="float" table:style-name="ce2" office:value="441" office:value-type="float">
            <text:p>441</text:p>
          </table:table-cell>
          <table:table-cell ns42:value-type="float" table:style-name="ce18" office:value="449" office:value-type="float">
            <text:p>44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720" office:value-type="float">
            <text:p>2720</text:p>
          </table:table-cell>
          <table:table-cell ns42:value-type="float" office:value="100" office:value-type="float">
            <text:p>100</text:p>
          </table:table-cell>
          <table:table-cell ns42:value-type="float" office:value="9" office:value-type="float">
            <text:p>9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249" office:value-type="float">
            <text:p>249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6499" office:value-type="float">
            <text:p>6499</text:p>
          </table:table-cell>
          <table:table-cell ns42:value-type="float" office:value="7257" office:value-type="float">
            <text:p>7257</text:p>
          </table:table-cell>
          <table:table-cell ns42:value-type="float" office:value="13756" office:value-type="float">
            <text:p>13756</text:p>
          </table:table-cell>
          <table:table-cell ns42:value-type="float" table:style-name="ce2" office:value="440" office:value-type="float">
            <text:p>440</text:p>
          </table:table-cell>
          <table:table-cell ns42:value-type="float" table:style-name="ce18" office:value="202" office:value-type="float">
            <text:p>20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036" office:value-type="float">
            <text:p>1036</text:p>
          </table:table-cell>
          <table:table-cell ns42:value-type="float" office:value="35" office:value-type="float">
            <text:p>35</text:p>
          </table:table-cell>
          <table:table-cell ns42:value-type="float" office:value="21" office:value-type="float">
            <text:p>21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14" office:value-type="float">
            <text:p>14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2838" office:value-type="float">
            <text:p>2838</text:p>
          </table:table-cell>
          <table:table-cell ns42:value-type="float" office:value="2490" office:value-type="float">
            <text:p>2490</text:p>
          </table:table-cell>
          <table:table-cell ns42:value-type="float" office:value="5328" office:value-type="float">
            <text:p>5328</text:p>
          </table:table-cell>
          <table:table-cell ns42:value-type="float" table:style-name="ce2" office:value="233" office:value-type="float">
            <text:p>233</text:p>
          </table:table-cell>
          <table:table-cell ns42:value-type="float" table:style-name="ce18" office:value="53" office:value-type="float">
            <text:p>5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3498.05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5" office:value-type="float">
            <text:p>5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756" office:value-type="float">
            <text:p>3756</text:p>
          </table:table-cell>
          <table:table-cell ns42:value-type="float" office:value="135" office:value-type="float">
            <text:p>135</text:p>
          </table:table-cell>
          <table:table-cell ns42:value-type="float" office:value="30" office:value-type="float">
            <text:p>30</text:p>
          </table:table-cell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 ns42:value-type="float" office:value="263" office:value-type="float">
            <text:p>263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9342" office:value-type="float">
            <text:p>9342</text:p>
          </table:table-cell>
          <table:table-cell ns42:value-type="float" office:value="9747" office:value-type="float">
            <text:p>9747</text:p>
          </table:table-cell>
          <table:table-cell ns42:value-type="float" office:value="19089" office:value-type="float">
            <text:p>19089</text:p>
          </table:table-cell>
          <table:table-cell ns42:value-type="float" table:style-name="ce2" office:value="673" office:value-type="float">
            <text:p>673</text:p>
          </table:table-cell>
          <table:table-cell ns42:value-type="float" table:style-name="ce18" office:value="255" office:value-type="float">
            <text:p>25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7638" office:value-type="float">
            <text:p>17638</text:p>
          </table:table-cell>
          <table:table-cell ns42:value-type="float" office:value="806" office:value-type="float">
            <text:p>806</text:p>
          </table:table-cell>
          <table:table-cell ns42:value-type="float" office:value="176" office:value-type="float">
            <text:p>176</text:p>
          </table:table-cell>
          <table:table-cell ns42:value-type="float" office:value="62" office:value-type="float">
            <text:p>62</text:p>
          </table:table-cell>
          <table:table-cell ns42:value-type="float" office:value="4" office:value-type="float">
            <text:p>4</text:p>
          </table:table-cell>
          <table:table-cell ns42:value-type="float" office:value="744" office:value-type="float">
            <text:p>744</text:p>
          </table:table-cell>
          <table:table-cell ns42:value-type="float" office:value="82" office:value-type="float">
            <text:p>82</text:p>
          </table:table-cell>
          <table:table-cell ns42:value-type="float" office:value="7" office:value-type="float">
            <text:p>7</text:p>
          </table:table-cell>
          <table:table-cell ns42:value-type="float" office:value="48402" office:value-type="float">
            <text:p>48402</text:p>
          </table:table-cell>
          <table:table-cell ns42:value-type="float" office:value="53135" office:value-type="float">
            <text:p>53135</text:p>
          </table:table-cell>
          <table:table-cell ns42:value-type="float" office:value="101537" office:value-type="float">
            <text:p>101537</text:p>
          </table:table-cell>
          <table:table-cell ns42:value-type="float" table:style-name="ce2" office:value="2141" office:value-type="float">
            <text:p>2141</text:p>
          </table:table-cell>
          <table:table-cell ns42:value-type="float" table:style-name="ce18" office:value="1463" office:value-type="float">
            <text:p>146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85" office:value-type="float">
            <text:p>85</text:p>
          </table:table-cell>
          <table:table-cell table:number-columns-repeated="7"/>
          <table:table-cell ns42:value-type="float" office:value="264" office:value-type="float">
            <text:p>264</text:p>
          </table:table-cell>
          <table:table-cell ns42:value-type="float" office:value="237" office:value-type="float">
            <text:p>237</text:p>
          </table:table-cell>
          <table:table-cell ns42:value-type="float" office:value="501" office:value-type="float">
            <text:p>50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3516.04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10" office:value-type="float">
            <text:p>10</text:p>
          </table:table-cell>
          <table:table-cell ns42:value-type="float" office:value="47" office:value-type="float">
            <text:p>4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7723" office:value-type="float">
            <text:p>17723</text:p>
          </table:table-cell>
          <table:table-cell ns42:value-type="float" office:value="806" office:value-type="float">
            <text:p>806</text:p>
          </table:table-cell>
          <table:table-cell ns42:value-type="float" office:value="176" office:value-type="float">
            <text:p>176</text:p>
          </table:table-cell>
          <table:table-cell ns42:value-type="float" office:value="62" office:value-type="float">
            <text:p>62</text:p>
          </table:table-cell>
          <table:table-cell ns42:value-type="float" office:value="4" office:value-type="float">
            <text:p>4</text:p>
          </table:table-cell>
          <table:table-cell ns42:value-type="float" office:value="744" office:value-type="float">
            <text:p>744</text:p>
          </table:table-cell>
          <table:table-cell ns42:value-type="float" office:value="82" office:value-type="float">
            <text:p>82</text:p>
          </table:table-cell>
          <table:table-cell ns42:value-type="float" office:value="7" office:value-type="float">
            <text:p>7</text:p>
          </table:table-cell>
          <table:table-cell ns42:value-type="float" office:value="48703" office:value-type="float">
            <text:p>48703</text:p>
          </table:table-cell>
          <table:table-cell ns42:value-type="float" office:value="53382" office:value-type="float">
            <text:p>53382</text:p>
          </table:table-cell>
          <table:table-cell ns42:value-type="float" office:value="102085" office:value-type="float">
            <text:p>102085</text:p>
          </table:table-cell>
          <table:table-cell ns42:value-type="float" table:style-name="ce2" office:value="2142" office:value-type="float">
            <text:p>2142</text:p>
          </table:table-cell>
          <table:table-cell ns42:value-type="float" table:style-name="ce18" office:value="1466" office:value-type="float">
            <text:p>146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31963" office:value-type="float">
            <text:p>31963</text:p>
          </table:table-cell>
          <table:table-cell ns42:value-type="float" office:value="1481" office:value-type="float">
            <text:p>1481</text:p>
          </table:table-cell>
          <table:table-cell ns42:value-type="float" office:value="257" office:value-type="float">
            <text:p>257</text:p>
          </table:table-cell>
          <table:table-cell ns42:value-type="float" office:value="87" office:value-type="float">
            <text:p>87</text:p>
          </table:table-cell>
          <table:table-cell ns42:value-type="float" office:value="4" office:value-type="float">
            <text:p>4</text:p>
          </table:table-cell>
          <table:table-cell ns42:value-type="float" office:value="2331" office:value-type="float">
            <text:p>2331</text:p>
          </table:table-cell>
          <table:table-cell ns42:value-type="float" office:value="115" office:value-type="float">
            <text:p>115</text:p>
          </table:table-cell>
          <table:table-cell ns42:value-type="float" office:value="7" office:value-type="float">
            <text:p>7</text:p>
          </table:table-cell>
          <table:table-cell ns42:value-type="float" office:value="80978" office:value-type="float">
            <text:p>80978</text:p>
          </table:table-cell>
          <table:table-cell ns42:value-type="float" office:value="88144" office:value-type="float">
            <text:p>88144</text:p>
          </table:table-cell>
          <table:table-cell ns42:value-type="float" office:value="169122" office:value-type="float">
            <text:p>169122</text:p>
          </table:table-cell>
          <table:table-cell ns42:value-type="float" table:style-name="ce2" office:value="3691" office:value-type="float">
            <text:p>3691</text:p>
          </table:table-cell>
          <table:table-cell ns42:value-type="float" table:style-name="ce18" office:value="2684" office:value-type="float">
            <text:p>268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1660" office:value-type="float">
            <text:p>11660</text:p>
          </table:table-cell>
          <table:table-cell ns42:value-type="float" office:value="504" office:value-type="float">
            <text:p>504</text:p>
          </table:table-cell>
          <table:table-cell ns42:value-type="float" office:value="43" office:value-type="float">
            <text:p>43</text:p>
          </table:table-cell>
          <table:table-cell ns42:value-type="float" office:value="112" office:value-type="float">
            <text:p>112</text:p>
          </table:table-cell>
          <table:table-cell ns42:value-type="float" office:value="6" office:value-type="float">
            <text:p>6</text:p>
          </table:table-cell>
          <table:table-cell ns42:value-type="float" office:value="615" office:value-type="float">
            <text:p>615</text:p>
          </table:table-cell>
          <table:table-cell ns42:value-type="float" office:value="99" office:value-type="float">
            <text:p>99</text:p>
          </table:table-cell>
          <table:table-cell ns42:value-type="float" office:value="3" office:value-type="float">
            <text:p>3</text:p>
          </table:table-cell>
          <table:table-cell ns42:value-type="float" office:value="31276" office:value-type="float">
            <text:p>31276</text:p>
          </table:table-cell>
          <table:table-cell ns42:value-type="float" office:value="28959" office:value-type="float">
            <text:p>28959</text:p>
          </table:table-cell>
          <table:table-cell ns42:value-type="float" office:value="60235" office:value-type="float">
            <text:p>60235</text:p>
          </table:table-cell>
          <table:table-cell ns42:value-type="float" table:style-name="ce2" office:value="1239" office:value-type="float">
            <text:p>1239</text:p>
          </table:table-cell>
          <table:table-cell ns42:value-type="float" table:style-name="ce18" office:value="956" office:value-type="float">
            <text:p>95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4376" office:value-type="float">
            <text:p>4376</text:p>
          </table:table-cell>
          <table:table-cell ns42:value-type="float" office:value="204" office:value-type="float">
            <text:p>204</text:p>
          </table:table-cell>
          <table:table-cell ns42:value-type="float" office:value="18" office:value-type="float">
            <text:p>18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209" office:value-type="float">
            <text:p>209</text:p>
          </table:table-cell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11169" office:value-type="float">
            <text:p>11169</text:p>
          </table:table-cell>
          <table:table-cell ns42:value-type="float" office:value="10429" office:value-type="float">
            <text:p>10429</text:p>
          </table:table-cell>
          <table:table-cell ns42:value-type="float" office:value="21598" office:value-type="float">
            <text:p>21598</text:p>
          </table:table-cell>
          <table:table-cell ns42:value-type="float" table:style-name="ce2" office:value="288" office:value-type="float">
            <text:p>288</text:p>
          </table:table-cell>
          <table:table-cell ns42:value-type="float" table:style-name="ce18" office:value="300" office:value-type="float">
            <text:p>30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3538.53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60" office:value-type="float">
            <text:p>60</text:p>
          </table:table-cell>
          <table:table-cell ns42:value-type="float" office:value="18" office:value-type="float">
            <text:p>18</text:p>
          </table:table-cell>
          <table:table-cell ns42:value-type="float" office:value="78" office:value-type="float">
            <text:p>7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6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UT</text:p>
          </table:table-cell>
          <table:table-cell ns42:value-type="string" table:style-name="ce43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</table:table-cell>
          <table:table-cell table:style-name="ce13" table:number-columns-repeated="2"/>
          <table:table-cell table:style-name="ce19"/>
          <table:table-cell/>
          <table:table-cell ns42:value-type="float" table:style-name="ce7" office:value="47999" office:value-type="float">
            <text:p>47999</text:p>
          </table:table-cell>
          <table:table-cell ns42:value-type="float" table:style-name="ce13" office:value="2189" office:value-type="float">
            <text:p>2189</text:p>
          </table:table-cell>
          <table:table-cell ns42:value-type="float" table:style-name="ce13" office:value="318" office:value-type="float">
            <text:p>318</text:p>
          </table:table-cell>
          <table:table-cell ns42:value-type="float" table:style-name="ce13" office:value="204" office:value-type="float">
            <text:p>204</text:p>
          </table:table-cell>
          <table:table-cell ns42:value-type="float" table:style-name="ce13" office:value="10" office:value-type="float">
            <text:p>10</text:p>
          </table:table-cell>
          <table:table-cell ns42:value-type="float" table:style-name="ce13" office:value="3155" office:value-type="float">
            <text:p>3155</text:p>
          </table:table-cell>
          <table:table-cell ns42:value-type="float" table:style-name="ce13" office:value="217" office:value-type="float">
            <text:p>217</text:p>
          </table:table-cell>
          <table:table-cell ns42:value-type="float" table:style-name="ce13" office:value="12" office:value-type="float">
            <text:p>12</text:p>
          </table:table-cell>
          <table:table-cell ns42:value-type="float" table:style-name="ce13" office:value="123483" office:value-type="float">
            <text:p>123483</text:p>
          </table:table-cell>
          <table:table-cell ns42:value-type="float" table:style-name="ce13" office:value="127550" office:value-type="float">
            <text:p>127550</text:p>
          </table:table-cell>
          <table:table-cell ns42:value-type="float" table:style-name="ce13" office:value="251033" office:value-type="float">
            <text:p>251033</text:p>
          </table:table-cell>
          <table:table-cell ns42:value-type="float" table:style-name="ce13" office:value="5218" office:value-type="float">
            <text:p>5218</text:p>
          </table:table-cell>
          <table:table-cell ns42:value-type="float" table:style-name="ce19" office:value="3940" office:value-type="float">
            <text:p>3940</text:p>
          </table:table-cell>
          <table:table-cell ns42:value-type="string" table:style-name="ce34" office:value-type="string">
            <text:p>VT_1899</text:p>
          </table:table-cell>
          <table:table-cell ns42:value-type="string" table:style-name="ce38" office:value-type="string">
            <text:p>06_D1</text:p>
          </table:table-cell>
          <table:table-cell ns42:value-type="float" table:style-name="ce38" office:value="32" office:value-type="float">
            <text:p>32</text:p>
          </table:table-cell>
          <table:table-cell ns42:value-type="string" table:style-name="ce38" office:value-type="string">
            <text:p>UT</text:p>
          </table:table-cell>
          <table:table-cell ns42:value-type="string" table:style-name="ce44" office:value-type="string">
            <text:p>03_0112</text:p>
          </table:table-cell>
          <table:table-cell table:number-columns-repeated="1000"/>
        </table:table-row>
        <table:table-row table:style-name="ro5" table:number-rows-repeated="104779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</office:font-face-decls>
  <office:styles>
    <style:default-style style:family="table-cell">
      <style:paragraph-properties style:tab-stop-distance="12.5mm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s41:text/>
      <ns41:fill-character/>
      <number:number number:grouping="true" number:decimal-places="0" number:min-integer-digits="1"/>
      <number:text/>
    </number:number-style>
    <number:number-style style:volatile="true" style:name="N118P1">
      <ns41:text/>
      <ns41:fill-character/>
      <number:number number:grouping="true" number:decimal-places="0" number:min-integer-digits="1"/>
      <number:text>-</number:text>
    </number:number-style>
    <number:number-style style:volatile="true" style:name="N118P2">
      <ns41:text/>
      <ns41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s41:text> € </ns41:text>
      <ns41:fill-character/>
      <number:number number:grouping="true" number:decimal-places="0" number:min-integer-digits="1"/>
      <number:text/>
    </number:number-style>
    <number:number-style style:volatile="true" style:name="N119P1">
      <ns41:text> € </ns41:text>
      <ns41:fill-character/>
      <number:number number:grouping="true" number:decimal-places="0" number:min-integer-digits="1"/>
      <number:text>-</number:text>
    </number:number-style>
    <number:number-style style:volatile="true" style:name="N119P2">
      <ns41:text> € </ns41:text>
      <ns41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s41:text/>
      <ns41:fill-character/>
      <number:number number:grouping="true" number:decimal-places="2" number:min-integer-digits="1"/>
      <number:text/>
    </number:number-style>
    <number:number-style style:volatile="true" style:name="N120P1">
      <ns41:text/>
      <ns41:fill-character/>
      <number:number number:grouping="true" number:decimal-places="2" number:min-integer-digits="1"/>
      <number:text>-</number:text>
    </number:number-style>
    <number:number-style style:volatile="true" style:name="N120P2">
      <ns41:text/>
      <ns41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s41:text> € </ns41:text>
      <ns41:fill-character/>
      <number:number number:grouping="true" number:decimal-places="2" number:min-integer-digits="1"/>
      <number:text/>
    </number:number-style>
    <number:number-style style:volatile="true" style:name="N121P1">
      <ns41:text> € </ns41:text>
      <ns41:fill-character/>
      <number:number number:grouping="true" number:decimal-places="2" number:min-integer-digits="1"/>
      <number:text>-</number:text>
    </number:number-style>
    <number:number-style style:volatile="true" style:name="N121P2">
      <ns41:text> € </ns41:text>
      <ns41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71mm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mm" fo:margin-right="0mm" fo:margin-bottom="2.5mm" fo:min-height="7.5mm"/>
      </style:header-style>
      <style:footer-style>
        <style:header-footer-properties fo:margin-left="0mm" fo:margin-right="0mm" fo:min-height="7.5mm" fo:margin-top="2.5mm"/>
      </style:footer-style>
    </style:page-layout>
    <style:page-layout style:name="Mpm2">
      <style:page-layout-properties style:writing-mode="lr-tb"/>
      <style:header-style>
        <style:header-footer-properties fo:padding="0.18mm" fo:border="2.49pt solid #000000" fo:margin-right="0mm" fo:background-color="#c0c0c0" fo:margin-left="0mm" fo:margin-bottom="2.5mm" fo:min-height="7.5mm"/>
      </style:header-style>
      <style:footer-style>
        <style:header-footer-properties fo:padding="0.18mm" fo:background-color="#c0c0c0" fo:border="2.49pt solid #000000" fo:margin-top="2.5mm" fo:margin-left="0mm" fo:margin-right="0mm" fo:min-height="7.5mm"/>
      </style:footer-style>
    </style:page-layout>
    <style:page-layout style:name="Mpm3">
      <style:page-layout-properties fo:margin-right="19mm" fo:margin-top="24.99mm" fo:margin-left="19mm" style:writing-mode="lr-tb" fo:margin-bottom="24.99mm" style:first-page-number="continue"/>
      <style:header-style>
        <style:header-footer-properties fo:margin-left="0mm" fo:margin-right="0mm" fo:margin-bottom="0mm" fo:min-height="7.5mm"/>
      </style:header-style>
      <style:footer-style>
        <style:header-footer-properties fo:margin-left="0mm" fo:margin-right="0mm" fo:min-height="7.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creator>Yamit</dc:creator>
    <dc:date>2005-10-28T13:38:28</dc:date>
    <meta:document-statistic meta:object-count="0" meta:cell-count="12052" meta:table-count="1"/>
    <meta:generator>ODFPY/1.3.0dev</meta:generator>
  </office:meta>
</office:document-meta>
</file>